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1" svg:font-family="Lucidasans"/>
    <style:font-face style:name="Times" svg:font-family="Times" style:font-adornments="Normal" style:font-family-generic="roman"/>
    <style:font-face style:name="Arial1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Mono" svg:font-family="LiberationMono" style:font-adornments="Normal" style:font-family-generic="swiss" style:font-pitch="variable"/>
    <style:font-face style:name="LiberationSans" svg:font-family="LiberationSans" style:font-adornments="Normal" style:font-family-generic="swiss" style:font-pitch="variable"/>
    <style:font-face style:name="LiberationSans-Bold" svg:font-family="LiberationSans-Bold" style:font-adornments="Normal" style:font-family-generic="swiss" style:font-pitch="variable"/>
    <style:font-face style:name="LiberationSans-Italic" svg:font-family="LiberationSans-Italic" style:font-adornments="Normal" style:font-family-generic="swiss" style:font-pitch="variable"/>
    <style:font-face style:name="OpenSymbol1" svg:font-family="OpenSymbol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263cm" fo:margin-left="-0.132cm" table:align="left" style:writing-mode="lr-tb"/>
    </style:style>
    <style:style style:name="Tableau1.A" style:family="table-column">
      <style:table-column-properties style:column-width="4.745cm"/>
    </style:style>
    <style:style style:name="Tableau1.B" style:family="table-column">
      <style:table-column-properties style:column-width="5.221cm"/>
    </style:style>
    <style:style style:name="Tableau1.C" style:family="table-column">
      <style:table-column-properties style:column-width="0.402cm"/>
    </style:style>
    <style:style style:name="Tableau1.D" style:family="table-column">
      <style:table-column-properties style:column-width="5.89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.2" style:family="table-row">
      <style:table-row-properties style:min-row-height="1cm" fo:keep-together="always"/>
    </style:style>
    <style:style style:name="Tableau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801cm" fo:keep-together="always"/>
    </style:style>
    <style:style style:name="Tableau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background-color="#b3b3b3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5" style:family="table-row">
      <style:table-row-properties style:min-row-height="2.111cm" fo:keep-together="always"/>
    </style:style>
    <style:style style:name="Tableau1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1" style:family="table-column">
      <style:table-column-properties style:column-width="2.858cm"/>
    </style:style>
    <style:style style:name="Tableau1.C5.2" style:family="table-column">
      <style:table-column-properties style:column-width="3.44cm"/>
    </style:style>
    <style:style style:name="Tableau1.C5.1" style:family="table-row">
      <style:table-row-properties style:min-row-height="1.055cm" fo:keep-together="always"/>
    </style:style>
    <style:style style:name="Tableau1.C5.1.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C5.2" style:family="table-row">
      <style:table-row-properties style:min-row-height="1.155cm" fo:keep-together="always"/>
    </style:style>
    <style:style style:name="Tableau1.C5.1.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style:min-row-height="10.88cm" fo:keep-together="always"/>
    </style:style>
    <style:style style:name="Tableau1.A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5.998cm" table:align="margins" style:writing-mode="lr-tb"/>
    </style:style>
    <style:style style:name="Tableau2.A" style:family="table-column">
      <style:table-column-properties style:column-width="3.12cm" style:rel-column-width="12781*"/>
    </style:style>
    <style:style style:name="Tableau2.B" style:family="table-column">
      <style:table-column-properties style:column-width="2.464cm" style:rel-column-width="10093*"/>
    </style:style>
    <style:style style:name="Tableau2.C" style:family="table-column">
      <style:table-column-properties style:column-width="2.178cm" style:rel-column-width="8923*"/>
    </style:style>
    <style:style style:name="Tableau2.D" style:family="table-column">
      <style:table-column-properties style:column-width="2.18cm" style:rel-column-width="8930*"/>
    </style:style>
    <style:style style:name="Tableau2.E" style:family="table-column">
      <style:table-column-properties style:column-width="1.875cm" style:rel-column-width="7680*"/>
    </style:style>
    <style:style style:name="Tableau2.F" style:family="table-column">
      <style:table-column-properties style:column-width="2.081cm" style:rel-column-width="8526*"/>
    </style:style>
    <style:style style:name="Tableau2.G" style:family="table-column">
      <style:table-column-properties style:column-width="2.101cm" style:rel-column-width="8602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G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6cm" fo:margin-left="0cm" table:align="left" style:writing-mode="lr-tb"/>
    </style:style>
    <style:style style:name="Tableau3.A" style:family="table-column">
      <style:table-column-properties style:column-width="0.931cm"/>
    </style:style>
    <style:style style:name="Tableau3.B" style:family="table-column">
      <style:table-column-properties style:column-width="9.163cm"/>
    </style:style>
    <style:style style:name="Tableau3.C" style:family="table-column">
      <style:table-column-properties style:column-width="3.083cm"/>
    </style:style>
    <style:style style:name="Tableau3.D" style:family="table-column">
      <style:table-column-properties style:column-width="2.822cm"/>
    </style:style>
    <style:style style:name="Tableau3.1" style:family="table-row">
      <style:table-row-properties style:min-row-height="0.956cm" fo:keep-together="always"/>
    </style:style>
    <style:style style:name="Tableau3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2" style:family="table-row">
      <style:table-row-properties style:min-row-height="1.021cm" fo:keep-together="always"/>
    </style:style>
    <style:style style:name="Tableau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2.593cm" fo:keep-together="always"/>
    </style:style>
    <style:style style:name="Tableau3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5" style:family="table-row">
      <style:table-row-properties style:min-row-height="2.646cm" fo:keep-together="always"/>
    </style:style>
    <style:style style:name="Tableau3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2.514cm" fo:keep-together="always"/>
    </style:style>
    <style:style style:name="Tableau3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7" style:family="table-row">
      <style:table-row-properties style:min-row-height="2.916cm" fo:keep-together="always"/>
    </style:style>
    <style:style style:name="Tableau3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16cm" fo:margin-left="0cm" table:align="left" style:writing-mode="lr-tb"/>
    </style:style>
    <style:style style:name="Tableau4.A" style:family="table-column">
      <style:table-column-properties style:column-width="0.931cm"/>
    </style:style>
    <style:style style:name="Tableau4.B" style:family="table-column">
      <style:table-column-properties style:column-width="9.163cm"/>
    </style:style>
    <style:style style:name="Tableau4.C" style:family="table-column">
      <style:table-column-properties style:column-width="3.083cm"/>
    </style:style>
    <style:style style:name="Tableau4.D" style:family="table-column">
      <style:table-column-properties style:column-width="2.822cm"/>
    </style:style>
    <style:style style:name="Tableau4.1" style:family="table-row">
      <style:table-row-properties style:min-row-height="0.956cm" fo:keep-together="always"/>
    </style:style>
    <style:style style:name="Tableau4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4.2" style:family="table-row">
      <style:table-row-properties style:min-row-height="1.021cm" fo:keep-together="always"/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2.231cm" fo:keep-together="always"/>
    </style:style>
    <style:style style:name="Tableau4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4" style:family="table-row">
      <style:table-row-properties style:min-row-height="2.122cm" fo:keep-together="always"/>
    </style:style>
    <style:style style:name="Tableau4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5" style:family="table-row">
      <style:table-row-properties style:min-row-height="2.14cm" fo:keep-together="always"/>
    </style:style>
    <style:style style:name="Tableau4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6" style:family="table-row">
      <style:table-row-properties style:min-row-height="1.969cm" fo:keep-together="always"/>
    </style:style>
    <style:style style:name="Tableau4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7" style:family="table-row">
      <style:table-row-properties style:min-row-height="1.787cm" fo:keep-together="always"/>
    </style:style>
    <style:style style:name="Tableau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8" style:family="table-row">
      <style:table-row-properties style:min-row-height="1.729cm" fo:keep-together="always"/>
    </style:style>
    <style:style style:name="Tableau4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9" style:family="table-row">
      <style:table-row-properties style:min-row-height="1.646cm" fo:keep-together="always"/>
    </style:style>
    <style:style style:name="Tableau4.A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10" style:family="table-row">
      <style:table-row-properties style:min-row-height="1.984cm" fo:keep-together="always"/>
    </style:style>
    <style:style style:name="Tableau4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1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  <style:text-properties style:font-name="Liberation Sans1"/>
    </style:style>
    <style:style style:name="P3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fo:text-align="center" style:justify-single-word="false" style:snap-to-layout-grid="false"/>
      <style:text-properties officeooo:paragraph-rsid="0042579b"/>
    </style:style>
    <style:style style:name="P7" style:family="paragraph" style:parent-style-name="Standard">
      <style:paragraph-properties fo:text-align="center" style:justify-single-word="false" style:snap-to-layout-grid="false"/>
      <style:text-properties officeooo:paragraph-rsid="004877fd"/>
    </style:style>
    <style:style style:name="P8" style:family="paragraph" style:parent-style-name="Standard">
      <style:paragraph-properties fo:text-align="center" style:justify-single-word="false"/>
      <style:text-properties officeooo:paragraph-rsid="002117a4"/>
    </style:style>
    <style:style style:name="P9" style:family="paragraph" style:parent-style-name="Standard">
      <style:paragraph-properties fo:text-align="center" style:justify-single-word="false"/>
      <style:text-properties officeooo:paragraph-rsid="00267ab7"/>
    </style:style>
    <style:style style:name="P10" style:family="paragraph" style:parent-style-name="Standard">
      <style:paragraph-properties fo:text-align="center" style:justify-single-word="false"/>
      <style:text-properties officeooo:paragraph-rsid="00286ac2"/>
    </style:style>
    <style:style style:name="P11" style:family="paragraph" style:parent-style-name="Standard">
      <style:paragraph-properties fo:text-align="center" style:justify-single-word="false"/>
      <style:text-properties officeooo:paragraph-rsid="0038e6a0"/>
    </style:style>
    <style:style style:name="P12" style:family="paragraph" style:parent-style-name="Standard">
      <style:paragraph-properties fo:text-align="center" style:justify-single-word="false"/>
      <style:text-properties officeooo:paragraph-rsid="0039c657"/>
    </style:style>
    <style:style style:name="P13" style:family="paragraph" style:parent-style-name="Standard">
      <style:paragraph-properties fo:text-align="center" style:justify-single-word="false"/>
      <style:text-properties officeooo:paragraph-rsid="0042579b"/>
    </style:style>
    <style:style style:name="P14" style:family="paragraph" style:parent-style-name="Standard">
      <style:paragraph-properties fo:text-align="center" style:justify-single-word="false"/>
      <style:text-properties officeooo:paragraph-rsid="004ee34a"/>
    </style:style>
    <style:style style:name="P15" style:family="paragraph" style:parent-style-name="Standard">
      <style:paragraph-properties style:snap-to-layout-grid="false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18" style:family="paragraph" style:parent-style-name="Standard">
      <style:text-properties fo:font-weight="bold" officeooo:paragraph-rsid="00503edc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519843" officeooo:paragraph-rsid="0055764a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519843" officeooo:paragraph-rsid="0058318b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519843" officeooo:paragraph-rsid="006b2519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519843" officeooo:paragraph-rsid="01187cf6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officeooo:rsid="00519843" officeooo:paragraph-rsid="0118a973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519843" officeooo:paragraph-rsid="011a11f4" style:font-weight-asian="bold" style:font-weight-complex="bold"/>
    </style:style>
    <style:style style:name="P25" style:family="paragraph" style:parent-style-name="Standard">
      <style:text-properties fo:font-weight="bold" officeooo:paragraph-rsid="0055764a" style:font-weight-asian="bold" style:font-weight-complex="bold"/>
    </style:style>
    <style:style style:name="P26" style:family="paragraph" style:parent-style-name="Standard">
      <style:text-properties fo:font-weight="bold" officeooo:paragraph-rsid="005a12c6" style:font-weight-asian="bold" style:font-weight-complex="bold"/>
    </style:style>
    <style:style style:name="P27" style:family="paragraph" style:parent-style-name="Standard">
      <style:text-properties fo:font-weight="bold" officeooo:paragraph-rsid="006b2519" style:font-weight-asian="bold" style:font-weight-complex="bold"/>
    </style:style>
    <style:style style:name="P28" style:family="paragraph" style:parent-style-name="Standard">
      <style:text-properties fo:font-weight="bold" officeooo:paragraph-rsid="006e4c9e" style:font-weight-asian="bold" style:font-weight-complex="bold"/>
    </style:style>
    <style:style style:name="P29" style:family="paragraph" style:parent-style-name="Standard">
      <style:text-properties fo:font-weight="bold" officeooo:paragraph-rsid="00700fa5" style:font-weight-asian="bold" style:font-weight-complex="bold"/>
    </style:style>
    <style:style style:name="P30" style:family="paragraph" style:parent-style-name="Standard">
      <style:text-properties fo:font-weight="bold" officeooo:paragraph-rsid="008a00cb" style:font-weight-asian="bold" style:font-weight-complex="bold"/>
    </style:style>
    <style:style style:name="P31" style:family="paragraph" style:parent-style-name="Standard">
      <style:text-properties fo:font-weight="bold" officeooo:paragraph-rsid="008daed3" style:font-weight-asian="bold" style:font-weight-complex="bold"/>
    </style:style>
    <style:style style:name="P32" style:family="paragraph" style:parent-style-name="Standard">
      <style:text-properties fo:font-weight="bold" officeooo:paragraph-rsid="009113e1" style:font-weight-asian="bold" style:font-weight-complex="bold"/>
    </style:style>
    <style:style style:name="P33" style:family="paragraph" style:parent-style-name="Standard">
      <style:text-properties fo:font-weight="bold" officeooo:paragraph-rsid="00a49cca" style:font-weight-asian="bold" style:font-weight-complex="bold"/>
    </style:style>
    <style:style style:name="P34" style:family="paragraph" style:parent-style-name="Standard">
      <style:text-properties fo:font-weight="bold" officeooo:paragraph-rsid="00c96208" style:font-weight-asian="bold" style:font-weight-complex="bold"/>
    </style:style>
    <style:style style:name="P35" style:family="paragraph" style:parent-style-name="Standard">
      <style:text-properties fo:font-weight="bold" officeooo:paragraph-rsid="00ced4e4" style:font-weight-asian="bold" style:font-weight-complex="bold"/>
    </style:style>
    <style:style style:name="P36" style:family="paragraph" style:parent-style-name="Standard">
      <style:text-properties fo:font-weight="bold" officeooo:paragraph-rsid="00cffed4" style:font-weight-asian="bold" style:font-weight-complex="bold"/>
    </style:style>
    <style:style style:name="P37" style:family="paragraph" style:parent-style-name="Standard">
      <style:text-properties fo:font-weight="bold" officeooo:paragraph-rsid="00e8b277" style:font-weight-asian="bold" style:font-weight-complex="bold"/>
    </style:style>
    <style:style style:name="P38" style:family="paragraph" style:parent-style-name="Standard">
      <style:text-properties fo:font-weight="bold" officeooo:paragraph-rsid="00e9d91b" style:font-weight-asian="bold" style:font-weight-complex="bold"/>
    </style:style>
    <style:style style:name="P39" style:family="paragraph" style:parent-style-name="Standard">
      <style:text-properties fo:font-weight="bold" officeooo:paragraph-rsid="00ea583b" style:font-weight-asian="bold" style:font-weight-complex="bold"/>
    </style:style>
    <style:style style:name="P40" style:family="paragraph" style:parent-style-name="Standard">
      <style:text-properties fo:font-weight="bold" officeooo:paragraph-rsid="00ebd355" style:font-weight-asian="bold" style:font-weight-complex="bold"/>
    </style:style>
    <style:style style:name="P41" style:family="paragraph" style:parent-style-name="Standard">
      <style:text-properties fo:font-weight="bold" officeooo:paragraph-rsid="00f0321a" style:font-weight-asian="bold" style:font-weight-complex="bold"/>
    </style:style>
    <style:style style:name="P42" style:family="paragraph" style:parent-style-name="Standard">
      <style:text-properties fo:font-weight="bold" officeooo:paragraph-rsid="0118a973" style:font-weight-asian="bold" style:font-weight-complex="bold"/>
    </style:style>
    <style:style style:name="P43" style:family="paragraph" style:parent-style-name="Standard">
      <style:text-properties fo:font-weight="bold" officeooo:paragraph-rsid="011a11f4" style:font-weight-asian="bold" style:font-weight-complex="bold"/>
    </style:style>
    <style:style style:name="P44" style:family="paragraph" style:parent-style-name="Standard">
      <style:text-properties fo:font-weight="bold" officeooo:rsid="008b8c73" officeooo:paragraph-rsid="011a11f4" style:font-weight-asian="bold" style:font-weight-complex="bold"/>
    </style:style>
    <style:style style:name="P45" style:family="paragraph" style:parent-style-name="Standard">
      <style:text-properties fo:font-weight="bold" officeooo:paragraph-rsid="011bc069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weight="bold" officeooo:rsid="00519843" officeooo:paragraph-rsid="01187cf6" style:font-weight-asian="bold" style:font-weight-complex="normal"/>
    </style:style>
    <style:style style:name="P47" style:family="paragraph" style:parent-style-name="Standard">
      <style:paragraph-properties style:snap-to-layout-grid="false"/>
      <style:text-properties fo:language="en" fo:country="GB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163e2c" officeooo:paragraph-rsid="00503edc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weight="normal" officeooo:rsid="00163e2c" officeooo:paragraph-rsid="005a12c6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normal" officeooo:rsid="00163e2c" officeooo:paragraph-rsid="00778cb0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weight="normal" officeooo:rsid="00163e2c" officeooo:paragraph-rsid="00e8b277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weight="normal" officeooo:rsid="00163e2c" officeooo:paragraph-rsid="00ea583b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weight="normal" officeooo:paragraph-rsid="00503edc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weight="normal" officeooo:paragraph-rsid="0055764a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weight="normal" officeooo:paragraph-rsid="005a12c6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weight="normal" officeooo:paragraph-rsid="006b2519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weight="normal" officeooo:paragraph-rsid="00e9d91b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weight="normal" officeooo:paragraph-rsid="00ebd355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weight="normal" officeooo:paragraph-rsid="00de9d8c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029c95e" officeooo:paragraph-rsid="005a12c6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weight="normal" officeooo:rsid="0029c95e" officeooo:paragraph-rsid="00e8b277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weight="normal" officeooo:rsid="0029c95e" officeooo:paragraph-rsid="00ea583b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weight="normal" officeooo:rsid="0029c95e" officeooo:paragraph-rsid="00f0321a" style:font-weight-asian="normal" style:font-weight-complex="normal"/>
    </style:style>
    <style:style style:name="P64" style:family="paragraph" style:parent-style-name="Standard">
      <style:text-properties fo:font-weight="normal" officeooo:rsid="0029c95e" officeooo:paragraph-rsid="005a12c6" style:font-weight-asian="normal" style:font-weight-complex="normal"/>
    </style:style>
    <style:style style:name="P65" style:family="paragraph" style:parent-style-name="Standard">
      <style:text-properties fo:font-weight="normal" officeooo:rsid="0029c95e" officeooo:paragraph-rsid="00e8b277" style:font-weight-asian="normal" style:font-weight-complex="normal"/>
    </style:style>
    <style:style style:name="P66" style:family="paragraph" style:parent-style-name="Standard">
      <style:text-properties fo:font-weight="normal" officeooo:rsid="0029c95e" officeooo:paragraph-rsid="00ea583b" style:font-weight-asian="normal" style:font-weight-complex="normal"/>
    </style:style>
    <style:style style:name="P67" style:family="paragraph" style:parent-style-name="Standard">
      <style:text-properties fo:font-weight="normal" officeooo:rsid="0029c95e" officeooo:paragraph-rsid="00f0321a" style:font-weight-asian="normal" style:font-weight-complex="normal"/>
    </style:style>
    <style:style style:name="P68" style:family="paragraph" style:parent-style-name="Standard">
      <style:text-properties fo:font-weight="normal" officeooo:rsid="0029c95e" officeooo:paragraph-rsid="00f666dd" style:font-weight-asian="normal" style:font-weight-complex="normal"/>
    </style:style>
    <style:style style:name="P69" style:family="paragraph" style:parent-style-name="Standard">
      <style:text-properties fo:font-weight="normal" officeooo:rsid="0029c95e" officeooo:paragraph-rsid="0118a973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weight="normal" officeooo:rsid="00519843" officeooo:paragraph-rsid="0053a2c9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weight="normal" officeooo:rsid="00519843" officeooo:paragraph-rsid="0058318b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weight="normal" officeooo:rsid="00519843" officeooo:paragraph-rsid="005a12c6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weight="normal" officeooo:rsid="00519843" officeooo:paragraph-rsid="006b2519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weight="normal" officeooo:rsid="00519843" officeooo:paragraph-rsid="009cb434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weight="normal" officeooo:rsid="00519843" officeooo:paragraph-rsid="00f0321a" style:font-weight-asian="normal" style:font-weight-complex="normal"/>
    </style:style>
    <style:style style:name="P76" style:family="paragraph" style:parent-style-name="Standard">
      <style:text-properties fo:font-weight="normal" officeooo:paragraph-rsid="0055764a" style:font-weight-asian="normal" style:font-weight-complex="normal"/>
    </style:style>
    <style:style style:name="P77" style:family="paragraph" style:parent-style-name="Standard">
      <style:text-properties fo:font-weight="normal" officeooo:paragraph-rsid="006b2519" style:font-weight-asian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weight="normal" officeooo:rsid="0058318b" officeooo:paragraph-rsid="0058318b" style:font-weight-asian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weight="normal" officeooo:rsid="0058318b" officeooo:paragraph-rsid="006b2519" style:font-weight-asian="normal" style:font-weight-complex="normal"/>
    </style:style>
    <style:style style:name="P80" style:family="paragraph" style:parent-style-name="Standard">
      <style:paragraph-properties fo:line-height="115%"/>
      <style:text-properties fo:font-weight="normal" officeooo:rsid="00976960" officeooo:paragraph-rsid="00976960" style:font-weight-asian="normal" style:font-weight-complex="normal"/>
    </style:style>
    <style:style style:name="P81" style:family="paragraph" style:parent-style-name="Standard">
      <style:text-properties fo:font-weight="normal" officeooo:rsid="00ba518d" officeooo:paragraph-rsid="00ba518d" style:font-weight-asian="normal" style:font-weight-complex="normal"/>
    </style:style>
    <style:style style:name="P82" style:family="paragraph" style:parent-style-name="Standard">
      <style:text-properties fo:font-weight="normal" officeooo:rsid="00ba518d" officeooo:paragraph-rsid="011a11f4" style:font-weight-asian="normal" style:font-weight-complex="normal"/>
    </style:style>
    <style:style style:name="P83" style:family="paragraph" style:parent-style-name="Standard">
      <style:text-properties fo:font-weight="normal" officeooo:paragraph-rsid="00bc21e9" style:font-weight-asian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weight="normal" officeooo:rsid="0026681b" officeooo:paragraph-rsid="00e9d91b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weight="normal" officeooo:rsid="0026681b" officeooo:paragraph-rsid="00ebd355" style:font-weight-asian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weight="normal" officeooo:rsid="0026681b" officeooo:paragraph-rsid="00e0d7b9" style:font-weight-asian="normal" style:font-weight-complex="normal"/>
    </style:style>
    <style:style style:name="P87" style:family="paragraph" style:parent-style-name="Standard">
      <style:text-properties fo:font-weight="normal" officeooo:rsid="0026681b" officeooo:paragraph-rsid="00ea583b" style:font-weight-asian="normal" style:font-weight-complex="normal"/>
    </style:style>
    <style:style style:name="P88" style:family="paragraph" style:parent-style-name="Standard">
      <style:text-properties fo:font-weight="normal" officeooo:rsid="00271773" officeooo:paragraph-rsid="00e2ca80" style:font-weight-asian="normal" style:font-weight-complex="normal"/>
    </style:style>
    <style:style style:name="P89" style:family="paragraph" style:parent-style-name="Standard">
      <style:text-properties fo:font-weight="normal" officeooo:rsid="00271773" officeooo:paragraph-rsid="00e9d91b" style:font-weight-asian="normal" style:font-weight-complex="normal"/>
    </style:style>
    <style:style style:name="P90" style:family="paragraph" style:parent-style-name="Standard">
      <style:text-properties fo:font-weight="normal" officeooo:rsid="00271773" officeooo:paragraph-rsid="00ebd355" style:font-weight-asian="normal" style:font-weight-complex="normal"/>
    </style:style>
    <style:style style:name="P91" style:family="paragraph" style:parent-style-name="Standard">
      <style:text-properties fo:font-weight="normal" officeooo:rsid="00271773" officeooo:paragraph-rsid="00e6a2b6" style:font-weight-asian="normal" style:font-weight-complex="normal"/>
    </style:style>
    <style:style style:name="P92" style:family="paragraph" style:parent-style-name="Standard">
      <style:text-properties fo:font-weight="normal" officeooo:paragraph-rsid="00e8b277" style:font-weight-asian="normal" style:font-weight-complex="normal"/>
    </style:style>
    <style:style style:name="P93" style:family="paragraph" style:parent-style-name="Standard">
      <style:text-properties fo:font-weight="normal" officeooo:paragraph-rsid="00e9d91b" style:font-weight-asian="normal" style:font-weight-complex="normal"/>
    </style:style>
    <style:style style:name="P94" style:family="paragraph" style:parent-style-name="Standard">
      <style:text-properties fo:font-weight="normal" officeooo:paragraph-rsid="00ea583b" style:font-weight-asian="normal" style:font-weight-complex="normal"/>
    </style:style>
    <style:style style:name="P95" style:family="paragraph" style:parent-style-name="Standard">
      <style:text-properties fo:font-weight="normal" officeooo:paragraph-rsid="00ebd355" style:font-weight-asian="normal" style:font-weight-complex="normal"/>
    </style:style>
    <style:style style:name="P96" style:family="paragraph" style:parent-style-name="Standard">
      <style:text-properties fo:font-weight="normal" officeooo:rsid="009cb434" officeooo:paragraph-rsid="009cb434" style:font-weight-asian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fo:font-weight="normal" officeooo:rsid="009cb434" officeooo:paragraph-rsid="009cb434" style:font-weight-asian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fo:font-weight="normal" officeooo:paragraph-rsid="0118a973" style:font-weight-asian="normal" style:font-weight-complex="normal"/>
    </style:style>
    <style:style style:name="P99" style:family="paragraph" style:parent-style-name="Standard">
      <style:text-properties fo:font-weight="normal" officeooo:rsid="008a00cb" officeooo:paragraph-rsid="011a11f4" style:font-weight-asian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weight="normal" officeooo:rsid="00e161cd" officeooo:paragraph-rsid="00e161cd" style:font-weight-asian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weight="normal" officeooo:rsid="00e22397" officeooo:paragraph-rsid="00e22397" style:font-weight-asian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Sans" fo:font-size="10pt" fo:font-weight="normal" officeooo:rsid="001e1245" officeooo:paragraph-rsid="00503edc" style:font-size-asian="10pt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Sans" fo:font-size="10pt" fo:font-weight="normal" officeooo:rsid="001e1245" officeooo:paragraph-rsid="005a12c6" style:font-size-asian="10pt" style:font-weight-asian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Sans" fo:font-size="10pt" fo:font-weight="normal" officeooo:rsid="001e1245" officeooo:paragraph-rsid="00778cb0" style:font-size-asian="10pt" style:font-weight-asian="normal" style:font-weight-complex="normal"/>
    </style:style>
    <style:style style:name="P105" style:family="paragraph" style:parent-style-name="Standard">
      <style:text-properties style:font-name="LiberationSans" fo:font-size="10pt" fo:font-weight="normal" officeooo:rsid="0011a32e" officeooo:paragraph-rsid="0055764a" style:font-size-asian="10pt" style:font-weight-asian="normal" style:font-weight-complex="normal"/>
    </style:style>
    <style:style style:name="P106" style:family="paragraph" style:parent-style-name="Standard">
      <style:text-properties style:font-name="LiberationSans" fo:font-size="10pt" fo:font-weight="normal" officeooo:rsid="0011a32e" officeooo:paragraph-rsid="006b2519" style:font-size-asian="10pt" style:font-weight-asian="normal" style:font-weight-complex="normal"/>
    </style:style>
    <style:style style:name="P107" style:family="paragraph" style:parent-style-name="Standard">
      <style:text-properties style:font-name="LiberationSans" fo:font-size="10pt" fo:font-weight="normal" officeooo:rsid="0011a32e" officeooo:paragraph-rsid="00e9d91b" style:font-size-asian="10pt" style:font-weight-asian="normal" style:font-weight-complex="normal"/>
    </style:style>
    <style:style style:name="P108" style:family="paragraph" style:parent-style-name="Standard">
      <style:text-properties style:font-name="LiberationSans" fo:font-size="10pt" fo:font-weight="normal" officeooo:rsid="0011a32e" officeooo:paragraph-rsid="00ebd355" style:font-size-asian="10pt" style:font-weight-asian="normal" style:font-weight-complex="normal"/>
    </style:style>
    <style:style style:name="P109" style:family="paragraph" style:parent-style-name="Standard">
      <style:text-properties style:font-name="LiberationSans" fo:font-size="10pt" fo:font-weight="normal" officeooo:rsid="0018aaa7" officeooo:paragraph-rsid="0055764a" style:font-size-asian="10pt" style:font-weight-asian="normal" style:font-weight-complex="normal"/>
    </style:style>
    <style:style style:name="P110" style:family="paragraph" style:parent-style-name="Standard">
      <style:text-properties style:font-name="LiberationSans" fo:font-size="10pt" fo:font-weight="normal" officeooo:rsid="0018aaa7" officeooo:paragraph-rsid="006b2519" style:font-size-asian="10pt" style:font-weight-asian="normal" style:font-weight-complex="normal"/>
    </style:style>
    <style:style style:name="P111" style:family="paragraph" style:parent-style-name="Standard">
      <style:text-properties style:font-name="LiberationSans" fo:font-size="10pt" fo:font-weight="normal" officeooo:rsid="0018aaa7" officeooo:paragraph-rsid="00e9d91b" style:font-size-asian="10pt" style:font-weight-asian="normal" style:font-weight-complex="normal"/>
    </style:style>
    <style:style style:name="P112" style:family="paragraph" style:parent-style-name="Standard">
      <style:text-properties style:font-name="LiberationSans" fo:font-size="10pt" fo:font-weight="normal" officeooo:rsid="0018aaa7" officeooo:paragraph-rsid="00ebd355" style:font-size-asian="10pt" style:font-weight-asian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Sans" fo:font-size="10pt" fo:font-weight="normal" officeooo:rsid="00163e2c" officeooo:paragraph-rsid="00503edc" style:font-size-asian="10pt" style:font-weight-asian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Sans" fo:font-size="10pt" fo:font-weight="normal" officeooo:rsid="00163e2c" officeooo:paragraph-rsid="005a12c6" style:font-size-asian="10pt" style:font-weight-asian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Sans" fo:font-size="10pt" fo:font-weight="normal" officeooo:rsid="00163e2c" officeooo:paragraph-rsid="00778cb0" style:font-size-asian="10pt" style:font-weight-asian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Sans" fo:font-size="10pt" fo:font-weight="normal" officeooo:rsid="00163e2c" officeooo:paragraph-rsid="00a8ca1b" style:font-size-asian="10pt" style:font-weight-asian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Sans" fo:font-size="10pt" fo:font-weight="normal" officeooo:rsid="00163e2c" officeooo:paragraph-rsid="00e8b277" style:font-size-asian="10pt" style:font-weight-asian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Sans" fo:font-size="10pt" fo:font-weight="normal" officeooo:rsid="00163e2c" officeooo:paragraph-rsid="00ea583b" style:font-size-asian="10pt" style:font-weight-asian="normal" style:font-weight-complex="normal"/>
    </style:style>
    <style:style style:name="P119" style:family="paragraph" style:parent-style-name="Standard">
      <style:text-properties style:font-name="LiberationSans" fo:font-size="10pt" fo:font-weight="normal" officeooo:rsid="00dc8efc" officeooo:paragraph-rsid="00dc8efc" style:font-size-asian="10pt" style:font-weight-asian="normal" style:font-weight-complex="normal"/>
    </style:style>
    <style:style style:name="P120" style:family="paragraph" style:parent-style-name="Standard">
      <style:text-properties style:font-name="LiberationSans" fo:font-size="10pt" fo:font-weight="normal" officeooo:rsid="00154c78" officeooo:paragraph-rsid="00e8b277" style:font-size-asian="10pt" style:font-weight-asian="normal" style:font-weight-complex="normal"/>
    </style:style>
    <style:style style:name="P121" style:family="paragraph" style:parent-style-name="Standard">
      <style:text-properties style:font-name="LiberationSans" fo:font-size="10pt" fo:font-weight="normal" officeooo:rsid="00154c78" officeooo:paragraph-rsid="00ea583b" style:font-size-asian="10pt" style:font-weight-asian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Sans" fo:font-size="10pt" fo:font-weight="normal" officeooo:rsid="0016b160" officeooo:paragraph-rsid="00debea0" style:font-size-asian="10pt" style:font-weight-asian="normal" style:font-size-complex="10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Sans" fo:font-size="10pt" fo:font-weight="normal" officeooo:rsid="0016b160" officeooo:paragraph-rsid="00e161cd" style:font-size-asian="10pt" style:font-weight-asian="normal" style:font-size-complex="10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Sans" fo:font-size="10pt" fo:font-weight="normal" officeooo:rsid="00271773" officeooo:paragraph-rsid="00e0d7b9" style:font-size-asian="10pt" style:font-weight-asian="normal" style:font-size-complex="10pt" style:font-weight-complex="normal"/>
    </style:style>
    <style:style style:name="P125" style:family="paragraph" style:parent-style-name="Standard">
      <style:text-properties style:font-name="LiberationSans" fo:font-size="10pt" fo:font-weight="bold" officeooo:rsid="00dc8efc" officeooo:paragraph-rsid="00dd643f" style:font-size-asian="10pt" style:font-weight-asian="bold" style:font-weight-complex="bold"/>
    </style:style>
    <style:style style:name="P126" style:family="paragraph" style:parent-style-name="Standard">
      <style:paragraph-properties style:text-autospace="none"/>
      <style:text-properties fo:font-size="10pt" officeooo:paragraph-rsid="00e8b277" style:font-size-asian="10pt" style:font-size-complex="10pt"/>
    </style:style>
    <style:style style:name="P127" style:family="paragraph" style:parent-style-name="Standard">
      <style:paragraph-properties style:text-autospace="none"/>
      <style:text-properties fo:font-size="10pt" officeooo:paragraph-rsid="00ea583b" style:font-size-asian="10pt" style:font-size-complex="10pt"/>
    </style:style>
    <style:style style:name="P128" style:family="paragraph" style:parent-style-name="Standard">
      <style:paragraph-properties style:text-autospace="none"/>
      <style:text-properties fo:font-size="10pt" officeooo:paragraph-rsid="00f737e5" style:font-size-asian="10pt" style:font-size-complex="10pt"/>
    </style:style>
    <style:style style:name="P129" style:family="paragraph" style:parent-style-name="Standard">
      <style:text-properties fo:font-size="10pt" officeooo:paragraph-rsid="008daed3" style:font-size-asian="10pt" style:font-size-complex="10pt"/>
    </style:style>
    <style:style style:name="P130" style:family="paragraph" style:parent-style-name="Standard">
      <style:text-properties fo:font-size="10pt" officeooo:paragraph-rsid="006e4c9e" style:font-size-asian="10pt" style:font-size-complex="10pt"/>
    </style:style>
    <style:style style:name="P131" style:family="paragraph" style:parent-style-name="Standard">
      <style:paragraph-properties style:snap-to-layout-grid="false"/>
      <style:text-properties officeooo:rsid="001e7413" officeooo:paragraph-rsid="001e7413"/>
    </style:style>
    <style:style style:name="P132" style:family="paragraph" style:parent-style-name="Standard">
      <style:paragraph-properties style:snap-to-layout-grid="false"/>
      <style:text-properties officeooo:rsid="001e7413" officeooo:paragraph-rsid="002117a4"/>
    </style:style>
    <style:style style:name="P133" style:family="paragraph" style:parent-style-name="Standard">
      <style:text-properties officeooo:rsid="001e7413" officeooo:paragraph-rsid="001e7413"/>
    </style:style>
    <style:style style:name="P134" style:family="paragraph" style:parent-style-name="Standard">
      <style:text-properties officeooo:rsid="001e7413" officeooo:paragraph-rsid="002117a4"/>
    </style:style>
    <style:style style:name="P135" style:family="paragraph" style:parent-style-name="Standard">
      <style:paragraph-properties fo:text-align="center" style:justify-single-word="false" style:snap-to-layout-grid="false"/>
      <style:text-properties officeooo:rsid="002117a4"/>
    </style:style>
    <style:style style:name="P136" style:family="paragraph" style:parent-style-name="Standard">
      <style:paragraph-properties fo:text-align="center" style:justify-single-word="false" style:snap-to-layout-grid="false"/>
      <style:text-properties officeooo:rsid="002117a4" officeooo:paragraph-rsid="002117a4"/>
    </style:style>
    <style:style style:name="P137" style:family="paragraph" style:parent-style-name="Standard">
      <style:paragraph-properties fo:text-align="center" style:justify-single-word="false" style:snap-to-layout-grid="false"/>
      <style:text-properties officeooo:rsid="002117a4" officeooo:paragraph-rsid="004877fd"/>
    </style:style>
    <style:style style:name="P138" style:family="paragraph" style:parent-style-name="Standard">
      <style:paragraph-properties fo:text-align="center" style:justify-single-word="false" style:snap-to-layout-grid="false"/>
      <style:text-properties officeooo:rsid="002117a4" officeooo:paragraph-rsid="0042579b"/>
    </style:style>
    <style:style style:name="P139" style:family="paragraph" style:parent-style-name="Standard">
      <style:paragraph-properties fo:text-align="center" style:justify-single-word="false"/>
      <style:text-properties officeooo:rsid="002117a4" officeooo:paragraph-rsid="002117a4"/>
    </style:style>
    <style:style style:name="P140" style:family="paragraph" style:parent-style-name="Standard">
      <style:paragraph-properties fo:text-align="center" style:justify-single-word="false"/>
      <style:text-properties officeooo:rsid="002117a4" officeooo:paragraph-rsid="004338c7"/>
    </style:style>
    <style:style style:name="P141" style:family="paragraph" style:parent-style-name="Standard">
      <style:paragraph-properties fo:text-align="center" style:justify-single-word="false"/>
      <style:text-properties officeooo:rsid="002117a4" officeooo:paragraph-rsid="0042579b"/>
    </style:style>
    <style:style style:name="P142" style:family="paragraph" style:parent-style-name="Standard">
      <style:paragraph-properties fo:text-align="center" style:justify-single-word="false"/>
      <style:text-properties officeooo:rsid="002117a4" officeooo:paragraph-rsid="00420d35"/>
    </style:style>
    <style:style style:name="P143" style:family="paragraph" style:parent-style-name="Standard">
      <style:paragraph-properties fo:text-align="center" style:justify-single-word="false"/>
      <style:text-properties officeooo:rsid="002117a4" officeooo:paragraph-rsid="01187cf6"/>
    </style:style>
    <style:style style:name="P144" style:family="paragraph" style:parent-style-name="Standard">
      <style:paragraph-properties fo:text-align="center" style:justify-single-word="false" style:snap-to-layout-grid="false"/>
      <style:text-properties officeooo:rsid="00229832" officeooo:paragraph-rsid="003c9fe6"/>
    </style:style>
    <style:style style:name="P145" style:family="paragraph" style:parent-style-name="Standard">
      <style:paragraph-properties fo:text-align="center" style:justify-single-word="false" style:snap-to-layout-grid="false"/>
      <style:text-properties officeooo:rsid="00229832" officeooo:paragraph-rsid="00420d35"/>
    </style:style>
    <style:style style:name="P146" style:family="paragraph" style:parent-style-name="Standard">
      <style:paragraph-properties fo:text-align="center" style:justify-single-word="false" style:snap-to-layout-grid="false"/>
      <style:text-properties officeooo:rsid="00229832" officeooo:paragraph-rsid="0042579b"/>
    </style:style>
    <style:style style:name="P147" style:family="paragraph" style:parent-style-name="Standard">
      <style:paragraph-properties fo:text-align="center" style:justify-single-word="false" style:snap-to-layout-grid="false"/>
      <style:text-properties officeooo:rsid="00229832" officeooo:paragraph-rsid="0044ac5b"/>
    </style:style>
    <style:style style:name="P148" style:family="paragraph" style:parent-style-name="Standard">
      <style:paragraph-properties fo:text-align="center" style:justify-single-word="false" style:snap-to-layout-grid="false"/>
      <style:text-properties officeooo:rsid="00229832" officeooo:paragraph-rsid="004877fd"/>
    </style:style>
    <style:style style:name="P149" style:family="paragraph" style:parent-style-name="Standard">
      <style:paragraph-properties fo:text-align="center" style:justify-single-word="false" style:snap-to-layout-grid="false"/>
      <style:text-properties officeooo:rsid="00229832" officeooo:paragraph-rsid="004ee34a"/>
    </style:style>
    <style:style style:name="P150" style:family="paragraph" style:parent-style-name="Standard">
      <style:paragraph-properties fo:text-align="center" style:justify-single-word="false" style:snap-to-layout-grid="false"/>
      <style:text-properties officeooo:rsid="00229832" officeooo:paragraph-rsid="004f7c51"/>
    </style:style>
    <style:style style:name="P151" style:family="paragraph" style:parent-style-name="Standard">
      <style:paragraph-properties fo:text-align="center" style:justify-single-word="false"/>
      <style:text-properties officeooo:rsid="00229832" officeooo:paragraph-rsid="00405b7a"/>
    </style:style>
    <style:style style:name="P152" style:family="paragraph" style:parent-style-name="Standard">
      <style:paragraph-properties fo:text-align="center" style:justify-single-word="false"/>
      <style:text-properties officeooo:rsid="00229832" officeooo:paragraph-rsid="00267ab7"/>
    </style:style>
    <style:style style:name="P153" style:family="paragraph" style:parent-style-name="Standard">
      <style:paragraph-properties fo:text-align="center" style:justify-single-word="false"/>
      <style:text-properties officeooo:rsid="00229832" officeooo:paragraph-rsid="004338c7"/>
    </style:style>
    <style:style style:name="P154" style:family="paragraph" style:parent-style-name="Standard">
      <style:paragraph-properties fo:text-align="center" style:justify-single-word="false"/>
      <style:text-properties officeooo:rsid="00229832" officeooo:paragraph-rsid="00229832"/>
    </style:style>
    <style:style style:name="P155" style:family="paragraph" style:parent-style-name="Standard">
      <style:paragraph-properties fo:text-align="center" style:justify-single-word="false" style:snap-to-layout-grid="false"/>
      <style:text-properties officeooo:rsid="00248176" officeooo:paragraph-rsid="00248176"/>
    </style:style>
    <style:style style:name="P156" style:family="paragraph" style:parent-style-name="Standard">
      <style:paragraph-properties fo:text-align="center" style:justify-single-word="false" style:snap-to-layout-grid="false"/>
      <style:text-properties officeooo:rsid="002656b5" officeooo:paragraph-rsid="002656b5"/>
    </style:style>
    <style:style style:name="P157" style:family="paragraph" style:parent-style-name="Standard">
      <style:paragraph-properties fo:text-align="center" style:justify-single-word="false" style:snap-to-layout-grid="false"/>
      <style:text-properties officeooo:rsid="00295104" officeooo:paragraph-rsid="00295104"/>
    </style:style>
    <style:style style:name="P158" style:family="paragraph" style:parent-style-name="Standard">
      <style:paragraph-properties fo:text-align="center" style:justify-single-word="false" style:snap-to-layout-grid="false"/>
      <style:text-properties officeooo:rsid="0029f8b7" officeooo:paragraph-rsid="0029f8b7"/>
    </style:style>
    <style:style style:name="P159" style:family="paragraph" style:parent-style-name="Standard">
      <style:paragraph-properties fo:text-align="start" style:justify-single-word="false"/>
    </style:style>
    <style:style style:name="P160" style:family="paragraph" style:parent-style-name="Standard">
      <style:paragraph-properties fo:text-align="start" style:justify-single-word="false"/>
      <style:text-properties officeooo:paragraph-rsid="011a11f4"/>
    </style:style>
    <style:style style:name="P161" style:family="paragraph" style:parent-style-name="Standard">
      <style:paragraph-properties fo:text-align="center" style:justify-single-word="false" style:snap-to-layout-grid="false"/>
      <style:text-properties officeooo:rsid="003c9fe6" officeooo:paragraph-rsid="003c9fe6"/>
    </style:style>
    <style:style style:name="P162" style:family="paragraph" style:parent-style-name="Standard">
      <style:paragraph-properties fo:text-align="center" style:justify-single-word="false" style:snap-to-layout-grid="false"/>
      <style:text-properties officeooo:rsid="003dcad0" officeooo:paragraph-rsid="003dcad0"/>
    </style:style>
    <style:style style:name="P163" style:family="paragraph" style:parent-style-name="Standard">
      <style:paragraph-properties fo:text-align="center" style:justify-single-word="false" style:snap-to-layout-grid="false"/>
      <style:text-properties officeooo:rsid="00405c34" officeooo:paragraph-rsid="00405c34"/>
    </style:style>
    <style:style style:name="P164" style:family="paragraph" style:parent-style-name="Standard">
      <style:paragraph-properties fo:text-align="center" style:justify-single-word="false" style:snap-to-layout-grid="false"/>
      <style:text-properties officeooo:rsid="00420d35" officeooo:paragraph-rsid="00420d35"/>
    </style:style>
    <style:style style:name="P165" style:family="paragraph" style:parent-style-name="Standard">
      <style:paragraph-properties fo:text-align="center" style:justify-single-word="false" style:snap-to-layout-grid="false"/>
      <style:text-properties officeooo:rsid="004ee34a" officeooo:paragraph-rsid="004ee34a"/>
    </style:style>
    <style:style style:name="P166" style:family="paragraph" style:parent-style-name="Standard">
      <style:paragraph-properties fo:text-align="center" style:justify-single-word="false"/>
      <style:text-properties officeooo:rsid="004ee34a" officeooo:paragraph-rsid="004ee34a"/>
    </style:style>
    <style:style style:name="P167" style:family="paragraph" style:parent-style-name="Standard">
      <style:text-properties fo:color="#333333" style:font-name="LiberationSans-Bold" fo:font-size="10pt" fo:font-weight="bold" officeooo:rsid="0011a32e" officeooo:paragraph-rsid="0055764a" style:font-size-asian="10pt" style:font-weight-asian="bold" style:font-weight-complex="bold"/>
    </style:style>
    <style:style style:name="P168" style:family="paragraph" style:parent-style-name="Standard">
      <style:text-properties fo:color="#333333" style:font-name="LiberationSans-Bold" fo:font-size="10pt" fo:font-weight="bold" officeooo:rsid="0011a32e" officeooo:paragraph-rsid="006b2519" style:font-size-asian="10pt" style:font-weight-asian="bold" style:font-weight-complex="bold"/>
    </style:style>
    <style:style style:name="P169" style:family="paragraph" style:parent-style-name="Standard">
      <style:text-properties fo:color="#333333" style:font-name="LiberationSans-Bold" fo:font-size="10pt" fo:font-weight="bold" officeooo:rsid="0011a32e" officeooo:paragraph-rsid="00c96208" style:font-size-asian="10pt" style:font-weight-asian="bold" style:font-weight-complex="bold"/>
    </style:style>
    <style:style style:name="P170" style:family="paragraph" style:parent-style-name="Standard">
      <style:text-properties fo:color="#333333" style:font-name="LiberationSans-Bold" fo:font-size="10pt" fo:font-weight="bold" officeooo:rsid="0011a32e" officeooo:paragraph-rsid="00e9d91b" style:font-size-asian="10pt" style:font-weight-asian="bold" style:font-weight-complex="bold"/>
    </style:style>
    <style:style style:name="P171" style:family="paragraph" style:parent-style-name="Standard">
      <style:text-properties fo:color="#333333" style:font-name="LiberationSans-Bold" fo:font-size="10pt" fo:font-weight="bold" officeooo:rsid="0011a32e" officeooo:paragraph-rsid="00ebd355" style:font-size-asian="10pt" style:font-weight-asian="bold" style:font-weight-complex="bold"/>
    </style:style>
    <style:style style:name="P172" style:family="paragraph" style:parent-style-name="Standard">
      <style:text-properties fo:color="#333333" style:font-name="LiberationSans-Bold" fo:font-size="10pt" fo:font-weight="bold" officeooo:rsid="0011a32e" officeooo:paragraph-rsid="00a8ca1b" style:font-size-asian="10pt" style:font-weight-asian="bold" style:font-weight-complex="bold"/>
    </style:style>
    <style:style style:name="P173" style:family="paragraph" style:parent-style-name="Standard">
      <style:text-properties fo:color="#333333" style:font-name="LiberationSans-Bold" fo:font-size="10pt" fo:font-weight="bold" officeooo:rsid="001bf261" officeooo:paragraph-rsid="00e8b277" style:font-size-asian="10pt" style:font-weight-asian="bold" style:font-weight-complex="bold"/>
    </style:style>
    <style:style style:name="P174" style:family="paragraph" style:parent-style-name="Standard">
      <style:text-properties fo:color="#333333" style:font-name="LiberationSans-Bold" fo:font-size="10pt" fo:font-weight="bold" officeooo:rsid="001bf261" officeooo:paragraph-rsid="00ea583b" style:font-size-asian="10pt" style:font-weight-asian="bold" style:font-weight-complex="bold"/>
    </style:style>
    <style:style style:name="P175" style:family="paragraph" style:parent-style-name="Standard">
      <style:paragraph-properties fo:text-align="start" style:justify-single-word="false"/>
      <style:text-properties fo:color="#333333" style:font-name="LiberationSans-Bold" fo:font-size="10pt" fo:font-weight="bold" style:font-size-asian="10pt" style:font-weight-asian="bold"/>
    </style:style>
    <style:style style:name="P176" style:family="paragraph" style:parent-style-name="Standard">
      <style:text-properties officeooo:paragraph-rsid="0055764a"/>
    </style:style>
    <style:style style:name="P177" style:family="paragraph" style:parent-style-name="Standard">
      <style:text-properties officeooo:paragraph-rsid="006b2519"/>
    </style:style>
    <style:style style:name="P178" style:family="paragraph" style:parent-style-name="Standard">
      <style:paragraph-properties fo:text-align="justify" style:justify-single-word="false"/>
      <style:text-properties officeooo:paragraph-rsid="006b2519"/>
    </style:style>
    <style:style style:name="P179" style:family="paragraph" style:parent-style-name="Standard">
      <style:text-properties fo:font-size="6pt" fo:font-weight="normal" officeooo:rsid="00976960" officeooo:paragraph-rsid="008daed3" style:font-size-asian="5.25pt" style:font-weight-asian="normal" style:font-size-complex="6pt" style:font-weight-complex="normal"/>
    </style:style>
    <style:style style:name="P180" style:family="paragraph" style:parent-style-name="Standard">
      <style:text-properties officeooo:paragraph-rsid="00a8ca1b"/>
    </style:style>
    <style:style style:name="P181" style:family="paragraph" style:parent-style-name="Standard">
      <style:text-properties officeooo:paragraph-rsid="00af1941"/>
    </style:style>
    <style:style style:name="P182" style:family="paragraph" style:parent-style-name="Standard">
      <style:text-properties officeooo:paragraph-rsid="00e9d91b"/>
    </style:style>
    <style:style style:name="P183" style:family="paragraph" style:parent-style-name="Standard">
      <style:text-properties officeooo:paragraph-rsid="00ebd355"/>
    </style:style>
    <style:style style:name="P184" style:family="paragraph" style:parent-style-name="Standard">
      <style:text-properties officeooo:paragraph-rsid="00e6a2b6"/>
    </style:style>
    <style:style style:name="P185" style:family="paragraph" style:parent-style-name="Standard">
      <style:text-properties style:font-name="LiberationMono" fo:font-size="9pt" fo:font-weight="normal" officeooo:rsid="0016b160" officeooo:paragraph-rsid="00e8b277" style:font-size-asian="9pt" style:font-weight-asian="normal" style:font-weight-complex="normal"/>
    </style:style>
    <style:style style:name="P186" style:family="paragraph" style:parent-style-name="Standard">
      <style:text-properties style:font-name="LiberationMono" fo:font-size="9pt" fo:font-weight="normal" officeooo:rsid="0016b160" officeooo:paragraph-rsid="00ea583b" style:font-size-asian="9pt" style:font-weight-asian="normal" style:font-weight-complex="normal"/>
    </style:style>
    <style:style style:name="P187" style:family="paragraph" style:parent-style-name="Standard">
      <style:text-properties style:font-name="LiberationMono" fo:font-size="9pt" fo:font-weight="normal" officeooo:rsid="0016b160" officeooo:paragraph-rsid="00cd3aa7" style:font-size-asian="9pt" style:font-weight-asian="normal" style:font-weight-complex="normal"/>
    </style:style>
    <style:style style:name="P188" style:family="paragraph" style:parent-style-name="Standard">
      <style:text-properties style:font-name="Liberation Sans1" fo:font-size="10pt" officeooo:rsid="00188fcc" officeooo:paragraph-rsid="00e8b277" style:font-size-asian="8.75pt" style:font-size-complex="10pt"/>
    </style:style>
    <style:style style:name="P189" style:family="paragraph" style:parent-style-name="Standard">
      <style:text-properties style:font-name="Liberation Sans1" fo:font-size="10pt" officeooo:rsid="00188fcc" officeooo:paragraph-rsid="00ea583b" style:font-size-asian="8.75pt" style:font-size-complex="10pt"/>
    </style:style>
    <style:style style:name="P190" style:family="paragraph" style:parent-style-name="Standard">
      <style:paragraph-properties fo:text-align="center" style:justify-single-word="false" style:snap-to-layout-grid="false"/>
      <style:text-properties officeooo:rsid="0103bf2e" officeooo:paragraph-rsid="0103bf2e"/>
    </style:style>
    <style:style style:name="P191" style:family="paragraph" style:parent-style-name="Standard">
      <style:paragraph-properties fo:text-align="center" style:justify-single-word="false"/>
      <style:text-properties officeooo:rsid="0103bf2e" officeooo:paragraph-rsid="0103bf2e"/>
    </style:style>
    <style:style style:name="P192" style:family="paragraph" style:parent-style-name="Standard">
      <style:paragraph-properties fo:text-align="center" style:justify-single-word="false" style:snap-to-layout-grid="false"/>
      <style:text-properties officeooo:rsid="01065e18" officeooo:paragraph-rsid="01065e18"/>
    </style:style>
    <style:style style:name="P193" style:family="paragraph" style:parent-style-name="Standard">
      <style:paragraph-properties fo:text-align="center" style:justify-single-word="false" style:snap-to-layout-grid="false"/>
      <style:text-properties officeooo:rsid="0106c219" officeooo:paragraph-rsid="0106c219"/>
    </style:style>
    <style:style style:name="P194" style:family="paragraph" style:parent-style-name="Standard">
      <style:paragraph-properties style:snap-to-layout-grid="false"/>
      <style:text-properties officeooo:rsid="010854fe" officeooo:paragraph-rsid="010854fe"/>
    </style:style>
    <style:style style:name="P195" style:family="paragraph" style:parent-style-name="Standard">
      <style:paragraph-properties style:snap-to-layout-grid="false"/>
      <style:text-properties officeooo:rsid="010854fe" officeooo:paragraph-rsid="010a1c97"/>
    </style:style>
    <style:style style:name="P196" style:family="paragraph" style:parent-style-name="Standard">
      <style:paragraph-properties style:snap-to-layout-grid="false"/>
      <style:text-properties officeooo:rsid="010a1c97" officeooo:paragraph-rsid="010a1c97"/>
    </style:style>
    <style:style style:name="P197" style:family="paragraph" style:parent-style-name="Standard">
      <style:text-properties officeooo:rsid="010b164b" officeooo:paragraph-rsid="010b164b"/>
    </style:style>
    <style:style style:name="P198" style:family="paragraph" style:parent-style-name="Standard">
      <style:paragraph-properties fo:text-align="center" style:justify-single-word="false" style:snap-to-layout-grid="false"/>
      <style:text-properties officeooo:rsid="01118938" officeooo:paragraph-rsid="01118938"/>
    </style:style>
    <style:style style:name="P199" style:family="paragraph" style:parent-style-name="Standard">
      <style:paragraph-properties fo:text-align="center" style:justify-single-word="false" style:snap-to-layout-grid="false"/>
      <style:text-properties officeooo:rsid="011285be" officeooo:paragraph-rsid="011285be"/>
    </style:style>
    <style:style style:name="P200" style:family="paragraph" style:parent-style-name="Standard">
      <style:paragraph-properties fo:text-align="start" style:justify-single-word="false"/>
      <style:text-properties fo:color="#000000" style:font-name="LiberationSans" fo:font-size="10pt" style:font-size-asian="10pt"/>
    </style:style>
    <style:style style:name="P201" style:family="paragraph" style:parent-style-name="Standard">
      <style:paragraph-properties fo:text-align="start" style:justify-single-word="false"/>
      <style:text-properties fo:color="#000000" style:font-name="LiberationSans" fo:font-size="10pt" fo:font-weight="normal" officeooo:rsid="00271773" officeooo:paragraph-rsid="00fdbda3" style:font-size-asian="10pt" style:font-weight-asian="normal" style:font-weight-complex="normal"/>
    </style:style>
    <style:style style:name="P202" style:family="paragraph" style:parent-style-name="Standard">
      <style:paragraph-properties fo:text-align="start" style:justify-single-word="false"/>
      <style:text-properties fo:color="#000000" style:font-name="OpenSymbol1" fo:font-size="10pt" style:font-size-asian="10pt"/>
    </style:style>
    <style:style style:name="P203" style:family="paragraph" style:parent-style-name="Standard">
      <style:paragraph-properties fo:text-align="center" style:justify-single-word="false"/>
      <style:text-properties fo:color="#000000" style:font-name="LiberationSans-Bold" fo:font-size="16pt" fo:font-weight="bold" officeooo:rsid="00519843" officeooo:paragraph-rsid="00f0321a" style:font-size-asian="16pt" style:font-weight-asian="bold" style:font-weight-complex="normal"/>
    </style:style>
    <style:style style:name="P204" style:family="paragraph" style:parent-style-name="Standard">
      <style:paragraph-properties fo:text-align="start" style:justify-single-word="false"/>
      <style:text-properties fo:color="#000000" style:font-name="LiberationMono" fo:font-size="9pt" style:font-size-asian="9pt"/>
    </style:style>
    <style:style style:name="P205" style:family="paragraph" style:parent-style-name="Standard">
      <style:text-properties officeooo:paragraph-rsid="011a11f4"/>
    </style:style>
    <style:style style:name="P206" style:family="paragraph" style:parent-style-name="Standard">
      <style:paragraph-properties style:snap-to-layout-grid="false"/>
      <style:text-properties officeooo:rsid="01187cf6" officeooo:paragraph-rsid="01187cf6"/>
    </style:style>
    <style:style style:name="P207" style:family="paragraph" style:parent-style-name="Heading_20_1">
      <style:paragraph-properties style:snap-to-layout-grid="false"/>
      <style:text-properties fo:font-size="12pt" style:font-size-asian="12pt"/>
    </style:style>
    <style:style style:name="P208" style:family="paragraph" style:parent-style-name="Heading_20_2">
      <style:paragraph-properties style:snap-to-layout-grid="false"/>
    </style:style>
    <style:style style:name="P209" style:family="paragraph" style:parent-style-name="Heading_20_3">
      <style:paragraph-properties style:snap-to-layout-grid="false"/>
    </style:style>
    <style:style style:name="P210" style:family="paragraph" style:parent-style-name="Title">
      <style:paragraph-properties fo:break-before="page"/>
    </style:style>
    <style:style style:name="P211" style:family="paragraph" style:parent-style-name="Title">
      <style:paragraph-properties fo:break-before="page"/>
      <style:text-properties officeooo:paragraph-rsid="00503edc"/>
    </style:style>
    <style:style style:name="P212" style:family="paragraph" style:parent-style-name="Title">
      <style:paragraph-properties fo:break-before="page"/>
      <style:text-properties officeooo:paragraph-rsid="005a12c6"/>
    </style:style>
    <style:style style:name="P213" style:family="paragraph" style:parent-style-name="Title">
      <style:paragraph-properties fo:break-before="page"/>
      <style:text-properties officeooo:paragraph-rsid="007442a1"/>
    </style:style>
    <style:style style:name="P214" style:family="paragraph" style:parent-style-name="Standard">
      <style:paragraph-properties fo:text-align="center" style:justify-single-word="false" fo:break-before="page"/>
      <style:text-properties fo:color="#000000" style:font-name="LiberationSans-Bold" fo:font-size="16pt" fo:font-weight="bold" officeooo:rsid="00519843" officeooo:paragraph-rsid="00f0321a" style:font-size-asian="16pt" style:font-weight-asian="bold" style:font-weight-complex="normal"/>
    </style:style>
    <style:style style:name="P215" style:family="paragraph" style:parent-style-name="Text_20_body">
      <style:text-properties officeooo:paragraph-rsid="006e4c9e"/>
    </style:style>
    <style:style style:name="P216" style:family="paragraph" style:parent-style-name="Text_20_body">
      <style:paragraph-properties fo:text-align="justify" style:justify-single-word="false"/>
      <style:text-properties fo:font-weight="bold" officeooo:rsid="00519843" officeooo:paragraph-rsid="008daed3" style:font-weight-asian="bold" style:font-weight-complex="bold"/>
    </style:style>
    <style:style style:name="P217" style:family="paragraph" style:parent-style-name="Text_20_body">
      <style:text-properties officeooo:paragraph-rsid="008daed3"/>
    </style:style>
    <style:style style:name="P218" style:family="paragraph" style:parent-style-name="Subtitle">
      <style:text-properties officeooo:paragraph-rsid="0055764a"/>
    </style:style>
    <style:style style:name="P219" style:family="paragraph" style:parent-style-name="Subtitle">
      <style:text-properties fo:font-size="6pt" officeooo:paragraph-rsid="00a49cca" style:font-size-asian="5.25pt" style:font-size-complex="6pt"/>
    </style:style>
    <style:style style:name="P220" style:family="paragraph" style:parent-style-name="Subtitle">
      <style:text-properties officeooo:paragraph-rsid="006b2519"/>
    </style:style>
    <style:style style:name="P221" style:family="paragraph" style:parent-style-name="Subtitle">
      <style:text-properties officeooo:paragraph-rsid="007442a1"/>
    </style:style>
    <style:style style:name="P222" style:family="paragraph" style:parent-style-name="Subtitle">
      <style:text-properties officeooo:paragraph-rsid="00ebd355"/>
    </style:style>
    <style:style style:name="P223" style:family="paragraph" style:parent-style-name="Heading_20_5">
      <style:text-properties fo:font-weight="normal" officeooo:rsid="00519843" officeooo:paragraph-rsid="00f737e5" style:font-weight-asian="normal" style:font-weight-complex="normal"/>
    </style:style>
    <style:style style:name="P224" style:family="paragraph" style:parent-style-name="Heading_20_5">
      <style:paragraph-properties fo:text-align="justify" style:justify-single-word="false"/>
      <style:text-properties fo:font-weight="normal" officeooo:rsid="00519843" officeooo:paragraph-rsid="011a11f4" style:font-weight-asian="normal" style:font-weight-complex="normal"/>
    </style:style>
    <style:style style:name="P225" style:family="paragraph" style:parent-style-name="Heading_20_5">
      <style:paragraph-properties fo:text-align="justify" style:justify-single-word="false"/>
      <style:text-properties fo:font-weight="normal" officeooo:rsid="0026681b" officeooo:paragraph-rsid="00e82c51" style:font-weight-asian="normal" style:font-weight-complex="normal"/>
    </style:style>
    <style:style style:name="P226" style:family="paragraph" style:parent-style-name="Heading_20_5">
      <style:text-properties officeooo:paragraph-rsid="008daed3"/>
    </style:style>
    <style:style style:name="P227" style:family="paragraph" style:parent-style-name="Heading_20_5">
      <style:text-properties officeooo:paragraph-rsid="00e8b277"/>
    </style:style>
    <style:style style:name="P228" style:family="paragraph" style:parent-style-name="Heading_20_5">
      <style:text-properties officeooo:paragraph-rsid="00e9d91b"/>
    </style:style>
    <style:style style:name="P229" style:family="paragraph" style:parent-style-name="Heading_20_5">
      <style:text-properties officeooo:paragraph-rsid="00ea583b"/>
    </style:style>
    <style:style style:name="P230" style:family="paragraph" style:parent-style-name="Heading_20_5">
      <style:text-properties officeooo:paragraph-rsid="00ebd355"/>
    </style:style>
    <style:style style:name="P231" style:family="paragraph" style:parent-style-name="Title">
      <style:text-properties officeooo:paragraph-rsid="00503edc"/>
    </style:style>
    <style:style style:name="P232" style:family="paragraph" style:parent-style-name="Title">
      <style:text-properties officeooo:paragraph-rsid="005a12c6"/>
    </style:style>
    <style:style style:name="P233" style:family="paragraph" style:parent-style-name="Title">
      <style:text-properties officeooo:paragraph-rsid="006b2519"/>
    </style:style>
    <style:style style:name="P234" style:family="paragraph" style:parent-style-name="Title">
      <style:paragraph-properties fo:text-align="justify" style:justify-single-word="false"/>
      <style:text-properties fo:font-weight="bold" officeooo:rsid="00519843" officeooo:paragraph-rsid="009f931e" style:font-weight-asian="bold" style:font-weight-complex="bold"/>
    </style:style>
    <style:style style:name="P235" style:family="paragraph" style:parent-style-name="Title">
      <style:text-properties officeooo:paragraph-rsid="008daed3"/>
    </style:style>
    <style:style style:name="P236" style:family="paragraph" style:parent-style-name="Title">
      <style:text-properties officeooo:paragraph-rsid="00a49cca"/>
    </style:style>
    <style:style style:name="P237" style:family="paragraph" style:parent-style-name="Title">
      <style:text-properties officeooo:paragraph-rsid="00c96208"/>
    </style:style>
    <style:style style:name="P238" style:family="paragraph" style:parent-style-name="Title">
      <style:text-properties officeooo:paragraph-rsid="00e8b277"/>
    </style:style>
    <style:style style:name="P239" style:family="paragraph" style:parent-style-name="Title">
      <style:text-properties officeooo:paragraph-rsid="00e9d91b"/>
    </style:style>
    <style:style style:name="P240" style:family="paragraph" style:parent-style-name="Title">
      <style:text-properties officeooo:paragraph-rsid="00ea583b"/>
    </style:style>
    <style:style style:name="P241" style:family="paragraph" style:parent-style-name="Standard" style:master-page-name="Conversion_20_1">
      <style:paragraph-properties fo:text-align="center" style:justify-single-word="false" style:page-number="auto"/>
    </style:style>
    <style:style style:name="P242" style:family="paragraph" style:parent-style-name="Standard">
      <style:text-properties fo:font-weight="normal" officeooo:rsid="00a265ed" officeooo:paragraph-rsid="011a11f4" style:font-weight-asian="normal" style:font-weight-complex="normal"/>
    </style:style>
    <style:style style:name="P243" style:family="paragraph" style:parent-style-name="Standard" style:list-style-name="L1">
      <style:paragraph-properties fo:text-align="start" style:justify-single-word="false"/>
      <style:text-properties fo:font-weight="normal" officeooo:rsid="00163e2c" officeooo:paragraph-rsid="00503edc" style:font-weight-asian="normal" style:font-weight-complex="normal"/>
    </style:style>
    <style:style style:name="P244" style:family="paragraph" style:parent-style-name="Standard" style:list-style-name="L1">
      <style:paragraph-properties fo:text-align="start" style:justify-single-word="false"/>
      <style:text-properties fo:font-weight="normal" officeooo:rsid="00163e2c" officeooo:paragraph-rsid="005a12c6" style:font-weight-asian="normal" style:font-weight-complex="normal"/>
    </style:style>
    <style:style style:name="P245" style:family="paragraph" style:parent-style-name="Standard" style:list-style-name="L1">
      <style:paragraph-properties fo:text-align="start" style:justify-single-word="false"/>
      <style:text-properties fo:font-weight="normal" officeooo:rsid="00163e2c" officeooo:paragraph-rsid="00778cb0" style:font-weight-asian="normal" style:font-weight-complex="normal"/>
    </style:style>
    <style:style style:name="P246" style:family="paragraph" style:parent-style-name="Standard" style:list-style-name="L1">
      <style:paragraph-properties fo:text-align="start" style:justify-single-word="false"/>
      <style:text-properties fo:font-weight="normal" officeooo:rsid="00163e2c" officeooo:paragraph-rsid="00a8ca1b" style:font-weight-asian="normal" style:font-weight-complex="normal"/>
    </style:style>
    <style:style style:name="P247" style:family="paragraph" style:parent-style-name="Standard" style:list-style-name="L9">
      <style:paragraph-properties fo:text-align="start" style:justify-single-word="false"/>
      <style:text-properties fo:font-weight="normal" officeooo:rsid="00163e2c" officeooo:paragraph-rsid="00e8b277" style:font-weight-asian="normal" style:font-weight-complex="normal"/>
    </style:style>
    <style:style style:name="P248" style:family="paragraph" style:parent-style-name="Standard" style:list-style-name="L9">
      <style:paragraph-properties fo:text-align="start" style:justify-single-word="false"/>
      <style:text-properties fo:font-weight="normal" officeooo:rsid="00163e2c" officeooo:paragraph-rsid="00ea583b" style:font-weight-asian="normal" style:font-weight-complex="normal"/>
    </style:style>
    <style:style style:name="P249" style:family="paragraph" style:parent-style-name="Standard" style:list-style-name="L1">
      <style:paragraph-properties fo:text-align="start" style:justify-single-word="false"/>
      <style:text-properties fo:font-weight="normal" officeooo:rsid="001e1245" officeooo:paragraph-rsid="00503edc" style:font-weight-asian="normal" style:font-weight-complex="normal"/>
    </style:style>
    <style:style style:name="P250" style:family="paragraph" style:parent-style-name="Standard" style:list-style-name="L1">
      <style:paragraph-properties fo:text-align="start" style:justify-single-word="false"/>
      <style:text-properties fo:font-weight="normal" officeooo:rsid="001e1245" officeooo:paragraph-rsid="005a12c6" style:font-weight-asian="normal" style:font-weight-complex="normal"/>
    </style:style>
    <style:style style:name="P251" style:family="paragraph" style:parent-style-name="Standard" style:list-style-name="L1">
      <style:paragraph-properties fo:text-align="start" style:justify-single-word="false"/>
      <style:text-properties fo:font-weight="normal" officeooo:rsid="001e1245" officeooo:paragraph-rsid="00a8ca1b" style:font-weight-asian="normal" style:font-weight-complex="normal"/>
    </style:style>
    <style:style style:name="P252" style:family="paragraph" style:parent-style-name="Standard" style:list-style-name="L9">
      <style:paragraph-properties fo:text-align="start" style:justify-single-word="false"/>
      <style:text-properties fo:font-weight="normal" officeooo:rsid="001e1245" officeooo:paragraph-rsid="00e8b277" style:font-weight-asian="normal" style:font-weight-complex="normal"/>
    </style:style>
    <style:style style:name="P253" style:family="paragraph" style:parent-style-name="Standard" style:list-style-name="L9">
      <style:paragraph-properties fo:text-align="start" style:justify-single-word="false"/>
      <style:text-properties fo:font-weight="normal" officeooo:rsid="001e1245" officeooo:paragraph-rsid="00ea583b" style:font-weight-asian="normal" style:font-weight-complex="normal"/>
    </style:style>
    <style:style style:name="P254" style:family="paragraph" style:parent-style-name="Standard" style:list-style-name="L2">
      <style:text-properties fo:font-weight="normal" officeooo:paragraph-rsid="00567fae" style:font-weight-asian="normal" style:font-weight-complex="normal"/>
    </style:style>
    <style:style style:name="P255" style:family="paragraph" style:parent-style-name="Standard" style:list-style-name="L2">
      <style:text-properties fo:font-weight="normal" officeooo:rsid="0022f756" officeooo:paragraph-rsid="00567fae" style:font-weight-asian="normal" style:font-weight-complex="normal"/>
    </style:style>
    <style:style style:name="P256" style:family="paragraph" style:parent-style-name="Standard" style:list-style-name="L6">
      <style:text-properties fo:font-weight="normal" officeooo:rsid="0022f756" officeooo:paragraph-rsid="005a12c6" style:font-weight-asian="normal" style:font-weight-complex="normal"/>
    </style:style>
    <style:style style:name="P257" style:family="paragraph" style:parent-style-name="Standard" style:list-style-name="L10">
      <style:text-properties fo:font-weight="normal" officeooo:rsid="0022f756" officeooo:paragraph-rsid="00e8b277" style:font-weight-asian="normal" style:font-weight-complex="normal"/>
    </style:style>
    <style:style style:name="P258" style:family="paragraph" style:parent-style-name="Standard" style:list-style-name="L14">
      <style:text-properties fo:font-weight="normal" officeooo:rsid="0022f756" officeooo:paragraph-rsid="00ea583b" style:font-weight-asian="normal" style:font-weight-complex="normal"/>
    </style:style>
    <style:style style:name="P259" style:family="paragraph" style:parent-style-name="Standard" style:list-style-name="L2">
      <style:text-properties fo:font-weight="normal" officeooo:rsid="002432ab" officeooo:paragraph-rsid="00503edc" style:font-weight-asian="normal" style:font-weight-complex="normal"/>
    </style:style>
    <style:style style:name="P260" style:family="paragraph" style:parent-style-name="Standard" style:list-style-name="L6">
      <style:text-properties fo:font-weight="normal" officeooo:rsid="002432ab" officeooo:paragraph-rsid="005a12c6" style:font-weight-asian="normal" style:font-weight-complex="normal"/>
    </style:style>
    <style:style style:name="P261" style:family="paragraph" style:parent-style-name="Standard" style:list-style-name="L10">
      <style:text-properties fo:font-weight="normal" officeooo:rsid="002432ab" officeooo:paragraph-rsid="00e8b277" style:font-weight-asian="normal" style:font-weight-complex="normal"/>
    </style:style>
    <style:style style:name="P262" style:family="paragraph" style:parent-style-name="Standard" style:list-style-name="L14">
      <style:text-properties fo:font-weight="normal" officeooo:rsid="002432ab" officeooo:paragraph-rsid="00ea583b" style:font-weight-asian="normal" style:font-weight-complex="normal"/>
    </style:style>
    <style:style style:name="P263" style:family="paragraph" style:parent-style-name="Standard" style:list-style-name="L8">
      <style:text-properties fo:font-weight="normal" officeooo:rsid="002432ab" officeooo:paragraph-rsid="00b6e954" style:font-weight-asian="normal" style:font-weight-complex="normal"/>
    </style:style>
    <style:style style:name="P264" style:family="paragraph" style:parent-style-name="Standard" style:list-style-name="L8">
      <style:text-properties fo:font-weight="normal" officeooo:rsid="002432ab" officeooo:paragraph-rsid="00b74a3a" style:font-weight-asian="normal" style:font-weight-complex="normal"/>
    </style:style>
    <style:style style:name="P265" style:family="paragraph" style:parent-style-name="Standard" style:list-style-name="L2">
      <style:text-properties fo:font-weight="normal" officeooo:rsid="0025520f" officeooo:paragraph-rsid="00503edc" style:font-weight-asian="normal" style:font-weight-complex="normal"/>
    </style:style>
    <style:style style:name="P266" style:family="paragraph" style:parent-style-name="Standard" style:list-style-name="L6">
      <style:text-properties fo:font-weight="normal" officeooo:rsid="0025520f" officeooo:paragraph-rsid="005a12c6" style:font-weight-asian="normal" style:font-weight-complex="normal"/>
    </style:style>
    <style:style style:name="P267" style:family="paragraph" style:parent-style-name="Standard" style:list-style-name="L6">
      <style:text-properties fo:font-weight="normal" officeooo:rsid="0025520f" officeooo:paragraph-rsid="00687ec0" style:font-weight-asian="normal" style:font-weight-complex="normal"/>
    </style:style>
    <style:style style:name="P268" style:family="paragraph" style:parent-style-name="Standard" style:list-style-name="L10">
      <style:text-properties fo:font-weight="normal" officeooo:rsid="0025520f" officeooo:paragraph-rsid="00e8b277" style:font-weight-asian="normal" style:font-weight-complex="normal"/>
    </style:style>
    <style:style style:name="P269" style:family="paragraph" style:parent-style-name="Standard" style:list-style-name="L14">
      <style:text-properties fo:font-weight="normal" officeooo:rsid="0025520f" officeooo:paragraph-rsid="00ea583b" style:font-weight-asian="normal" style:font-weight-complex="normal"/>
    </style:style>
    <style:style style:name="P270" style:family="paragraph" style:parent-style-name="Standard" style:list-style-name="L8">
      <style:text-properties fo:font-weight="normal" officeooo:rsid="0025520f" officeooo:paragraph-rsid="00b6e954" style:font-weight-asian="normal" style:font-weight-complex="normal"/>
    </style:style>
    <style:style style:name="P271" style:family="paragraph" style:parent-style-name="Standard" style:list-style-name="L2">
      <style:text-properties fo:font-weight="normal" officeooo:rsid="00630236" officeooo:paragraph-rsid="00630236" style:font-weight-asian="normal" style:font-weight-complex="normal"/>
    </style:style>
    <style:style style:name="P272" style:family="paragraph" style:parent-style-name="Standard" style:list-style-name="L8">
      <style:text-properties fo:font-weight="normal" officeooo:rsid="00630236" officeooo:paragraph-rsid="00b6e954" style:font-weight-asian="normal" style:font-weight-complex="normal"/>
    </style:style>
    <style:style style:name="P273" style:family="paragraph" style:parent-style-name="Standard" style:list-style-name="L3">
      <style:text-properties fo:font-weight="normal" officeooo:rsid="0011a32e" officeooo:paragraph-rsid="0055764a" style:font-weight-asian="normal" style:font-weight-complex="normal"/>
    </style:style>
    <style:style style:name="P274" style:family="paragraph" style:parent-style-name="Standard" style:list-style-name="L3">
      <style:text-properties fo:font-weight="normal" officeooo:rsid="0011a32e" officeooo:paragraph-rsid="006b2519" style:font-weight-asian="normal" style:font-weight-complex="normal"/>
    </style:style>
    <style:style style:name="P275" style:family="paragraph" style:parent-style-name="Standard" style:list-style-name="L11">
      <style:text-properties fo:font-weight="normal" officeooo:rsid="0011a32e" officeooo:paragraph-rsid="00e9d91b" style:font-weight-asian="normal" style:font-weight-complex="normal"/>
    </style:style>
    <style:style style:name="P276" style:family="paragraph" style:parent-style-name="Standard" style:list-style-name="L11">
      <style:text-properties fo:font-weight="normal" officeooo:rsid="0011a32e" officeooo:paragraph-rsid="00ebd355" style:font-weight-asian="normal" style:font-weight-complex="normal"/>
    </style:style>
    <style:style style:name="P277" style:family="paragraph" style:parent-style-name="Standard" style:list-style-name="L11">
      <style:text-properties fo:font-weight="normal" officeooo:rsid="0011a32e" officeooo:paragraph-rsid="00cd3aa7" style:font-weight-asian="normal" style:font-weight-complex="normal"/>
    </style:style>
    <style:style style:name="P278" style:family="paragraph" style:parent-style-name="Standard" style:list-style-name="L3">
      <style:text-properties fo:font-weight="normal" officeooo:paragraph-rsid="0055764a" style:font-weight-asian="normal" style:font-weight-complex="normal"/>
    </style:style>
    <style:style style:name="P279" style:family="paragraph" style:parent-style-name="Standard" style:list-style-name="L3">
      <style:text-properties fo:font-weight="normal" officeooo:paragraph-rsid="006b2519" style:font-weight-asian="normal" style:font-weight-complex="normal"/>
    </style:style>
    <style:style style:name="P280" style:family="paragraph" style:parent-style-name="Standard" style:list-style-name="L4">
      <style:text-properties fo:font-weight="normal" officeooo:paragraph-rsid="0055764a" style:font-weight-asian="normal" style:font-weight-complex="normal"/>
    </style:style>
    <style:style style:name="P281" style:family="paragraph" style:parent-style-name="Standard" style:list-style-name="L5">
      <style:text-properties fo:font-weight="normal" officeooo:paragraph-rsid="0055764a" style:font-weight-asian="normal" style:font-weight-complex="normal"/>
    </style:style>
    <style:style style:name="P282" style:family="paragraph" style:parent-style-name="Standard" style:list-style-name="L5">
      <style:paragraph-properties fo:text-align="start" style:justify-single-word="false"/>
      <style:text-properties fo:font-weight="normal" officeooo:paragraph-rsid="0055764a" style:font-weight-asian="normal" style:font-weight-complex="normal"/>
    </style:style>
    <style:style style:name="P283" style:family="paragraph" style:parent-style-name="Standard" style:list-style-name="L8">
      <style:paragraph-properties fo:text-align="start" style:justify-single-word="false"/>
      <style:text-properties fo:font-weight="normal" officeooo:paragraph-rsid="006b2519" style:font-weight-asian="normal" style:font-weight-complex="normal"/>
    </style:style>
    <style:style style:name="P284" style:family="paragraph" style:parent-style-name="Standard" style:list-style-name="L1">
      <style:paragraph-properties fo:text-align="start" style:justify-single-word="false"/>
      <style:text-properties fo:font-weight="normal" officeooo:paragraph-rsid="00a8ca1b" style:font-weight-asian="normal" style:font-weight-complex="normal"/>
    </style:style>
    <style:style style:name="P285" style:family="paragraph" style:parent-style-name="Standard" style:list-style-name="L5">
      <style:text-properties fo:font-weight="normal" officeooo:rsid="001a3ac8" officeooo:paragraph-rsid="0055764a" style:font-weight-asian="normal" style:font-weight-complex="normal"/>
    </style:style>
    <style:style style:name="P286" style:family="paragraph" style:parent-style-name="Standard" style:list-style-name="L8">
      <style:text-properties fo:font-weight="normal" officeooo:rsid="001a3ac8" officeooo:paragraph-rsid="006b2519" style:font-weight-asian="normal" style:font-weight-complex="normal"/>
    </style:style>
    <style:style style:name="P287" style:family="paragraph" style:parent-style-name="Standard" style:list-style-name="L6">
      <style:text-properties fo:font-weight="normal" officeooo:paragraph-rsid="005a12c6" style:font-weight-asian="normal" style:font-weight-complex="normal"/>
    </style:style>
    <style:style style:name="P288" style:family="paragraph" style:parent-style-name="Standard">
      <style:text-properties fo:font-weight="normal" officeooo:rsid="0026681b" officeooo:paragraph-rsid="011a11f4" style:font-weight-asian="normal" style:font-weight-complex="normal"/>
    </style:style>
    <style:style style:name="P289" style:family="paragraph" style:parent-style-name="Standard" style:list-style-name="L7">
      <style:text-properties fo:font-weight="normal" officeooo:paragraph-rsid="006b2519" style:font-weight-asian="normal" style:font-weight-complex="normal"/>
    </style:style>
    <style:style style:name="P290" style:family="paragraph" style:parent-style-name="Standard" style:list-style-name="L8">
      <style:text-properties fo:font-weight="normal" officeooo:paragraph-rsid="006b2519" style:font-weight-asian="normal" style:font-weight-complex="normal"/>
    </style:style>
    <style:style style:name="P291" style:family="paragraph" style:parent-style-name="Standard" style:list-style-name="L8">
      <style:text-properties fo:font-weight="normal" officeooo:paragraph-rsid="00805963" style:font-weight-asian="normal" style:font-weight-complex="normal"/>
    </style:style>
    <style:style style:name="P292" style:family="paragraph" style:parent-style-name="Standard" style:list-style-name="L8">
      <style:text-properties fo:font-weight="normal" officeooo:paragraph-rsid="0086158e" style:font-weight-asian="normal" style:font-weight-complex="normal"/>
    </style:style>
    <style:style style:name="P293" style:family="paragraph" style:parent-style-name="Standard" style:list-style-name="L8">
      <style:text-properties fo:font-weight="normal" officeooo:paragraph-rsid="00923daa" style:font-weight-asian="normal" style:font-weight-complex="normal"/>
    </style:style>
    <style:style style:name="P294" style:family="paragraph" style:parent-style-name="Standard" style:list-style-name="L8">
      <style:text-properties fo:font-weight="normal" officeooo:paragraph-rsid="00b054e1" style:font-weight-asian="normal" style:font-weight-complex="normal"/>
    </style:style>
    <style:style style:name="P295" style:family="paragraph" style:parent-style-name="Standard" style:list-style-name="L8">
      <style:text-properties fo:font-weight="normal" officeooo:paragraph-rsid="00cffed4" style:font-weight-asian="normal" style:font-weight-complex="normal"/>
    </style:style>
    <style:style style:name="P296" style:family="paragraph" style:parent-style-name="Standard" style:list-style-name="L10">
      <style:text-properties fo:font-weight="normal" officeooo:rsid="001fffd8" officeooo:paragraph-rsid="00e8b277" style:font-weight-asian="normal" style:font-weight-complex="normal"/>
    </style:style>
    <style:style style:name="P297" style:family="paragraph" style:parent-style-name="Standard" style:list-style-name="L14">
      <style:text-properties fo:font-weight="normal" officeooo:rsid="001fffd8" officeooo:paragraph-rsid="00ea583b" style:font-weight-asian="normal" style:font-weight-complex="normal"/>
    </style:style>
    <style:style style:name="P298" style:family="paragraph" style:parent-style-name="Standard" style:list-style-name="L10">
      <style:text-properties fo:font-weight="normal" officeooo:rsid="0021c870" officeooo:paragraph-rsid="00e8b277" style:font-weight-asian="normal" style:font-weight-complex="normal"/>
    </style:style>
    <style:style style:name="P299" style:family="paragraph" style:parent-style-name="Standard" style:list-style-name="L14">
      <style:text-properties fo:font-weight="normal" officeooo:rsid="0021c870" officeooo:paragraph-rsid="00ea583b" style:font-weight-asian="normal" style:font-weight-complex="normal"/>
    </style:style>
    <style:style style:name="P300" style:family="paragraph" style:parent-style-name="Standard">
      <style:text-properties fo:font-weight="normal" officeooo:rsid="00271773" officeooo:paragraph-rsid="011a11f4" style:font-weight-asian="normal" style:font-weight-complex="normal"/>
    </style:style>
    <style:style style:name="P301" style:family="paragraph" style:parent-style-name="Standard" style:list-style-name="L12">
      <style:text-properties fo:font-weight="normal" officeooo:paragraph-rsid="00e9d91b" style:font-weight-asian="normal" style:font-weight-complex="normal"/>
    </style:style>
    <style:style style:name="P302" style:family="paragraph" style:parent-style-name="Standard" style:list-style-name="L13">
      <style:text-properties fo:font-weight="normal" officeooo:paragraph-rsid="00e9d91b" style:font-weight-asian="normal" style:font-weight-complex="normal"/>
    </style:style>
    <style:style style:name="P303" style:family="paragraph" style:parent-style-name="Standard" style:list-style-name="L13">
      <style:text-properties fo:font-weight="normal" officeooo:rsid="00245f5a" officeooo:paragraph-rsid="00e9d91b" style:font-weight-asian="normal" style:font-weight-complex="normal"/>
    </style:style>
    <style:style style:name="P304" style:family="paragraph" style:parent-style-name="Standard" style:list-style-name="L16">
      <style:text-properties fo:font-weight="normal" officeooo:rsid="00245f5a" officeooo:paragraph-rsid="00ebd355" style:font-weight-asian="normal" style:font-weight-complex="normal"/>
    </style:style>
    <style:style style:name="P305" style:family="paragraph" style:parent-style-name="Standard" style:list-style-name="L15">
      <style:text-properties fo:font-weight="normal" officeooo:paragraph-rsid="00ebd355" style:font-weight-asian="normal" style:font-weight-complex="normal"/>
    </style:style>
    <style:style style:name="P306" style:family="paragraph" style:parent-style-name="Standard" style:list-style-name="L16">
      <style:text-properties fo:font-weight="normal" officeooo:paragraph-rsid="00ebd355" style:font-weight-asian="normal" style:font-weight-complex="normal"/>
    </style:style>
    <style:style style:name="P307" style:family="paragraph" style:parent-style-name="Standard" style:list-style-name="L1">
      <style:paragraph-properties fo:text-align="start" style:justify-single-word="false"/>
      <style:text-properties fo:font-weight="normal" officeooo:rsid="007c0351" officeooo:paragraph-rsid="007e7183" style:font-weight-asian="normal" style:font-weight-complex="normal"/>
    </style:style>
    <style:style style:name="P308" style:family="paragraph" style:parent-style-name="Standard" style:list-style-name="L8">
      <style:text-properties fo:font-weight="normal" officeooo:rsid="00865221" officeooo:paragraph-rsid="00923daa" style:font-weight-asian="normal" style:font-weight-complex="normal"/>
    </style:style>
    <style:style style:name="P309" style:family="paragraph" style:parent-style-name="Standard" style:list-style-name="L8">
      <style:text-properties fo:font-weight="normal" officeooo:rsid="00b054e1" officeooo:paragraph-rsid="00b054e1" style:font-weight-asian="normal" style:font-weight-complex="normal"/>
    </style:style>
    <style:style style:name="P310" style:family="paragraph" style:parent-style-name="Standard" style:list-style-name="L8">
      <style:text-properties fo:font-weight="normal" officeooo:rsid="00b054e1" officeooo:paragraph-rsid="00b3df6e" style:font-weight-asian="normal" style:font-weight-complex="normal"/>
    </style:style>
    <style:style style:name="P311" style:family="paragraph" style:parent-style-name="Standard" style:list-style-name="L8">
      <style:text-properties fo:font-weight="normal" officeooo:rsid="00b054e1" officeooo:paragraph-rsid="00b5398a" style:font-weight-asian="normal" style:font-weight-complex="normal"/>
    </style:style>
    <style:style style:name="P312" style:family="paragraph" style:parent-style-name="Standard" style:list-style-name="L8">
      <style:text-properties fo:font-weight="normal" officeooo:rsid="00b054e1" officeooo:paragraph-rsid="00cffed4" style:font-weight-asian="normal" style:font-weight-complex="normal"/>
    </style:style>
    <style:style style:name="P313" style:family="paragraph" style:parent-style-name="Standard" style:list-style-name="L8">
      <style:text-properties fo:font-weight="normal" officeooo:rsid="00b054e1" officeooo:paragraph-rsid="00d3c0bf" style:font-weight-asian="normal" style:font-weight-complex="normal"/>
    </style:style>
    <style:style style:name="P314" style:family="paragraph" style:parent-style-name="Standard" style:list-style-name="L8">
      <style:text-properties fo:font-weight="normal" officeooo:rsid="00b4d374" officeooo:paragraph-rsid="00b4d374" style:font-weight-asian="normal" style:font-weight-complex="normal"/>
    </style:style>
    <style:style style:name="P315" style:family="paragraph" style:parent-style-name="Standard" style:list-style-name="L8">
      <style:text-properties fo:font-weight="normal" officeooo:rsid="00b74a3a" officeooo:paragraph-rsid="00b7d076" style:font-weight-asian="normal" style:font-weight-complex="normal"/>
    </style:style>
    <style:style style:name="P316" style:family="paragraph" style:parent-style-name="Standard" style:list-style-name="L8">
      <style:text-properties fo:font-weight="normal" officeooo:rsid="00b74a3a" officeooo:paragraph-rsid="00b858a0" style:font-weight-asian="normal" style:font-weight-complex="normal"/>
    </style:style>
    <style:style style:name="P317" style:family="paragraph" style:parent-style-name="Standard" style:list-style-name="L8">
      <style:text-properties fo:font-weight="normal" officeooo:rsid="00ba001e" officeooo:paragraph-rsid="00ba001e" style:font-weight-asian="normal" style:font-weight-complex="normal"/>
    </style:style>
    <style:style style:name="P318" style:family="paragraph" style:parent-style-name="Standard">
      <style:paragraph-properties fo:text-align="start" style:justify-single-word="false"/>
      <style:text-properties fo:color="#333333" style:font-name="LiberationSans-Bold" fo:font-size="10pt" fo:font-weight="bold" officeooo:paragraph-rsid="011a11f4" style:font-size-asian="10pt" style:font-weight-asian="bold"/>
    </style:style>
    <style:style style:name="P319" style:family="paragraph" style:parent-style-name="Standard">
      <style:paragraph-properties fo:text-align="start" style:justify-single-word="false"/>
      <style:text-properties fo:color="#333333" style:font-name="LiberationSans-Bold" fo:font-size="10pt" fo:font-weight="bold" officeooo:rsid="00271773" officeooo:paragraph-rsid="011a11f4" style:font-size-asian="10pt" style:font-weight-asian="bold" style:font-weight-complex="normal"/>
    </style:style>
    <style:style style:name="P320" style:family="paragraph" style:parent-style-name="Standard" style:list-style-name="L1">
      <style:paragraph-properties fo:text-align="start" style:justify-single-word="false"/>
      <style:text-properties style:font-name="LiberationSans" fo:font-size="10pt" fo:font-weight="normal" officeooo:rsid="001e1245" officeooo:paragraph-rsid="00503edc" style:font-size-asian="10pt" style:font-weight-asian="normal" style:font-weight-complex="normal"/>
    </style:style>
    <style:style style:name="P321" style:family="paragraph" style:parent-style-name="Standard" style:list-style-name="L1">
      <style:paragraph-properties fo:text-align="start" style:justify-single-word="false"/>
      <style:text-properties style:font-name="LiberationSans" fo:font-size="10pt" fo:font-weight="normal" officeooo:rsid="001e1245" officeooo:paragraph-rsid="005a12c6" style:font-size-asian="10pt" style:font-weight-asian="normal" style:font-weight-complex="normal"/>
    </style:style>
    <style:style style:name="P322" style:family="paragraph" style:parent-style-name="Standard" style:list-style-name="L1">
      <style:paragraph-properties fo:text-align="start" style:justify-single-word="false"/>
      <style:text-properties style:font-name="LiberationSans" fo:font-size="10pt" fo:font-weight="normal" officeooo:rsid="001e1245" officeooo:paragraph-rsid="00a8ca1b" style:font-size-asian="10pt" style:font-weight-asian="normal" style:font-weight-complex="normal"/>
    </style:style>
    <style:style style:name="P323" style:family="paragraph" style:parent-style-name="Standard" style:list-style-name="L9">
      <style:paragraph-properties fo:text-align="start" style:justify-single-word="false"/>
      <style:text-properties style:font-name="LiberationSans" fo:font-size="10pt" fo:font-weight="normal" officeooo:rsid="001e1245" officeooo:paragraph-rsid="00e8b277" style:font-size-asian="10pt" style:font-weight-asian="normal" style:font-weight-complex="normal"/>
    </style:style>
    <style:style style:name="P324" style:family="paragraph" style:parent-style-name="Standard" style:list-style-name="L9">
      <style:paragraph-properties fo:text-align="start" style:justify-single-word="false"/>
      <style:text-properties style:font-name="LiberationSans" fo:font-size="10pt" fo:font-weight="normal" officeooo:rsid="001e1245" officeooo:paragraph-rsid="00ea583b" style:font-size-asian="10pt" style:font-weight-asian="normal" style:font-weight-complex="normal"/>
    </style:style>
    <style:style style:name="P325" style:family="paragraph" style:parent-style-name="Standard" style:list-style-name="L1">
      <style:paragraph-properties fo:text-align="start" style:justify-single-word="false"/>
      <style:text-properties style:font-name="LiberationSans" fo:font-size="10pt" fo:font-weight="normal" officeooo:rsid="0022f756" officeooo:paragraph-rsid="00503edc" style:font-size-asian="10pt" style:font-weight-asian="normal" style:font-weight-complex="normal"/>
    </style:style>
    <style:style style:name="P326" style:family="paragraph" style:parent-style-name="Standard" style:list-style-name="L1">
      <style:paragraph-properties fo:text-align="start" style:justify-single-word="false"/>
      <style:text-properties style:font-name="LiberationSans" fo:font-size="10pt" fo:font-weight="normal" officeooo:rsid="0022f756" officeooo:paragraph-rsid="005a12c6" style:font-size-asian="10pt" style:font-weight-asian="normal" style:font-weight-complex="normal"/>
    </style:style>
    <style:style style:name="P327" style:family="paragraph" style:parent-style-name="Standard" style:list-style-name="L1">
      <style:paragraph-properties fo:text-align="start" style:justify-single-word="false"/>
      <style:text-properties style:font-name="LiberationSans" fo:font-size="10pt" fo:font-weight="normal" officeooo:rsid="0022f756" officeooo:paragraph-rsid="00a8ca1b" style:font-size-asian="10pt" style:font-weight-asian="normal" style:font-weight-complex="normal"/>
    </style:style>
    <style:style style:name="P328" style:family="paragraph" style:parent-style-name="Standard" style:list-style-name="L9">
      <style:paragraph-properties fo:text-align="start" style:justify-single-word="false"/>
      <style:text-properties style:font-name="LiberationSans" fo:font-size="10pt" fo:font-weight="normal" officeooo:rsid="0022f756" officeooo:paragraph-rsid="00e8b277" style:font-size-asian="10pt" style:font-weight-asian="normal" style:font-weight-complex="normal"/>
    </style:style>
    <style:style style:name="P329" style:family="paragraph" style:parent-style-name="Standard" style:list-style-name="L9">
      <style:paragraph-properties fo:text-align="start" style:justify-single-word="false"/>
      <style:text-properties style:font-name="LiberationSans" fo:font-size="10pt" fo:font-weight="normal" officeooo:rsid="0022f756" officeooo:paragraph-rsid="00ea583b" style:font-size-asian="10pt" style:font-weight-asian="normal" style:font-weight-complex="normal"/>
    </style:style>
    <style:style style:name="P330" style:family="paragraph" style:parent-style-name="Standard" style:list-style-name="L3">
      <style:text-properties style:font-name="LiberationSans" fo:font-size="10pt" fo:font-weight="normal" officeooo:rsid="0011a32e" officeooo:paragraph-rsid="0055764a" style:font-size-asian="10pt" style:font-weight-asian="normal" style:font-weight-complex="normal"/>
    </style:style>
    <style:style style:name="P331" style:family="paragraph" style:parent-style-name="Standard" style:list-style-name="L3">
      <style:text-properties style:font-name="LiberationSans" fo:font-size="10pt" fo:font-weight="normal" officeooo:rsid="0011a32e" officeooo:paragraph-rsid="006b2519" style:font-size-asian="10pt" style:font-weight-asian="normal" style:font-weight-complex="normal"/>
    </style:style>
    <style:style style:name="P332" style:family="paragraph" style:parent-style-name="Standard" style:list-style-name="L11">
      <style:text-properties style:font-name="LiberationSans" fo:font-size="10pt" fo:font-weight="normal" officeooo:rsid="0011a32e" officeooo:paragraph-rsid="00e9d91b" style:font-size-asian="10pt" style:font-weight-asian="normal" style:font-weight-complex="normal"/>
    </style:style>
    <style:style style:name="P333" style:family="paragraph" style:parent-style-name="Standard" style:list-style-name="L11">
      <style:text-properties style:font-name="LiberationSans" fo:font-size="10pt" fo:font-weight="normal" officeooo:rsid="0011a32e" officeooo:paragraph-rsid="00ebd355" style:font-size-asian="10pt" style:font-weight-asian="normal" style:font-weight-complex="normal"/>
    </style:style>
    <style:style style:name="P334" style:family="paragraph" style:parent-style-name="Standard" style:list-style-name="L11">
      <style:text-properties style:font-name="LiberationSans" fo:font-size="10pt" fo:font-weight="normal" officeooo:rsid="0011a32e" officeooo:paragraph-rsid="00c96208" style:font-size-asian="10pt" style:font-weight-asian="normal" style:font-weight-complex="normal"/>
    </style:style>
    <style:style style:name="P335" style:family="paragraph" style:parent-style-name="Standard" style:list-style-name="L17">
      <style:text-properties style:font-name="LiberationSans" fo:font-size="10pt" fo:font-weight="normal" officeooo:rsid="0011a32e" officeooo:paragraph-rsid="008daed3" style:font-size-asian="10pt" style:font-weight-asian="normal" style:font-weight-complex="normal"/>
    </style:style>
    <style:style style:name="P336" style:family="paragraph" style:parent-style-name="Standard" style:list-style-name="L5">
      <style:text-properties style:font-name="LiberationSans" fo:font-size="10pt" fo:font-weight="normal" officeooo:paragraph-rsid="0055764a" style:font-size-asian="10pt" style:font-weight-asian="normal" style:font-weight-complex="normal"/>
    </style:style>
    <style:style style:name="P337" style:family="paragraph" style:parent-style-name="Standard" style:list-style-name="L5">
      <style:paragraph-properties fo:text-align="start" style:justify-single-word="false"/>
      <style:text-properties style:font-name="LiberationSans" fo:font-size="10pt" fo:font-weight="normal" officeooo:paragraph-rsid="0055764a" style:font-size-asian="10pt" style:font-weight-asian="normal" style:font-weight-complex="normal"/>
    </style:style>
    <style:style style:name="P338" style:family="paragraph" style:parent-style-name="Standard">
      <style:paragraph-properties fo:text-align="start" style:justify-single-word="false"/>
      <style:text-properties style:font-name="LiberationSans" fo:font-size="10pt" fo:font-weight="normal" officeooo:paragraph-rsid="0055764a" style:font-size-asian="10pt" style:font-weight-asian="normal" style:font-weight-complex="normal"/>
    </style:style>
    <style:style style:name="P339" style:family="paragraph" style:parent-style-name="Standard" style:list-style-name="L8">
      <style:paragraph-properties fo:text-align="start" style:justify-single-word="false"/>
      <style:text-properties style:font-name="LiberationSans" fo:font-size="10pt" fo:font-weight="normal" officeooo:paragraph-rsid="006b2519" style:font-size-asian="10pt" style:font-weight-asian="normal" style:font-weight-complex="normal"/>
    </style:style>
    <style:style style:name="P340" style:family="paragraph" style:parent-style-name="Standard" style:list-style-name="L8">
      <style:text-properties style:font-name="LiberationSans" fo:font-size="10pt" fo:font-weight="normal" officeooo:paragraph-rsid="006b2519" style:font-size-asian="10pt" style:font-weight-asian="normal" style:font-weight-complex="normal"/>
    </style:style>
    <style:style style:name="P341" style:family="paragraph" style:parent-style-name="Standard" style:list-style-name="L11">
      <style:text-properties style:font-name="LiberationSans" fo:font-size="10pt" fo:font-weight="normal" officeooo:rsid="00245f5a" officeooo:paragraph-rsid="00e9d91b" style:font-size-asian="10pt" style:font-weight-asian="normal" style:font-weight-complex="normal"/>
    </style:style>
    <style:style style:name="P342" style:family="paragraph" style:parent-style-name="Standard" style:list-style-name="L11">
      <style:text-properties style:font-name="LiberationSans" fo:font-size="10pt" fo:font-weight="normal" officeooo:rsid="00245f5a" officeooo:paragraph-rsid="00ebd355" style:font-size-asian="10pt" style:font-weight-asian="normal" style:font-weight-complex="normal"/>
    </style:style>
    <style:style style:name="P343" style:family="paragraph" style:parent-style-name="Standard" style:list-style-name="L11">
      <style:text-properties style:font-name="LiberationSans" fo:font-size="10pt" fo:font-weight="normal" officeooo:rsid="00245f5a" officeooo:paragraph-rsid="00cac0a3" style:font-size-asian="10pt" style:font-weight-asian="normal" style:font-weight-complex="normal"/>
    </style:style>
    <style:style style:name="P344" style:family="paragraph" style:parent-style-name="Standard" style:list-style-name="L13">
      <style:text-properties style:font-name="LiberationSans" fo:font-size="10pt" fo:font-weight="normal" officeooo:rsid="00245f5a" officeooo:paragraph-rsid="00e9d91b" style:font-size-asian="10pt" style:font-weight-asian="normal" style:font-weight-complex="normal"/>
    </style:style>
    <style:style style:name="P345" style:family="paragraph" style:parent-style-name="Standard" style:list-style-name="L16">
      <style:text-properties style:font-name="LiberationSans" fo:font-size="10pt" fo:font-weight="normal" officeooo:rsid="00245f5a" officeooo:paragraph-rsid="00ebd355" style:font-size-asian="10pt" style:font-weight-asian="normal" style:font-weight-complex="normal"/>
    </style:style>
    <style:style style:name="P346" style:family="paragraph" style:parent-style-name="Standard" style:list-style-name="L13">
      <style:text-properties style:font-name="LiberationSans" fo:font-size="10pt" fo:font-weight="normal" officeooo:rsid="00251cab" officeooo:paragraph-rsid="00e9d91b" style:font-size-asian="10pt" style:font-weight-asian="normal" style:font-weight-complex="normal"/>
    </style:style>
    <style:style style:name="P347" style:family="paragraph" style:parent-style-name="Standard" style:list-style-name="L16">
      <style:text-properties style:font-name="LiberationSans" fo:font-size="10pt" fo:font-weight="normal" officeooo:rsid="00251cab" officeooo:paragraph-rsid="00ebd355" style:font-size-asian="10pt" style:font-weight-asian="normal" style:font-weight-complex="normal"/>
    </style:style>
    <style:style style:name="P348" style:family="paragraph" style:parent-style-name="Standard" style:list-style-name="L8">
      <style:text-properties style:font-name="LiberationSans" fo:font-size="10pt" fo:font-weight="normal" officeooo:rsid="00865221" officeooo:paragraph-rsid="00865221" style:font-size-asian="10pt" style:font-weight-asian="normal" style:font-weight-complex="normal"/>
    </style:style>
    <style:style style:name="P349" style:family="paragraph" style:parent-style-name="Standard" style:list-style-name="L1">
      <style:paragraph-properties fo:text-align="start" style:justify-single-word="false"/>
      <style:text-properties style:font-name="LiberationSans" fo:font-size="10pt" fo:font-weight="normal" officeooo:rsid="001dbe4b" officeooo:paragraph-rsid="00acb911" style:font-size-asian="10pt" style:font-weight-asian="normal" style:font-weight-complex="normal"/>
    </style:style>
    <style:style style:name="P350" style:family="paragraph" style:parent-style-name="Standard" style:list-style-name="L8">
      <style:text-properties style:font-name="LiberationSans" fo:font-size="10pt" fo:font-weight="normal" officeooo:rsid="00823faa" officeooo:paragraph-rsid="00b5398a" style:font-size-asian="10pt" style:font-weight-asian="normal" style:font-weight-complex="normal"/>
    </style:style>
    <style:style style:name="P351" style:family="paragraph" style:parent-style-name="Standard" style:list-style-name="L8">
      <style:text-properties style:font-name="LiberationSans" fo:font-size="10pt" fo:font-weight="normal" officeooo:rsid="0016b160" officeooo:paragraph-rsid="00cffed4" style:font-size-asian="10pt" style:font-weight-asian="normal" style:font-weight-complex="normal"/>
    </style:style>
    <style:style style:name="P352" style:family="paragraph" style:parent-style-name="Standard" style:list-style-name="L8">
      <style:text-properties style:font-name="LiberationSans" fo:font-size="10pt" fo:font-weight="normal" officeooo:rsid="0016b160" officeooo:paragraph-rsid="00d3c0bf" style:font-size-asian="10pt" style:font-weight-asian="normal" style:font-weight-complex="normal"/>
    </style:style>
    <style:style style:name="P353" style:family="paragraph" style:parent-style-name="Standard" style:list-style-name="L8">
      <style:text-properties style:font-name="LiberationSans" fo:font-size="10pt" fo:font-weight="normal" officeooo:rsid="00d5204b" officeooo:paragraph-rsid="00d5204b" style:font-size-asian="10pt" style:font-weight-asian="normal" style:font-weight-complex="normal"/>
    </style:style>
    <style:style style:name="P354" style:family="paragraph" style:parent-style-name="Standard" style:list-style-name="L8">
      <style:text-properties style:font-name="LiberationSans" fo:font-size="10pt" fo:font-weight="normal" officeooo:rsid="00d5204b" officeooo:paragraph-rsid="00d8a898" style:font-size-asian="10pt" style:font-weight-asian="normal" style:font-weight-complex="normal"/>
    </style:style>
    <style:style style:name="P355" style:family="paragraph" style:parent-style-name="Standard" style:list-style-name="L8">
      <style:text-properties style:font-name="LiberationSans" fo:font-size="10pt" fo:font-weight="normal" officeooo:rsid="00d9896b" officeooo:paragraph-rsid="00d9896b" style:font-size-asian="10pt" style:font-weight-asian="normal" style:font-weight-complex="normal"/>
    </style:style>
    <style:style style:name="P356" style:family="paragraph" style:parent-style-name="Standard" style:list-style-name="L8">
      <style:text-properties style:font-name="LiberationSans" fo:font-size="10pt" fo:font-weight="normal" officeooo:rsid="00d9896b" officeooo:paragraph-rsid="00db0982" style:font-size-asian="10pt" style:font-weight-asian="normal" style:font-weight-complex="normal"/>
    </style:style>
    <style:style style:name="P357" style:family="paragraph" style:parent-style-name="Standard" style:list-style-name="L8">
      <style:text-properties style:font-name="LiberationSans" fo:font-size="10pt" fo:font-weight="normal" officeooo:rsid="00dc8efc" officeooo:paragraph-rsid="00dc8efc" style:font-size-asian="10pt" style:font-weight-asian="normal" style:font-weight-complex="normal"/>
    </style:style>
    <style:style style:name="P358" style:family="paragraph" style:parent-style-name="Standard" style:list-style-name="L8">
      <style:text-properties style:font-name="LiberationSans" fo:font-size="10pt" fo:font-weight="normal" officeooo:rsid="00ddd3a8" officeooo:paragraph-rsid="00ddd3a8" style:font-size-asian="10pt" style:font-weight-asian="normal" style:font-weight-complex="normal"/>
    </style:style>
    <style:style style:name="P359" style:family="paragraph" style:parent-style-name="Standard" style:list-style-name="L2">
      <style:text-properties fo:font-weight="bold" officeooo:paragraph-rsid="00503edc" style:font-weight-asian="bold" style:font-weight-complex="bold"/>
    </style:style>
    <style:style style:name="P360" style:family="paragraph" style:parent-style-name="Standard">
      <style:text-properties fo:font-weight="bold" officeooo:paragraph-rsid="011a11f4" style:font-weight-asian="bold" style:font-weight-complex="bold"/>
    </style:style>
    <style:style style:name="P361" style:family="paragraph" style:parent-style-name="Standard" style:list-style-name="L3">
      <style:text-properties officeooo:paragraph-rsid="0055764a"/>
    </style:style>
    <style:style style:name="P362" style:family="paragraph" style:parent-style-name="Standard" style:list-style-name="L3">
      <style:text-properties officeooo:paragraph-rsid="006b2519"/>
    </style:style>
    <style:style style:name="P363" style:family="paragraph" style:parent-style-name="Standard" style:list-style-name="L3">
      <style:text-properties fo:font-size="10pt" officeooo:paragraph-rsid="0055764a" style:font-size-asian="10pt" style:font-size-complex="10pt"/>
    </style:style>
    <style:style style:name="P364" style:family="paragraph" style:parent-style-name="Standard" style:list-style-name="L3">
      <style:text-properties fo:font-size="10pt" officeooo:paragraph-rsid="006b2519" style:font-size-asian="10pt" style:font-size-complex="10pt"/>
    </style:style>
    <style:style style:name="P365" style:family="paragraph" style:parent-style-name="Standard" style:list-style-name="L11">
      <style:text-properties fo:font-size="10pt" officeooo:paragraph-rsid="00e9d91b" style:font-size-asian="10pt" style:font-size-complex="10pt"/>
    </style:style>
    <style:style style:name="P366" style:family="paragraph" style:parent-style-name="Standard" style:list-style-name="L11">
      <style:text-properties fo:font-size="10pt" officeooo:paragraph-rsid="00ebd355" style:font-size-asian="10pt" style:font-size-complex="10pt"/>
    </style:style>
    <style:style style:name="P367" style:family="paragraph" style:parent-style-name="Standard" style:list-style-name="L11">
      <style:text-properties fo:font-size="10pt" officeooo:paragraph-rsid="00cd3aa7" style:font-size-asian="10pt" style:font-size-complex="10pt"/>
    </style:style>
    <style:style style:name="P368" style:family="paragraph" style:parent-style-name="Standard" style:list-style-name="L3">
      <style:text-properties fo:font-size="10pt" fo:font-weight="normal" officeooo:rsid="0011a32e" officeooo:paragraph-rsid="0055764a" style:font-size-asian="10pt" style:font-weight-asian="normal" style:font-size-complex="10pt" style:font-weight-complex="normal"/>
    </style:style>
    <style:style style:name="P369" style:family="paragraph" style:parent-style-name="Standard" style:list-style-name="L3">
      <style:text-properties fo:font-size="10pt" fo:font-weight="normal" officeooo:rsid="0011a32e" officeooo:paragraph-rsid="006b2519" style:font-size-asian="10pt" style:font-weight-asian="normal" style:font-size-complex="10pt" style:font-weight-complex="normal"/>
    </style:style>
    <style:style style:name="P370" style:family="paragraph" style:parent-style-name="Standard" style:list-style-name="L4">
      <style:text-properties officeooo:rsid="0016b160" officeooo:paragraph-rsid="0055764a"/>
    </style:style>
    <style:style style:name="P371" style:family="paragraph" style:parent-style-name="Standard" style:list-style-name="L7">
      <style:text-properties officeooo:rsid="0016b160" officeooo:paragraph-rsid="006b2519"/>
    </style:style>
    <style:style style:name="P372" style:family="paragraph" style:parent-style-name="Standard" style:list-style-name="L12">
      <style:text-properties officeooo:rsid="0016b160" officeooo:paragraph-rsid="00e9d91b"/>
    </style:style>
    <style:style style:name="P373" style:family="paragraph" style:parent-style-name="Standard" style:list-style-name="L15">
      <style:text-properties officeooo:rsid="0016b160" officeooo:paragraph-rsid="00ebd355"/>
    </style:style>
    <style:style style:name="P374" style:family="paragraph" style:parent-style-name="Standard" style:list-style-name="L10">
      <style:text-properties style:font-name="LiberationMono" fo:font-size="9pt" fo:font-weight="normal" officeooo:rsid="0025520f" officeooo:paragraph-rsid="00e8b277" style:font-size-asian="9pt" style:font-weight-asian="normal" style:font-weight-complex="normal"/>
    </style:style>
    <style:style style:name="P375" style:family="paragraph" style:parent-style-name="Standard" style:list-style-name="L14">
      <style:text-properties style:font-name="LiberationMono" fo:font-size="9pt" fo:font-weight="normal" officeooo:rsid="0025520f" officeooo:paragraph-rsid="00ea583b" style:font-size-asian="9pt" style:font-weight-asian="normal" style:font-weight-complex="normal"/>
    </style:style>
    <style:style style:name="P376" style:family="paragraph" style:parent-style-name="Standard" style:list-style-name="L11">
      <style:text-properties officeooo:paragraph-rsid="00e9d91b"/>
    </style:style>
    <style:style style:name="P377" style:family="paragraph" style:parent-style-name="Standard" style:list-style-name="L11">
      <style:text-properties officeooo:paragraph-rsid="00ebd355"/>
    </style:style>
    <style:style style:name="P378" style:family="paragraph" style:parent-style-name="Standard" style:list-style-name="L17">
      <style:text-properties officeooo:paragraph-rsid="011a11f4"/>
    </style:style>
    <style:style style:name="P379" style:family="paragraph" style:parent-style-name="Standard" style:list-style-name="L17">
      <style:text-properties officeooo:paragraph-rsid="008daed3"/>
    </style:style>
    <style:style style:name="P380" style:family="paragraph" style:parent-style-name="Standard" style:list-style-name="L17">
      <style:text-properties officeooo:paragraph-rsid="0093a513"/>
    </style:style>
    <style:style style:name="P381" style:family="paragraph" style:parent-style-name="Standard">
      <style:text-properties style:font-name="Liberation Sans1" fo:font-size="10pt" fo:font-weight="normal" officeooo:rsid="0026681b" officeooo:paragraph-rsid="011bc069" style:font-size-asian="8.75pt" style:font-weight-asian="normal" style:font-size-complex="10pt" style:font-weight-complex="normal"/>
    </style:style>
    <style:style style:name="P382" style:family="paragraph" style:parent-style-name="Standard" style:list-style-name="L11">
      <style:paragraph-properties fo:text-align="justify" style:justify-single-word="false"/>
      <style:text-properties officeooo:paragraph-rsid="00cac0a3"/>
    </style:style>
    <style:style style:name="P383" style:family="paragraph" style:parent-style-name="Title" style:master-page-name="Standard">
      <style:paragraph-properties style:page-number="auto"/>
      <style:text-properties fo:font-size="20pt" style:font-size-asian="20pt" style:font-size-complex="20pt"/>
    </style:style>
    <style:style style:name="P384" style:family="paragraph" style:parent-style-name="Title" style:master-page-name="Conversion_20_2">
      <style:paragraph-properties style:page-number="auto"/>
      <style:text-properties officeooo:paragraph-rsid="0055764a"/>
    </style:style>
    <style:style style:name="P385" style:family="paragraph" style:parent-style-name="Title" style:master-page-name="Conversion_20_3">
      <style:paragraph-properties style:page-number="auto" fo:break-before="page"/>
      <style:text-properties officeooo:paragraph-rsid="00e8b277"/>
    </style:style>
    <style:style style:name="P386" style:family="paragraph" style:parent-style-name="Title" style:master-page-name="Conversion_20_7">
      <style:paragraph-properties style:page-number="auto" fo:break-before="page"/>
      <style:text-properties officeooo:paragraph-rsid="00e9d91b"/>
    </style:style>
    <style:style style:name="P387" style:family="paragraph" style:parent-style-name="Title" style:master-page-name="Conversion_20_7">
      <style:paragraph-properties style:page-number="auto" fo:break-before="page"/>
      <style:text-properties officeooo:paragraph-rsid="008daed3"/>
    </style:style>
    <style:style style:name="P388" style:family="paragraph" style:parent-style-name="Title" style:master-page-name="Conversion_20_5">
      <style:paragraph-properties style:page-number="auto" fo:break-before="page"/>
      <style:text-properties officeooo:paragraph-rsid="00ea583b"/>
    </style:style>
    <style:style style:name="P389" style:family="paragraph" style:parent-style-name="Title" style:master-page-name="Conversion_20_6">
      <style:paragraph-properties style:page-number="auto"/>
      <style:text-properties officeooo:paragraph-rsid="00ebd355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5520f" style:font-weight-asian="normal" style:font-weight-complex="normal"/>
    </style:style>
    <style:style style:name="T4" style:family="text">
      <style:text-properties fo:font-weight="normal" officeooo:rsid="0026681b" style:font-weight-asian="normal" style:font-weight-complex="normal"/>
    </style:style>
    <style:style style:name="T5" style:family="text">
      <style:text-properties fo:font-weight="normal" officeooo:rsid="00271773" style:font-weight-asian="normal" style:font-weight-complex="normal"/>
    </style:style>
    <style:style style:name="T6" style:family="text">
      <style:text-properties fo:font-weight="normal" officeooo:rsid="00a265ed" style:font-weight-asian="normal" style:font-weight-complex="normal"/>
    </style:style>
    <style:style style:name="T7" style:family="text">
      <style:text-properties fo:font-weight="normal" officeooo:rsid="0029c95e" style:font-weight-asian="normal" style:font-weight-complex="normal"/>
    </style:style>
    <style:style style:name="T8" style:family="text">
      <style:text-properties fo:font-weight="normal" officeooo:rsid="00519843" style:font-weight-asian="normal" style:font-weight-complex="normal"/>
    </style:style>
    <style:style style:name="T9" style:family="text">
      <style:text-properties fo:font-weight="normal" officeooo:rsid="0052d8d6" style:font-weight-asian="normal" style:font-weight-complex="normal"/>
    </style:style>
    <style:style style:name="T10" style:family="text">
      <style:text-properties fo:font-weight="normal" officeooo:rsid="0058318b" style:font-weight-asian="normal" style:font-weight-complex="normal"/>
    </style:style>
    <style:style style:name="T11" style:family="text">
      <style:text-properties fo:font-weight="normal" officeooo:rsid="011a11f4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language="en" fo:country="GB"/>
    </style:style>
    <style:style style:name="T14" style:family="text">
      <style:text-properties style:text-position="super 58%" style:font-name="Times1" fo:language="en" fo:country="GB"/>
    </style:style>
    <style:style style:name="T15" style:family="text">
      <style:text-properties style:text-position="super 58%" style:font-name="LiberationSans" fo:font-size="10pt" officeooo:rsid="00b3df6e" style:font-size-asian="10pt"/>
    </style:style>
    <style:style style:name="T16" style:family="text">
      <style:text-properties officeooo:rsid="0011a32e"/>
    </style:style>
    <style:style style:name="T17" style:family="text">
      <style:text-properties fo:color="#333333" style:font-name="LiberationSans-Bold" fo:font-size="10pt" fo:font-weight="bold" style:font-size-asian="10pt" style:font-weight-asian="bold" style:font-weight-complex="bold"/>
    </style:style>
    <style:style style:name="T18" style:family="text">
      <style:text-properties fo:color="#333333" style:font-name="LiberationSans-Bold" fo:font-size="10pt" fo:font-weight="bold" officeooo:rsid="0011a32e" style:font-size-asian="10pt" style:font-weight-asian="bold" style:font-weight-complex="bold"/>
    </style:style>
    <style:style style:name="T19" style:family="text">
      <style:text-properties fo:color="#333333" style:font-name="LiberationSans-Bold" fo:font-size="10pt" fo:font-weight="bold" officeooo:rsid="00a6826f" style:font-size-asian="10pt" style:font-weight-asian="bold" style:font-weight-complex="bold"/>
    </style:style>
    <style:style style:name="T20" style:family="text">
      <style:text-properties fo:color="#333333" style:font-name="LiberationSans-Bold" fo:font-size="10pt" fo:font-weight="bold" officeooo:rsid="00ff2a26" style:font-size-asian="10pt" style:font-weight-asian="bold" style:font-weight-complex="bold"/>
    </style:style>
    <style:style style:name="T21" style:family="text">
      <style:text-properties fo:color="#333333" style:font-name="LiberationSans-Bold" fo:font-size="10pt" fo:font-weight="bold" officeooo:rsid="00ffe1e7" style:font-size-asian="10pt" style:font-weight-asian="bold" style:font-weight-complex="bold"/>
    </style:style>
    <style:style style:name="T22" style:family="text">
      <style:text-properties fo:color="#333333" style:font-name="LiberationSans-Bold" fo:font-size="10pt" style:font-size-asian="10pt"/>
    </style:style>
    <style:style style:name="T23" style:family="text">
      <style:text-properties fo:color="#333333" style:font-name="LiberationSans-Bold" fo:font-size="10pt" officeooo:rsid="001beed7" style:font-size-asian="10pt"/>
    </style:style>
    <style:style style:name="T24" style:family="text">
      <style:text-properties fo:color="#333333" style:font-name="LiberationSans-Bold" fo:font-size="10pt" officeooo:rsid="001bf261" style:font-size-asian="10pt"/>
    </style:style>
    <style:style style:name="T25" style:family="text">
      <style:text-properties fo:color="#333333" style:font-name="LiberationSans-Bold" fo:font-size="10pt" officeooo:rsid="00700fa5" style:font-size-asian="10pt"/>
    </style:style>
    <style:style style:name="T26" style:family="text">
      <style:text-properties fo:color="#333333" style:font-name="LiberationSans-Bold" fo:font-size="10pt" officeooo:rsid="0070eccd" style:font-size-asian="10pt"/>
    </style:style>
    <style:style style:name="T27" style:family="text">
      <style:text-properties fo:color="#333333" style:font-name="LiberationSans-Bold" fo:font-size="10pt" officeooo:rsid="007360af" style:font-size-asian="10pt"/>
    </style:style>
    <style:style style:name="T28" style:family="text">
      <style:text-properties fo:color="#333333" style:font-name="LiberationSans-Bold" fo:font-size="10pt" officeooo:rsid="001f9092" style:font-size-asian="10pt"/>
    </style:style>
    <style:style style:name="T29" style:family="text">
      <style:text-properties fo:color="#333333" style:font-name="LiberationSans-Bold" fo:font-size="10pt" officeooo:rsid="00c96208" style:font-size-asian="10pt"/>
    </style:style>
    <style:style style:name="T30" style:family="text">
      <style:text-properties fo:color="#333333" style:font-name="LiberationSans-Bold" fo:font-size="10pt" officeooo:rsid="0027e69f" style:font-size-asian="10pt"/>
    </style:style>
    <style:style style:name="T31" style:family="text">
      <style:text-properties fo:color="#333333" style:font-name="Liberation Sans1" fo:font-size="10pt" fo:font-weight="normal" officeooo:rsid="0026681b" style:font-size-asian="10pt" style:font-weight-asian="normal" style:font-weight-complex="normal"/>
    </style:style>
    <style:style style:name="T32" style:family="text">
      <style:text-properties fo:color="#333333" style:font-name="Liberation Sans1" fo:font-size="10pt" fo:font-weight="normal" officeooo:rsid="001bf261" style:font-size-asian="10pt" style:font-weight-asian="normal" style:font-weight-complex="normal"/>
    </style:style>
    <style:style style:name="T33" style:family="text">
      <style:text-properties fo:color="#333333" style:font-name="Liberation Sans1" fo:font-size="10pt" fo:font-weight="normal" officeooo:rsid="0026681b" style:font-size-asian="10pt" style:font-weight-asian="normal"/>
    </style:style>
    <style:style style:name="T34" style:family="text">
      <style:text-properties fo:color="#333333" style:font-name="Liberation Sans1" fo:font-size="10pt" style:font-size-asian="10pt" style:font-size-complex="10pt"/>
    </style:style>
    <style:style style:name="T35" style:family="text">
      <style:text-properties fo:color="#333333" style:font-name="Liberation Sans1" fo:font-size="10pt" officeooo:rsid="0026681b" style:font-size-asian="10pt"/>
    </style:style>
    <style:style style:name="T36" style:family="text">
      <style:text-properties fo:color="#333333" style:font-name="Liberation Sans1" fo:font-size="10pt" officeooo:rsid="001bf261" style:font-size-asian="10pt"/>
    </style:style>
    <style:style style:name="T37" style:family="text">
      <style:text-properties fo:color="#333333" style:font-name="LiberationMono" fo:font-size="9pt" officeooo:rsid="001bf261" style:font-size-asian="9pt"/>
    </style:style>
    <style:style style:name="T38" style:family="text">
      <style:text-properties fo:color="#333333" style:font-name="Liberation Sans2" fo:font-size="10pt" fo:font-weight="normal" officeooo:rsid="0026681b" style:font-size-asian="10pt" style:font-weight-asian="normal" style:font-weight-complex="normal"/>
    </style:style>
    <style:style style:name="T39" style:family="text">
      <style:text-properties fo:color="#333333" style:font-name="Liberation Sans2" fo:font-size="10pt" fo:font-weight="normal" officeooo:rsid="0025520f" style:font-size-asian="10pt" style:font-weight-asian="normal" style:font-weight-complex="normal"/>
    </style:style>
    <style:style style:name="T40" style:family="text">
      <style:text-properties fo:color="#333333" style:font-name="Liberation Sans2" fo:font-size="10pt" fo:font-weight="normal" officeooo:rsid="001bf261" style:font-size-asian="10pt" style:font-weight-asian="normal" style:font-weight-complex="normal"/>
    </style:style>
    <style:style style:name="T41" style:family="text">
      <style:text-properties fo:color="#333333" style:font-name="Liberation Sans2" fo:font-size="9pt" fo:font-weight="normal" officeooo:rsid="0029c95e" style:font-size-asian="9pt" style:font-weight-asian="normal" style:font-weight-complex="normal"/>
    </style:style>
    <style:style style:name="T42" style:family="text">
      <style:text-properties fo:color="#333333" style:font-name="Liberation Sans2" fo:font-size="9pt" fo:font-weight="normal" officeooo:rsid="00f27ced" style:font-size-asian="9pt" style:font-weight-asian="normal" style:font-weight-complex="normal"/>
    </style:style>
    <style:style style:name="T43" style:family="text">
      <style:text-properties style:font-name="LiberationSans"/>
    </style:style>
    <style:style style:name="T44" style:family="text">
      <style:text-properties style:font-name="LiberationSans" fo:font-size="10pt" style:font-size-asian="10pt"/>
    </style:style>
    <style:style style:name="T45" style:family="text">
      <style:text-properties style:font-name="LiberationSans" fo:font-size="10pt" officeooo:rsid="00139084" style:font-size-asian="10pt"/>
    </style:style>
    <style:style style:name="T46" style:family="text">
      <style:text-properties style:font-name="LiberationSans" fo:font-size="10pt" officeooo:rsid="0011a32e" style:font-size-asian="10pt"/>
    </style:style>
    <style:style style:name="T47" style:family="text">
      <style:text-properties style:font-name="LiberationSans" fo:font-size="10pt" officeooo:rsid="00154c78" style:font-size-asian="10pt"/>
    </style:style>
    <style:style style:name="T48" style:family="text">
      <style:text-properties style:font-name="LiberationSans" fo:font-size="10pt" officeooo:rsid="0016b160" style:font-size-asian="10pt"/>
    </style:style>
    <style:style style:name="T49" style:family="text">
      <style:text-properties style:font-name="LiberationSans" fo:font-size="10pt" officeooo:rsid="001a3ac8" style:font-size-asian="10pt"/>
    </style:style>
    <style:style style:name="T50" style:family="text">
      <style:text-properties style:font-name="LiberationSans" fo:font-size="10pt" officeooo:rsid="001dbc2d" style:font-size-asian="10pt"/>
    </style:style>
    <style:style style:name="T51" style:family="text">
      <style:text-properties style:font-name="LiberationSans" fo:font-size="10pt" officeooo:rsid="001dbe4b" style:font-size-asian="10pt"/>
    </style:style>
    <style:style style:name="T52" style:family="text">
      <style:text-properties style:font-name="LiberationSans" fo:font-size="10pt" officeooo:rsid="001e1245" style:font-size-asian="10pt"/>
    </style:style>
    <style:style style:name="T53" style:family="text">
      <style:text-properties style:font-name="LiberationSans" fo:font-size="10pt" officeooo:rsid="001f895e" style:font-size-asian="10pt"/>
    </style:style>
    <style:style style:name="T54" style:family="text">
      <style:text-properties style:font-name="LiberationSans" fo:font-size="10pt" officeooo:rsid="001d3c4e" style:font-size-asian="10pt"/>
    </style:style>
    <style:style style:name="T55" style:family="text">
      <style:text-properties style:font-name="LiberationSans" fo:font-size="10pt" style:font-size-asian="10pt" style:font-size-complex="10pt"/>
    </style:style>
    <style:style style:name="T56" style:family="text">
      <style:text-properties style:font-name="LiberationSans" fo:font-size="10pt" officeooo:rsid="0016b160" style:font-size-asian="10pt" style:font-size-complex="10pt"/>
    </style:style>
    <style:style style:name="T57" style:family="text">
      <style:text-properties style:font-name="LiberationSans" fo:font-size="10pt" officeooo:rsid="001a3ac8" style:font-size-asian="10pt" style:font-size-complex="10pt"/>
    </style:style>
    <style:style style:name="T58" style:family="text">
      <style:text-properties style:font-name="LiberationSans" fo:font-size="10pt" officeooo:rsid="00de9d8c" style:font-size-asian="10pt" style:font-size-complex="10pt"/>
    </style:style>
    <style:style style:name="T59" style:family="text">
      <style:text-properties style:font-name="LiberationSans" fo:font-size="10pt" officeooo:rsid="00e22397" style:font-size-asian="10pt" style:font-size-complex="10pt"/>
    </style:style>
    <style:style style:name="T60" style:family="text">
      <style:text-properties style:font-name="LiberationSans" fo:font-size="10pt" officeooo:rsid="00271773" style:font-size-asian="10pt" style:font-size-complex="10pt"/>
    </style:style>
    <style:style style:name="T61" style:family="text">
      <style:text-properties style:font-name="LiberationSans" fo:font-size="10pt" officeooo:rsid="0025520f" style:font-size-asian="10pt" style:font-size-complex="10pt"/>
    </style:style>
    <style:style style:name="T62" style:family="text">
      <style:text-properties style:font-name="LiberationSans" fo:font-size="10pt" officeooo:rsid="007a1f15" style:font-size-asian="10pt"/>
    </style:style>
    <style:style style:name="T63" style:family="text">
      <style:text-properties style:font-name="LiberationSans" fo:font-size="10pt" officeooo:rsid="007dbcea" style:font-size-asian="10pt"/>
    </style:style>
    <style:style style:name="T64" style:family="text">
      <style:text-properties style:font-name="LiberationSans" fo:font-size="10pt" officeooo:rsid="0025520f" style:font-size-asian="10pt"/>
    </style:style>
    <style:style style:name="T65" style:family="text">
      <style:text-properties style:font-name="LiberationSans" fo:font-size="10pt" officeooo:rsid="007e7183" style:font-size-asian="10pt"/>
    </style:style>
    <style:style style:name="T66" style:family="text">
      <style:text-properties style:font-name="LiberationSans" fo:font-size="10pt" officeooo:rsid="00823faa" style:font-size-asian="10pt"/>
    </style:style>
    <style:style style:name="T67" style:family="text">
      <style:text-properties style:font-name="LiberationSans" fo:font-size="10pt" officeooo:rsid="0083bd2a" style:font-size-asian="10pt"/>
    </style:style>
    <style:style style:name="T68" style:family="text">
      <style:text-properties style:font-name="LiberationSans" fo:font-size="10pt" officeooo:rsid="008463ca" style:font-size-asian="10pt"/>
    </style:style>
    <style:style style:name="T69" style:family="text">
      <style:text-properties style:font-name="LiberationSans" fo:font-size="10pt" officeooo:rsid="0086158e" style:font-size-asian="10pt"/>
    </style:style>
    <style:style style:name="T70" style:family="text">
      <style:text-properties style:font-name="LiberationSans" fo:font-size="10pt" officeooo:rsid="00865221" style:font-size-asian="10pt"/>
    </style:style>
    <style:style style:name="T71" style:family="text">
      <style:text-properties style:font-name="LiberationSans" fo:font-size="10pt" officeooo:rsid="00887bf7" style:font-size-asian="10pt"/>
    </style:style>
    <style:style style:name="T72" style:family="text">
      <style:text-properties style:font-name="LiberationSans" fo:font-size="10pt" officeooo:rsid="0092d0cc" style:font-size-asian="10pt"/>
    </style:style>
    <style:style style:name="T73" style:family="text">
      <style:text-properties style:font-name="LiberationSans" fo:font-size="10pt" officeooo:rsid="00967d9e" style:font-size-asian="10pt"/>
    </style:style>
    <style:style style:name="T74" style:family="text">
      <style:text-properties style:font-name="LiberationSans" fo:font-size="10pt" officeooo:rsid="00b054e1" style:font-size-asian="10pt"/>
    </style:style>
    <style:style style:name="T75" style:family="text">
      <style:text-properties style:font-name="LiberationSans" fo:font-size="10pt" officeooo:rsid="00b3df6e" style:font-size-asian="10pt"/>
    </style:style>
    <style:style style:name="T76" style:family="text">
      <style:text-properties style:font-name="LiberationSans" fo:font-size="10pt" officeooo:rsid="0022f756" style:font-size-asian="10pt"/>
    </style:style>
    <style:style style:name="T77" style:family="text">
      <style:text-properties style:font-name="LiberationSans" fo:font-size="10pt" officeooo:rsid="00b858a0" style:font-size-asian="10pt"/>
    </style:style>
    <style:style style:name="T78" style:family="text">
      <style:text-properties style:font-name="LiberationSans" fo:font-size="10pt" officeooo:rsid="00ba001e" style:font-size-asian="10pt"/>
    </style:style>
    <style:style style:name="T79" style:family="text">
      <style:text-properties style:font-name="LiberationSans" fo:font-size="10pt" officeooo:rsid="00ba518d" style:font-size-asian="10pt"/>
    </style:style>
    <style:style style:name="T80" style:family="text">
      <style:text-properties style:font-name="LiberationSans" fo:font-size="10pt" officeooo:rsid="00ae6ea0" style:font-size-asian="10pt"/>
    </style:style>
    <style:style style:name="T81" style:family="text">
      <style:text-properties style:font-name="LiberationSans" fo:font-size="10pt" officeooo:rsid="00a7d9d4" style:font-size-asian="10pt"/>
    </style:style>
    <style:style style:name="T82" style:family="text">
      <style:text-properties style:font-name="LiberationSans" fo:font-size="10pt" officeooo:rsid="00245f5a" style:font-size-asian="10pt"/>
    </style:style>
    <style:style style:name="T83" style:family="text">
      <style:text-properties style:font-name="LiberationSans" fo:font-size="10pt" officeooo:rsid="00d5204b" style:font-size-asian="10pt"/>
    </style:style>
    <style:style style:name="T84" style:family="text">
      <style:text-properties style:font-name="LiberationSans" fo:font-size="10pt" officeooo:rsid="0026681b" style:font-size-asian="10pt"/>
    </style:style>
    <style:style style:name="T85" style:family="text">
      <style:text-properties style:font-name="LiberationSans" fo:font-size="10pt" officeooo:rsid="00de9d8c" style:font-size-asian="10pt"/>
    </style:style>
    <style:style style:name="T86" style:family="text">
      <style:text-properties style:font-name="LiberationSans" fo:font-size="10pt" officeooo:rsid="00251cab" style:font-size-asian="10pt"/>
    </style:style>
    <style:style style:name="T87" style:family="text">
      <style:text-properties style:font-name="LiberationSans" fo:font-size="10pt" officeooo:rsid="0027e69f" style:font-size-asian="10pt"/>
    </style:style>
    <style:style style:name="T88" style:family="text">
      <style:text-properties style:font-name="LiberationSans" fo:font-size="10pt" officeooo:rsid="002880d3" style:font-size-asian="10pt"/>
    </style:style>
    <style:style style:name="T89" style:family="text">
      <style:text-properties style:font-name="LiberationSans" fo:font-size="10pt" officeooo:rsid="0118a973" style:font-size-asian="10pt"/>
    </style:style>
    <style:style style:name="T90" style:family="text">
      <style:text-properties style:font-name="LiberationSans" fo:font-size="10pt" officeooo:rsid="011a11f4" style:font-size-asian="10pt"/>
    </style:style>
    <style:style style:name="T91" style:family="text">
      <style:text-properties style:font-name="LiberationSans" fo:font-size="10pt" officeooo:rsid="011bc069" style:font-size-asian="10pt"/>
    </style:style>
    <style:style style:name="T92" style:family="text">
      <style:text-properties style:font-name="LiberationSans" fo:font-size="10pt" fo:font-weight="normal" style:font-size-asian="10pt" style:font-weight-asian="normal" style:font-weight-complex="normal"/>
    </style:style>
    <style:style style:name="T93" style:family="text">
      <style:text-properties style:font-name="LiberationSans" fo:font-size="10pt" fo:font-weight="normal" officeooo:rsid="0011a32e" style:font-size-asian="10pt" style:font-weight-asian="normal" style:font-weight-complex="normal"/>
    </style:style>
    <style:style style:name="T94" style:family="text">
      <style:text-properties style:font-name="LiberationSans" fo:font-size="10pt" fo:font-weight="normal" officeooo:rsid="00139084" style:font-size-asian="10pt" style:font-weight-asian="normal" style:font-weight-complex="normal"/>
    </style:style>
    <style:style style:name="T95" style:family="text">
      <style:text-properties style:font-name="LiberationSans" fo:font-size="10pt" fo:font-weight="normal" officeooo:rsid="0016b160" style:font-size-asian="10pt" style:font-weight-asian="normal" style:font-weight-complex="normal"/>
    </style:style>
    <style:style style:name="T96" style:family="text">
      <style:text-properties style:font-name="LiberationSans" fo:font-size="10pt" fo:font-weight="normal" officeooo:rsid="0018aaa7" style:font-size-asian="10pt" style:font-weight-asian="normal" style:font-weight-complex="normal"/>
    </style:style>
    <style:style style:name="T97" style:family="text">
      <style:text-properties style:font-name="LiberationSans" fo:font-size="10pt" fo:font-weight="normal" officeooo:rsid="008df18a" style:font-size-asian="10pt" style:font-weight-asian="normal" style:font-weight-complex="normal"/>
    </style:style>
    <style:style style:name="T98" style:family="text">
      <style:text-properties style:font-name="LiberationSans" fo:font-size="10pt" fo:font-weight="normal" officeooo:rsid="00a7d9d4" style:font-size-asian="10pt" style:font-weight-asian="normal" style:font-weight-complex="normal"/>
    </style:style>
    <style:style style:name="T99" style:family="text">
      <style:text-properties style:font-name="LiberationSans" fo:font-size="10pt" fo:font-weight="normal" officeooo:rsid="00a8ca1b" style:font-size-asian="10pt" style:font-weight-asian="normal" style:font-weight-complex="normal"/>
    </style:style>
    <style:style style:name="T100" style:family="text">
      <style:text-properties style:font-name="LiberationSans" fo:font-size="10pt" fo:font-weight="normal" officeooo:rsid="00af1941" style:font-size-asian="10pt" style:font-weight-asian="normal" style:font-weight-complex="normal"/>
    </style:style>
    <style:style style:name="T101" style:family="text">
      <style:text-properties style:font-name="LiberationSans" fo:font-size="10pt" fo:font-weight="normal" officeooo:rsid="00240fff" style:font-size-asian="10pt" style:font-weight-asian="normal" style:font-weight-complex="normal"/>
    </style:style>
    <style:style style:name="T102" style:family="text">
      <style:text-properties style:font-name="LiberationSans" fo:font-size="10pt" fo:font-weight="normal" officeooo:rsid="00cac0a3" style:font-size-asian="10pt" style:font-weight-asian="normal" style:font-weight-complex="normal"/>
    </style:style>
    <style:style style:name="T103" style:family="text">
      <style:text-properties style:font-name="LiberationSans" fo:font-size="10pt" fo:font-weight="normal" officeooo:rsid="0027e69f" style:font-size-asian="10pt" style:font-weight-asian="normal" style:font-weight-complex="normal"/>
    </style:style>
    <style:style style:name="T104" style:family="text">
      <style:text-properties style:font-name="LiberationSans" fo:font-size="10pt" fo:font-weight="normal" officeooo:rsid="00e56a7f" style:font-size-asian="10pt" style:font-weight-asian="normal" style:font-weight-complex="normal"/>
    </style:style>
    <style:style style:name="T105" style:family="text">
      <style:text-properties style:font-name="LiberationSans" fo:font-size="10pt" fo:font-weight="normal" officeooo:rsid="00e6a2b6" style:font-size-asian="10pt" style:font-weight-asian="normal" style:font-weight-complex="normal"/>
    </style:style>
    <style:style style:name="T106" style:family="text">
      <style:text-properties style:font-name="LiberationSans" fo:font-size="10pt" fo:font-weight="normal" officeooo:rsid="00245f5a" style:font-size-asian="10pt" style:font-weight-asian="normal" style:font-weight-complex="normal"/>
    </style:style>
    <style:style style:name="T107" style:family="text">
      <style:text-properties style:font-name="LiberationSans" fo:font-size="10pt" fo:font-weight="normal" officeooo:rsid="002a6ac6" style:font-size-asian="10pt" style:font-weight-asian="normal" style:font-weight-complex="normal"/>
    </style:style>
    <style:style style:name="T108" style:family="text">
      <style:text-properties style:font-name="LiberationSans" fo:font-size="10pt" fo:font-weight="normal" officeooo:rsid="002aa78b" style:font-size-asian="10pt" style:font-weight-asian="normal" style:font-weight-complex="normal"/>
    </style:style>
    <style:style style:name="T109" style:family="text">
      <style:text-properties style:font-name="LiberationSans" fo:font-size="10pt" fo:font-weight="normal" officeooo:rsid="0118a973" style:font-size-asian="10pt" style:font-weight-asian="normal" style:font-weight-complex="normal"/>
    </style:style>
    <style:style style:name="T110" style:family="text">
      <style:text-properties style:font-name="LiberationSans" fo:font-size="10pt" fo:font-weight="normal" officeooo:rsid="0011a32e" style:font-size-asian="10pt" style:font-weight-asian="normal" style:font-size-complex="10pt" style:font-weight-complex="normal"/>
    </style:style>
    <style:style style:name="T111" style:family="text">
      <style:text-properties style:font-name="LiberationSans" fo:font-size="10pt" fo:font-weight="normal" officeooo:rsid="008eb68e" style:font-size-asian="10pt" style:font-weight-asian="normal" style:font-size-complex="10pt" style:font-weight-complex="normal"/>
    </style:style>
    <style:style style:name="T112" style:family="text">
      <style:text-properties style:font-name="LiberationSans" fo:font-size="10pt" fo:font-weight="normal" officeooo:rsid="0093a513" style:font-size-asian="10pt" style:font-weight-asian="normal" style:font-size-complex="10pt" style:font-weight-complex="normal"/>
    </style:style>
    <style:style style:name="T113" style:family="text">
      <style:text-properties style:font-name="LiberationSans" fo:font-size="10pt" style:text-underline-style="solid" style:text-underline-width="auto" style:text-underline-color="font-color" officeooo:rsid="0092d0cc" style:font-size-asian="10pt"/>
    </style:style>
    <style:style style:name="T114" style:family="text">
      <style:text-properties style:font-name="LiberationSans" fo:font-size="10pt" fo:font-weight="bold" officeooo:rsid="00271773" style:font-size-asian="10pt" style:font-weight-asian="bold" style:font-size-complex="10pt" style:font-weight-complex="bold"/>
    </style:style>
    <style:style style:name="T115" style:family="text">
      <style:text-properties style:font-name="LiberationSans" fo:font-weight="normal" officeooo:rsid="0011a32e" style:font-weight-asian="normal" style:font-weight-complex="normal"/>
    </style:style>
    <style:style style:name="T116" style:family="text">
      <style:text-properties style:font-name="LiberationMono"/>
    </style:style>
    <style:style style:name="T117" style:family="text">
      <style:text-properties style:font-name="LiberationMono" fo:font-size="9pt" style:font-size-asian="9pt"/>
    </style:style>
    <style:style style:name="T118" style:family="text">
      <style:text-properties style:font-name="LiberationMono" fo:font-size="9pt" officeooo:rsid="00139084" style:font-size-asian="9pt"/>
    </style:style>
    <style:style style:name="T119" style:family="text">
      <style:text-properties style:font-name="LiberationMono" fo:font-size="9pt" officeooo:rsid="0011a32e" style:font-size-asian="9pt"/>
    </style:style>
    <style:style style:name="T120" style:family="text">
      <style:text-properties style:font-name="LiberationMono" fo:font-size="9pt" officeooo:rsid="0016b160" style:font-size-asian="9pt"/>
    </style:style>
    <style:style style:name="T121" style:family="text">
      <style:text-properties style:font-name="LiberationMono" fo:font-size="9pt" officeooo:rsid="001a3ac8" style:font-size-asian="9pt"/>
    </style:style>
    <style:style style:name="T122" style:family="text">
      <style:text-properties style:font-name="LiberationMono" fo:font-size="9pt" officeooo:rsid="0020a1fe" style:font-size-asian="9pt"/>
    </style:style>
    <style:style style:name="T123" style:family="text">
      <style:text-properties style:font-name="LiberationMono" fo:font-size="9pt" officeooo:rsid="001bd0d3" style:font-size-asian="9pt"/>
    </style:style>
    <style:style style:name="T124" style:family="text">
      <style:text-properties style:font-name="LiberationMono" fo:font-size="9pt" officeooo:rsid="00780afa" style:font-size-asian="9pt"/>
    </style:style>
    <style:style style:name="T125" style:family="text">
      <style:text-properties style:font-name="LiberationMono" fo:font-size="9pt" officeooo:rsid="0083bd2a" style:font-size-asian="9pt"/>
    </style:style>
    <style:style style:name="T126" style:family="text">
      <style:text-properties style:font-name="LiberationMono" fo:font-size="9pt" officeooo:rsid="00923daa" style:font-size-asian="9pt"/>
    </style:style>
    <style:style style:name="T127" style:family="text">
      <style:text-properties style:font-name="LiberationMono" fo:font-size="9pt" officeooo:rsid="00a7d9d4" style:font-size-asian="9pt"/>
    </style:style>
    <style:style style:name="T128" style:family="text">
      <style:text-properties style:font-name="LiberationMono" fo:font-size="9pt" officeooo:rsid="00163e2c" style:font-size-asian="9pt"/>
    </style:style>
    <style:style style:name="T129" style:family="text">
      <style:text-properties style:font-name="LiberationMono" fo:font-size="9pt" officeooo:rsid="001f9092" style:font-size-asian="9pt"/>
    </style:style>
    <style:style style:name="T130" style:family="text">
      <style:text-properties style:font-name="LiberationMono" fo:font-size="9pt" officeooo:rsid="001f9092" style:font-size-asian="9pt" style:font-size-complex="10pt"/>
    </style:style>
    <style:style style:name="T131" style:family="text">
      <style:text-properties style:font-name="LiberationMono" fo:font-size="9pt" officeooo:rsid="00a7d9d4" style:font-size-asian="9pt" style:font-size-complex="10pt"/>
    </style:style>
    <style:style style:name="T132" style:family="text">
      <style:text-properties style:font-name="LiberationMono" fo:font-size="9pt" officeooo:rsid="0016b160" style:font-size-asian="9pt" style:font-size-complex="10pt"/>
    </style:style>
    <style:style style:name="T133" style:family="text">
      <style:text-properties style:font-name="LiberationMono" fo:font-size="9pt" officeooo:rsid="0027e69f" style:font-size-asian="9pt" style:font-size-complex="10pt"/>
    </style:style>
    <style:style style:name="T134" style:family="text">
      <style:text-properties style:font-name="LiberationMono" fo:font-size="9pt" officeooo:rsid="00e02271" style:font-size-asian="9pt" style:font-size-complex="10pt"/>
    </style:style>
    <style:style style:name="T135" style:family="text">
      <style:text-properties style:font-name="LiberationMono" fo:font-size="9pt" officeooo:rsid="00cd3aa7" style:font-size-asian="9pt"/>
    </style:style>
    <style:style style:name="T136" style:family="text">
      <style:text-properties style:font-name="LiberationMono" fo:font-size="9pt" officeooo:rsid="0027e69f" style:font-size-asian="9pt"/>
    </style:style>
    <style:style style:name="T137" style:family="text">
      <style:text-properties style:font-name="LiberationMono" fo:font-size="9pt" fo:font-weight="normal" style:font-size-asian="9pt" style:font-weight-asian="normal" style:font-weight-complex="normal"/>
    </style:style>
    <style:style style:name="T138" style:family="text">
      <style:text-properties style:font-name="LiberationMono" fo:font-size="9pt" fo:font-weight="normal" officeooo:rsid="0011a32e" style:font-size-asian="9pt" style:font-weight-asian="normal" style:font-weight-complex="normal"/>
    </style:style>
    <style:style style:name="T139" style:family="text">
      <style:text-properties style:font-name="LiberationMono" fo:font-size="9pt" fo:font-weight="normal" officeooo:rsid="0016b160" style:font-size-asian="9pt" style:font-weight-asian="normal" style:font-weight-complex="normal"/>
    </style:style>
    <style:style style:name="T140" style:family="text">
      <style:text-properties style:font-name="LiberationMono" fo:font-size="9pt" fo:font-weight="normal" officeooo:rsid="00a7d9d4" style:font-size-asian="9pt" style:font-weight-asian="normal" style:font-weight-complex="normal"/>
    </style:style>
    <style:style style:name="T141" style:family="text">
      <style:text-properties style:font-name="LiberationMono" fo:font-size="9pt" fo:font-weight="normal" officeooo:rsid="00163e2c" style:font-size-asian="9pt" style:font-weight-asian="normal" style:font-weight-complex="normal"/>
    </style:style>
    <style:style style:name="T142" style:family="text">
      <style:text-properties style:font-name="LiberationMono" fo:font-size="9pt" fo:font-weight="normal" officeooo:rsid="001f9092" style:font-size-asian="9pt" style:font-weight-asian="normal" style:font-weight-complex="normal"/>
    </style:style>
    <style:style style:name="T143" style:family="text">
      <style:text-properties style:font-name="LiberationMono" fo:font-size="9pt" fo:font-weight="normal" officeooo:rsid="0027e69f" style:font-size-asian="9pt" style:font-weight-asian="normal" style:font-weight-complex="normal"/>
    </style:style>
    <style:style style:name="T144" style:family="text">
      <style:text-properties style:font-name="LiberationMono" fo:font-size="9pt" fo:font-weight="normal" officeooo:rsid="001bd0d3" style:font-size-asian="9pt" style:font-weight-asian="normal" style:font-weight-complex="normal"/>
    </style:style>
    <style:style style:name="T145" style:family="text">
      <style:text-properties style:font-name="LiberationMono" fo:font-size="9pt" fo:font-weight="normal" officeooo:rsid="0025520f" style:font-size-asian="9pt" style:font-weight-asian="normal" style:font-weight-complex="normal"/>
    </style:style>
    <style:style style:name="T146" style:family="text">
      <style:text-properties style:font-name="LiberationMono" fo:font-size="9pt" fo:font-weight="normal" officeooo:rsid="011a11f4" style:font-size-asian="9pt" style:font-weight-asian="normal" style:font-weight-complex="normal"/>
    </style:style>
    <style:style style:name="T147" style:family="text">
      <style:text-properties style:font-name="LiberationMono" fo:font-size="9pt" fo:font-weight="normal" officeooo:rsid="00780afa" style:font-size-asian="9pt" style:font-weight-asian="normal" style:font-weight-complex="normal"/>
    </style:style>
    <style:style style:name="T148" style:family="text">
      <style:text-properties style:font-name="LiberationMono" fo:font-size="9pt" fo:font-weight="normal" officeooo:rsid="001f9092" style:font-size-asian="9pt" style:font-weight-asian="normal" style:font-size-complex="10pt" style:font-weight-complex="normal"/>
    </style:style>
    <style:style style:name="T149" style:family="text">
      <style:text-properties style:font-name="LiberationMono" fo:font-size="9pt" fo:font-weight="normal" officeooo:rsid="0027e69f" style:font-size-asian="9pt" style:font-weight-asian="normal" style:font-size-complex="10pt" style:font-weight-complex="normal"/>
    </style:style>
    <style:style style:name="T150" style:family="text">
      <style:text-properties style:font-name="LiberationMono" fo:font-size="9pt" fo:font-weight="normal" officeooo:rsid="00a7d9d4" style:font-size-asian="9pt" style:font-weight-asian="normal" style:font-size-complex="10pt" style:font-weight-complex="normal"/>
    </style:style>
    <style:style style:name="T151" style:family="text">
      <style:text-properties style:font-name="LiberationMono" fo:font-size="9pt" fo:font-weight="normal" officeooo:rsid="0011a32e" style:font-size-asian="9pt" style:font-weight-asian="normal" style:font-size-complex="10pt" style:font-weight-complex="normal"/>
    </style:style>
    <style:style style:name="T152" style:family="text">
      <style:text-properties style:font-name="LiberationMono" fo:font-weight="normal" officeooo:rsid="0011a32e" style:font-weight-asian="normal" style:font-weight-complex="normal"/>
    </style:style>
    <style:style style:name="T153" style:family="text">
      <style:text-properties style:font-name="LiberationMono" fo:font-weight="normal" officeooo:rsid="00240fff" style:font-weight-asian="normal" style:font-weight-complex="normal"/>
    </style:style>
    <style:style style:name="T154" style:family="text">
      <style:text-properties style:font-name="LiberationMono" fo:font-size="10pt" style:font-size-asian="10pt" style:font-size-complex="10pt"/>
    </style:style>
    <style:style style:name="T155" style:family="text">
      <style:text-properties style:font-name="LiberationMono" fo:font-size="10pt" officeooo:rsid="00240fff" style:font-size-asian="10pt" style:font-size-complex="10pt"/>
    </style:style>
    <style:style style:name="T156" style:family="text">
      <style:text-properties style:font-name="LiberationMono" fo:font-size="10pt" officeooo:rsid="0011a32e" style:font-size-asian="10pt" style:font-size-complex="10pt"/>
    </style:style>
    <style:style style:name="T157" style:family="text">
      <style:text-properties style:font-name="LiberationMono" fo:font-size="10pt" officeooo:rsid="00de9d8c" style:font-size-asian="10pt" style:font-size-complex="10pt"/>
    </style:style>
    <style:style style:name="T158" style:family="text">
      <style:text-properties style:font-name="LiberationMono" fo:font-size="10pt" fo:font-weight="normal" officeooo:rsid="00240fff" style:font-size-asian="10pt" style:font-weight-asian="normal" style:font-size-complex="10pt" style:font-weight-complex="normal"/>
    </style:style>
    <style:style style:name="T159" style:family="text">
      <style:text-properties style:font-name="LiberationMono" fo:font-size="10pt" fo:font-weight="normal" officeooo:rsid="0011a32e" style:font-size-asian="10pt" style:font-weight-asian="normal" style:font-size-complex="10pt" style:font-weight-complex="normal"/>
    </style:style>
    <style:style style:name="T160" style:family="text">
      <style:text-properties style:font-name="LiberationSans-Italic" fo:font-size="10pt" fo:font-style="italic" style:font-size-asian="10pt" style:font-style-asian="italic"/>
    </style:style>
    <style:style style:name="T161" style:family="text">
      <style:text-properties style:font-name="Liberation Sans1" fo:font-size="9pt" officeooo:rsid="0016b160" style:font-size-asian="9pt"/>
    </style:style>
    <style:style style:name="T162" style:family="text">
      <style:text-properties style:font-name="Liberation Sans1" fo:font-size="9pt" officeooo:rsid="0016b160" style:font-size-asian="9pt" style:font-size-complex="10pt"/>
    </style:style>
    <style:style style:name="T163" style:family="text">
      <style:text-properties style:font-name="Liberation Sans1" fo:font-size="10pt" officeooo:rsid="0016b160" style:font-size-asian="8.75pt" style:font-size-complex="10pt"/>
    </style:style>
    <style:style style:name="T164" style:family="text">
      <style:text-properties style:font-name="Liberation Sans1" fo:font-size="10pt" officeooo:rsid="00188fcc" style:font-size-asian="8.75pt" style:font-size-complex="10pt"/>
    </style:style>
    <style:style style:name="T165" style:family="text">
      <style:text-properties style:font-name="Liberation Sans1" fo:font-size="10pt" officeooo:rsid="001a3ac8" style:font-size-asian="8.75pt" style:font-size-complex="10pt"/>
    </style:style>
    <style:style style:name="T166" style:family="text">
      <style:text-properties style:font-name="Liberation Sans1" fo:font-size="10pt" officeooo:rsid="0016b160" style:font-size-asian="10pt" style:font-size-complex="10pt"/>
    </style:style>
    <style:style style:name="T167" style:family="text">
      <style:text-properties style:font-name="Liberation Sans1" fo:font-size="10pt" fo:font-weight="normal" officeooo:rsid="001a3ac8" style:font-size-asian="10pt" style:font-weight-asian="normal" style:font-size-complex="10pt" style:font-weight-complex="normal"/>
    </style:style>
    <style:style style:name="T168" style:family="text">
      <style:text-properties style:font-name="Liberation Sans1" fo:font-size="10pt" fo:font-weight="normal" officeooo:rsid="0026681b" style:font-size-asian="8.75pt" style:font-weight-asian="normal" style:font-size-complex="10pt" style:font-weight-complex="normal"/>
    </style:style>
    <style:style style:name="T169" style:family="text">
      <style:text-properties style:font-name="Liberation Sans1" fo:font-size="10pt" fo:font-weight="normal" officeooo:rsid="00271773" style:font-size-asian="8.75pt" style:font-weight-asian="normal" style:font-size-complex="10pt" style:font-weight-complex="normal"/>
    </style:style>
    <style:style style:name="T170" style:family="text">
      <style:text-properties style:font-name="Liberation Sans1" style:font-size-complex="10pt"/>
    </style:style>
    <style:style style:name="T171" style:family="text">
      <style:text-properties officeooo:rsid="001a3ac8"/>
    </style:style>
    <style:style style:name="T172" style:family="text">
      <style:text-properties officeooo:rsid="00268cd2"/>
    </style:style>
    <style:style style:name="T173" style:family="text">
      <style:text-properties officeooo:rsid="0025520f"/>
    </style:style>
    <style:style style:name="T174" style:family="text">
      <style:text-properties officeooo:rsid="001b7d4a"/>
    </style:style>
    <style:style style:name="T175" style:family="text">
      <style:text-properties officeooo:rsid="001e7413"/>
    </style:style>
    <style:style style:name="T176" style:family="text">
      <style:text-properties officeooo:rsid="0039c657"/>
    </style:style>
    <style:style style:name="T177" style:family="text">
      <style:text-properties officeooo:rsid="003c9fe6"/>
    </style:style>
    <style:style style:name="T178" style:family="text">
      <style:text-properties officeooo:rsid="00405b7a"/>
    </style:style>
    <style:style style:name="T179" style:family="text">
      <style:text-properties officeooo:rsid="0042579b"/>
    </style:style>
    <style:style style:name="T180" style:family="text">
      <style:text-properties officeooo:rsid="004338c7"/>
    </style:style>
    <style:style style:name="T181" style:family="text">
      <style:text-properties officeooo:rsid="004c76e4"/>
    </style:style>
    <style:style style:name="T182" style:family="text">
      <style:text-properties officeooo:rsid="004ee34a"/>
    </style:style>
    <style:style style:name="T183" style:family="text">
      <style:text-properties officeooo:rsid="0052d8d6"/>
    </style:style>
    <style:style style:name="T184" style:family="text">
      <style:text-properties officeooo:rsid="005419ec"/>
    </style:style>
    <style:style style:name="T185" style:family="text">
      <style:text-properties officeooo:rsid="0055764a"/>
    </style:style>
    <style:style style:name="T186" style:family="text">
      <style:text-properties officeooo:rsid="0058318b"/>
    </style:style>
    <style:style style:name="T187" style:family="text">
      <style:text-properties officeooo:rsid="005a12c6"/>
    </style:style>
    <style:style style:name="T188" style:family="text">
      <style:text-properties officeooo:rsid="005c7967"/>
    </style:style>
    <style:style style:name="T189" style:family="text">
      <style:text-properties officeooo:rsid="005e75b3"/>
    </style:style>
    <style:style style:name="T190" style:family="text">
      <style:text-properties officeooo:rsid="00637a65"/>
    </style:style>
    <style:style style:name="T191" style:family="text">
      <style:text-properties officeooo:rsid="0064d289"/>
    </style:style>
    <style:style style:name="T192" style:family="text">
      <style:text-properties officeooo:rsid="00669d76"/>
    </style:style>
    <style:style style:name="T193" style:family="text">
      <style:text-properties officeooo:rsid="00687ec0"/>
    </style:style>
    <style:style style:name="T194" style:family="text">
      <style:text-properties officeooo:rsid="006950df"/>
    </style:style>
    <style:style style:name="T195" style:family="text">
      <style:text-properties officeooo:rsid="006b2519"/>
    </style:style>
    <style:style style:name="T196" style:family="text">
      <style:text-properties officeooo:rsid="0072cef2"/>
    </style:style>
    <style:style style:name="T197" style:family="text">
      <style:text-properties officeooo:rsid="00775973"/>
    </style:style>
    <style:style style:name="T198" style:family="text">
      <style:text-properties officeooo:rsid="008b8351"/>
    </style:style>
    <style:style style:name="T199" style:family="text">
      <style:text-properties officeooo:rsid="009cb434"/>
    </style:style>
    <style:style style:name="T200" style:family="text">
      <style:text-properties officeooo:rsid="00a49cca"/>
    </style:style>
    <style:style style:name="T201" style:family="text">
      <style:text-properties officeooo:rsid="00ad96f1"/>
    </style:style>
    <style:style style:name="T202" style:family="text">
      <style:text-properties officeooo:rsid="00b74a3a"/>
    </style:style>
    <style:style style:name="T203" style:family="text">
      <style:text-properties officeooo:rsid="0029c95e"/>
    </style:style>
    <style:style style:name="T204" style:family="text">
      <style:text-properties officeooo:rsid="00c17033"/>
    </style:style>
    <style:style style:name="T205" style:family="text">
      <style:text-properties officeooo:rsid="00c1d559"/>
    </style:style>
    <style:style style:name="T206" style:family="text">
      <style:text-properties officeooo:rsid="00c3341e"/>
    </style:style>
    <style:style style:name="T207" style:family="text">
      <style:text-properties officeooo:rsid="00240fff"/>
    </style:style>
    <style:style style:name="T208" style:family="text">
      <style:text-properties officeooo:rsid="00cffed4"/>
    </style:style>
    <style:style style:name="T209" style:family="text">
      <style:text-properties officeooo:rsid="0016b160"/>
    </style:style>
    <style:style style:name="T210" style:family="text">
      <style:text-properties officeooo:rsid="00d6f863"/>
    </style:style>
    <style:style style:name="T211" style:family="text">
      <style:text-properties officeooo:rsid="00d8a898"/>
    </style:style>
    <style:style style:name="T212" style:family="text">
      <style:text-properties officeooo:rsid="00db0982"/>
    </style:style>
    <style:style style:name="T213" style:family="text">
      <style:text-properties officeooo:rsid="0026681b"/>
    </style:style>
    <style:style style:name="T214" style:family="text">
      <style:text-properties officeooo:rsid="001f9092"/>
    </style:style>
    <style:style style:name="T215" style:family="text">
      <style:text-properties officeooo:rsid="001fffd8"/>
    </style:style>
    <style:style style:name="T216" style:family="text">
      <style:text-properties officeooo:rsid="0021c870"/>
    </style:style>
    <style:style style:name="T217" style:family="text">
      <style:text-properties officeooo:rsid="0022b54c"/>
    </style:style>
    <style:style style:name="T218" style:family="text">
      <style:text-properties officeooo:rsid="00251cab"/>
    </style:style>
    <style:style style:name="T219" style:family="text">
      <style:text-properties officeooo:rsid="0027e69f"/>
    </style:style>
    <style:style style:name="T220" style:family="text">
      <style:text-properties officeooo:rsid="002880d3"/>
    </style:style>
    <style:style style:name="T221" style:family="text">
      <style:text-properties fo:color="#000000" style:font-name="LiberationSans" fo:font-size="10pt" style:font-size-asian="10pt"/>
    </style:style>
    <style:style style:name="T222" style:family="text">
      <style:text-properties fo:color="#000000" style:font-name="LiberationSans" fo:font-size="10pt" fo:font-weight="bold" style:font-size-asian="10pt" style:font-weight-asian="bold" style:font-weight-complex="bold"/>
    </style:style>
    <style:style style:name="T223" style:family="text">
      <style:text-properties fo:color="#000000" style:font-name="LiberationSans" fo:font-size="10pt" fo:font-weight="normal" style:font-size-asian="10pt" style:font-weight-asian="normal" style:font-weight-complex="normal"/>
    </style:style>
    <style:style style:name="T224" style:family="text">
      <style:text-properties fo:color="#000000" style:font-name="LiberationSans" fo:font-size="10pt" fo:font-weight="normal" officeooo:rsid="00271773" style:font-size-asian="10pt" style:font-weight-asian="normal" style:font-weight-complex="normal"/>
    </style:style>
    <style:style style:name="T225" style:family="text">
      <style:text-properties fo:color="#000000" style:font-name="LiberationSans" fo:font-size="10pt" fo:font-weight="normal" officeooo:rsid="00fdbda3" style:font-size-asian="10pt" style:font-weight-asian="normal" style:font-weight-complex="normal"/>
    </style:style>
    <style:style style:name="T226" style:family="text">
      <style:text-properties fo:color="#000000" style:font-name="LiberationSans" fo:font-size="10pt" fo:font-weight="normal" officeooo:rsid="00fe334a" style:font-size-asian="10pt" style:font-weight-asian="normal" style:font-weight-complex="normal"/>
    </style:style>
    <style:style style:name="T227" style:family="text">
      <style:text-properties fo:color="#000000" style:font-name="LiberationSans" fo:font-size="10pt" fo:font-weight="normal" officeooo:rsid="0026681b" style:font-size-asian="10pt" style:font-weight-asian="normal"/>
    </style:style>
    <style:style style:name="T228" style:family="text">
      <style:text-properties fo:color="#000000" style:font-name="LiberationSans" fo:font-size="10pt" fo:font-weight="normal" officeooo:rsid="0025520f" style:font-size-asian="10pt" style:font-weight-asian="normal"/>
    </style:style>
    <style:style style:name="T229" style:family="text">
      <style:text-properties fo:color="#000000" style:font-name="LiberationMono" fo:font-size="9pt" style:font-size-asian="9pt"/>
    </style:style>
    <style:style style:name="T230" style:family="text">
      <style:text-properties fo:color="#000000" style:font-name="LiberationMono" fo:font-size="9pt" fo:font-weight="normal" officeooo:rsid="00fdbda3" style:font-size-asian="9pt" style:font-weight-asian="normal" style:font-weight-complex="normal"/>
    </style:style>
    <style:style style:name="T231" style:family="text">
      <style:text-properties fo:color="#000000" style:font-name="LiberationMono" fo:font-size="9pt" fo:font-weight="normal" officeooo:rsid="00163e2c" style:font-size-asian="9pt" style:font-weight-asian="normal"/>
    </style:style>
    <style:style style:name="T232" style:family="text">
      <style:text-properties fo:color="#000000" style:font-name="LiberationMono" fo:font-size="9pt" fo:font-weight="normal" officeooo:rsid="01187cf6" style:font-size-asian="9pt" style:font-weight-asian="normal"/>
    </style:style>
    <style:style style:name="T233" style:family="text">
      <style:text-properties fo:color="#000000" style:font-name="OpenSymbol1" fo:font-size="10pt" style:font-size-asian="10pt"/>
    </style:style>
    <style:style style:name="T234" style:family="text">
      <style:text-properties fo:color="#000000" style:font-name="LiberationSans-Italic" fo:font-size="10pt" fo:font-style="italic" style:font-size-asian="10pt" style:font-style-asian="italic"/>
    </style:style>
    <style:style style:name="T235" style:family="text">
      <style:text-properties officeooo:rsid="00f06d83"/>
    </style:style>
    <style:style style:name="T236" style:family="text">
      <style:text-properties officeooo:rsid="00f0b5ec"/>
    </style:style>
    <style:style style:name="T237" style:family="text">
      <style:text-properties officeooo:rsid="00f27ced"/>
    </style:style>
    <style:style style:name="T238" style:family="text">
      <style:text-properties officeooo:rsid="00f3b6e3"/>
    </style:style>
    <style:style style:name="T239" style:family="text">
      <style:text-properties officeooo:rsid="0109cc4a"/>
    </style:style>
    <style:style style:name="T240" style:family="text">
      <style:text-properties officeooo:rsid="010a1c97"/>
    </style:style>
    <style:style style:name="T241" style:family="text">
      <style:text-properties officeooo:rsid="010b164b"/>
    </style:style>
    <style:style style:name="T242" style:family="text">
      <style:text-properties officeooo:rsid="010f6113"/>
    </style:style>
    <style:style style:name="T243" style:family="text">
      <style:text-properties officeooo:rsid="01118938"/>
    </style:style>
    <style:style style:name="T244" style:family="text">
      <style:text-properties officeooo:rsid="01187cf6"/>
    </style:style>
    <style:style style:name="T245" style:family="text">
      <style:text-properties officeooo:rsid="0118a973"/>
    </style:style>
    <style:style style:name="T246" style:family="text">
      <style:text-properties officeooo:rsid="011bc069"/>
    </style:style>
    <style:style style:name="T247" style:family="text">
      <style:text-properties officeooo:rsid="011c0193"/>
    </style:style>
    <style:style style:name="fr1" style:family="graphic" style:parent-style-name="Frame">
      <style:graphic-properties fo:margin-left="0cm" fo:margin-right="0cm" style:wrap="none" style:vertical-pos="top" style:vertical-rel="baseline" style:horizontal-pos="center" style:horizontal-rel="paragraph-content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3">INF112 - Dossier de validation prévisionnel</text:p>
      <text:p text:style-name="Subtitle"/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207">Identification du logiciel à valider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15">Nom du logiciel : <text:span text:style-name="T175">Bibtel</text:span></text:p>
            <text:p text:style-name="Standard"/>
          </table:table-cell>
          <table:covered-table-cell/>
          <table:covered-table-cell/>
          <table:table-cell table:style-name="Tableau1.D3" office:value-type="string">
            <text:p text:style-name="P15">Nom des Auteurs : </text:p>
            <text:p text:style-name="P131">Soufiane EL KALDAOUI</text:p>
            <text:p text:style-name="P133">Hishame MEZAZIGH</text:p>
            <text:p text:style-name="Standard"/>
            <text:p text:style-name="Standard"/>
          </table:table-cell>
        </table:table-row>
        <table:table-row table:style-name="Tableau1.3">
          <table:table-cell table:style-name="Tableau1.A3" office:value-type="string">
            <text:p text:style-name="P15">Taille (nb de pages ou de lignes) :</text:p>
          </table:table-cell>
          <table:table-cell table:style-name="Tableau1.B3" table:number-columns-spanned="2" office:value-type="string">
            <text:p text:style-name="P206">2<text:span text:style-name="T247">1</text:span> pages</text:p>
          </table:table-cell>
          <table:covered-table-cell/>
          <table:table-cell table:style-name="Tableau1.D3" office:value-type="string">
            <text:p text:style-name="P15">Date de dernière mise à jour : <text:span text:style-name="T243">07/06/2020</text:span></text:p>
          </table:table-cell>
        </table:table-row>
        <table:table-row table:style-name="Tableau1.1">
          <table:table-cell table:style-name="Tableau1.A4" table:number-columns-spanned="4" office:value-type="string">
            <text:p text:style-name="P208">Identification des valideurs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15">Nom des <text:s/>valideurs :</text:p>
            <text:p text:style-name="P132">Soufiane EL KALDAOUI</text:p>
            <text:p text:style-name="P134">Hishame MEZAZIGH</text:p>
            <text:p text:style-name="Standard"/>
            <text:p text:style-name="Standard"/>
            <text:p text:style-name="Standard"/>
          </table:table-cell>
          <table:covered-table-cell/>
          <table:table-cell table:number-columns-spanned="2">
            <table:table table:is-sub-table="true">
              <table:table-column table:style-name="Tableau1.C5.1"/>
              <table:table-column table:style-name="Tableau1.C5.2"/>
              <table:table-row table:style-name="Tableau1.C5.1">
                <table:table-cell table:style-name="Tableau1.C5.1.2" office:value-type="string">
                  <text:p text:style-name="P5">Date de validation</text:p>
                </table:table-cell>
                <table:table-cell table:style-name="Tableau1.C5.2.2" office:value-type="string">
                  <text:p text:style-name="P5">Effort (heures)</text:p>
                </table:table-cell>
              </table:table-row>
              <table:table-row table:style-name="Tableau1.C5.2">
                <table:table-cell table:style-name="Tableau1.C5.1.2" office:value-type="string">
                  <text:p text:style-name="P198">07/06/2020</text:p>
                </table:table-cell>
                <table:table-cell table:style-name="Tableau1.C5.2.2" office:value-type="string">
                  <text:p text:style-name="P199">8</text:p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15"><text:span text:style-name="T12">Fonctionnalités à tester</text:span> :</text:p>
            <text:p text:style-name="P15"/>
            <text:p text:style-name="P194">- Ajout de membre dans le réseau social</text:p>
            <text:p text:style-name="P194">- Ajout d’objet de type film dans le réseau social</text:p>
            <text:p text:style-name="P194">- Ajout d’objet de type livre dans le réseau social</text:p>
            <text:p text:style-name="P194">- Ajout <text:span text:style-name="T239">d’opinion</text:span>(évaluation) sur un objet <text:span text:style-name="T240">de type film. </text:span></text:p>
            <text:p text:style-name="P195">- Ajout <text:span text:style-name="T239">d’opinion</text:span>(évaluation) sur un objet <text:span text:style-name="T240">de type livre.</text:span></text:p>
            <text:p text:style-name="P196">- Consultation d’objets <text:span text:style-name="T241">dans le réseau social. </text:span></text:p>
            <text:p text:style-name="P197">- Ajout d’avis sur une opinion <text:span text:style-name="T242">existante sur un objet du réseau social. </text:span></text:p>
            <text:p text:style-name="Standard"/>
            <text:p text:style-name="Standard"/>
            <text:p text:style-name="Standard"><text:span text:style-name="T12">Critère (s) de validation</text:span><text:span text:style-name="T12"><text:note text:id="ftn1" text:note-class="footnote"><text:note-citation>1</text:note-citation><text:note-body><text:p text:style-name="Footnote"><text:s/>Ces critères peuvent comprendre : le nb de tests passés ( / nb de tests prévus), le nb de tests OK/NonOK, le nb d’anomalies majeures, le nb d’anomalies mineures ….</text:p></text:note-body></text:note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16">Bilan général de validation :</text:p>
            <text:p text:style-name="Standard"/>
            <text:p text:style-name="Standard"><draw:frame draw:style-name="fr1" draw:name="Cadre1" text:anchor-type="as-char" svg:width="15.998cm" draw:z-index="0"><draw:text-box fo:min-height="0.041cm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column table:style-name="Tableau2.E"/><table:table-column table:style-name="Tableau2.F"/><table:table-column table:style-name="Tableau2.G"/><table:table-row table:style-name="Tableau2.1"><table:table-cell table:style-name="Tableau2.A1" office:value-type="string"><text:p text:style-name="P15">Nb tests prévus</text:p></table:table-cell><table:table-cell table:style-name="Tableau2.A1" office:value-type="string"><text:p text:style-name="P15">Tests passés</text:p></table:table-cell><table:table-cell table:style-name="Tableau2.A1" office:value-type="string"><text:p text:style-name="P15"><text:span text:style-name="T13">Tests OK</text:span><text:span text:style-name="T14">2</text:span></text:p></table:table-cell><table:table-cell table:style-name="Tableau2.A1" office:value-type="string"><text:p text:style-name="P47">Tests NOK</text:p></table:table-cell><table:table-cell table:style-name="Tableau2.A1" office:value-type="string"><text:p text:style-name="P15">Tests NS</text:p></table:table-cell><table:table-cell table:style-name="Tableau2.A1" office:value-type="string"><text:p text:style-name="P15">Anomalies</text:p><text:p text:style-name="Standard">majeures </text:p></table:table-cell><table:table-cell table:style-name="Tableau2.G1" office:value-type="string"><text:p text:style-name="P15">Anomalies </text:p><text:p text:style-name="Standard">mineures</text:p></table:table-cell></table:table-row><table:table-row table:style-name="Tableau2.1"><table:table-cell table:style-name="Tableau2.A2" office:value-type="string"><text:p text:style-name="P191">14</text:p></table:table-cell><table:table-cell table:style-name="Tableau2.A2" office:value-type="string"><text:p text:style-name="P190">14</text:p></table:table-cell><table:table-cell table:style-name="Tableau2.A2" office:value-type="string"><text:p text:style-name="P190">14</text:p></table:table-cell><table:table-cell table:style-name="Tableau2.A2" office:value-type="string"><text:p text:style-name="P192">0</text:p></table:table-cell><table:table-cell table:style-name="Tableau2.A2" office:value-type="string"><text:p text:style-name="P192">0</text:p></table:table-cell><table:table-cell table:style-name="Tableau2.A2" office:value-type="string"><text:p text:style-name="P190">0</text:p></table:table-cell><table:table-cell table:style-name="Tableau2.G2" office:value-type="string"><text:p text:style-name="P190">0</text:p></table:table-cell></table:table-row></table:table></draw:text-box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24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P209">Synthèse des tests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8" office:value-type="string">
            <text:p text:style-name="P17">No</text:p>
          </table:table-cell>
          <table:table-cell table:style-name="Tableau3.B2" office:value-type="string">
            <text:p text:style-name="P17">Identification du test</text:p>
          </table:table-cell>
          <table:table-cell table:style-name="Tableau3.C2" office:value-type="string">
            <text:p text:style-name="P5"><text:span text:style-name="T12">Résultat</text:span><text:span text:style-name="T12"><text:note text:id="ftn2" text:note-class="footnote"><text:note-citation>2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 (ne permet pas de conclure sur la validité ou non du résultat)</text:p><text:p text:style-name="Footnote"/></text:note-body></text:note></text:span></text:p>
          </table:table-cell>
          <table:table-cell table:style-name="Tableau3.D8" office:value-type="string">
            <text:p text:style-name="P4"><text:span text:style-name="T12">Gravité de l’anomalie </text:span><text:span text:style-name="T12"><text:note text:id="ftn3" text:note-class="footnote"><text:note-citation>3</text:note-citation><text:note-body><text:p text:style-name="Footnote"><text:s/>Majeure / mineure</text:p></text:note-body></text:note></text:span></text:p>
          </table:table-cell>
        </table:table-row>
        <table:table-row table:style-name="Tableau3.3">
          <table:table-cell table:style-name="Tableau3.A8" office:value-type="string">
            <text:p text:style-name="P136">1 </text:p>
          </table:table-cell>
          <table:table-cell table:style-name="Tableau3.B8" office:value-type="string">
            <text:p text:style-name="P135"/>
            <text:p text:style-name="P8"/>
            <text:p text:style-name="P139">Ajout de membre dans le réseau social </text:p>
            <text:p text:style-name="P154">(cas d’anomalie)</text:p>
          </table:table-cell>
          <table:table-cell table:style-name="Tableau3.C8" office:value-type="string">
            <text:p text:style-name="P193"/>
            <text:p text:style-name="P193"/>
            <text:p text:style-name="P193">0 erreur</text:p>
          </table:table-cell>
          <table:table-cell table:style-name="Tableau3.D8" office:value-type="string">
            <text:p text:style-name="P5"/>
            <text:p text:style-name="P5"/>
            <text:p text:style-name="P193">Aucune</text:p>
          </table:table-cell>
        </table:table-row>
        <table:table-row table:style-name="Tableau3.3">
          <table:table-cell table:style-name="Tableau3.A8" office:value-type="string">
            <text:p text:style-name="P136">2</text:p>
          </table:table-cell>
          <table:table-cell table:style-name="Tableau3.B8" office:value-type="string">
            <text:p text:style-name="P7"/>
            <text:p text:style-name="P7"/>
            <text:p text:style-name="P137">Ajout de membre dans le réseau social</text:p>
            <text:p text:style-name="P148"><text:span text:style-name="T179">(cas </text:span>de fonctionnement standard)</text:p>
            <text:p text:style-name="P4"/>
          </table:table-cell>
          <table:table-cell table:style-name="Tableau3.C8" office:value-type="string">
            <text:p text:style-name="P193"/>
            <text:p text:style-name="P193"/>
            <text:p text:style-name="P193">0 erreur</text:p>
          </table:table-cell>
          <table:table-cell table:style-name="Tableau3.D8" office:value-type="string">
            <text:p text:style-name="P5"/>
            <text:p text:style-name="P5"/>
            <text:p text:style-name="P193">Aucune</text:p>
          </table:table-cell>
        </table:table-row>
        <table:table-row table:style-name="Tableau3.5">
          <table:table-cell table:style-name="Tableau3.A8" office:value-type="string">
            <text:p text:style-name="P155">3</text:p>
          </table:table-cell>
          <table:table-cell table:style-name="Tableau3.B8" office:value-type="string">
            <text:p text:style-name="P9"/>
            <text:p text:style-name="P152"/>
            <text:p text:style-name="P140">Ajout d’un film dans le réseau social </text:p>
            <text:p text:style-name="P153">(cas d’anomali<text:span text:style-name="T180">e)</text:span></text:p>
          </table:table-cell>
          <table:table-cell table:style-name="Tableau3.C8" office:value-type="string">
            <text:p text:style-name="P193"/>
            <text:p text:style-name="P193"/>
            <text:p text:style-name="P193">0 erreur</text:p>
          </table:table-cell>
          <table:table-cell table:style-name="Tableau3.D8" office:value-type="string">
            <text:p text:style-name="P5"/>
            <text:p text:style-name="P5"/>
            <text:p text:style-name="P193">Aucune</text:p>
          </table:table-cell>
        </table:table-row>
        <table:table-row table:style-name="Tableau3.6">
          <table:table-cell table:style-name="Tableau3.A8" office:value-type="string">
            <text:p text:style-name="P156">4</text:p>
          </table:table-cell>
          <table:table-cell table:style-name="Tableau3.B8" office:value-type="string">
            <text:p text:style-name="P5"/>
            <text:p text:style-name="P4"/>
            <text:p text:style-name="P140">Ajout d’un film dans le réseau social</text:p>
            <text:p text:style-name="P147"><text:span text:style-name="T179">(cas </text:span>de fonctionnement standard)</text:p>
            <text:p text:style-name="P4"/>
          </table:table-cell>
          <table:table-cell table:style-name="Tableau3.C8" office:value-type="string">
            <text:p text:style-name="P193"/>
            <text:p text:style-name="P193"/>
            <text:p text:style-name="P193">0 erreur</text:p>
          </table:table-cell>
          <table:table-cell table:style-name="Tableau3.D8" office:value-type="string">
            <text:p text:style-name="P5"/>
            <text:p text:style-name="P5"/>
            <text:p text:style-name="P193">Aucune</text:p>
          </table:table-cell>
        </table:table-row>
        <table:table-row table:style-name="Tableau3.7">
          <table:table-cell table:style-name="Tableau3.A8" office:value-type="string">
            <text:p text:style-name="P157">5</text:p>
          </table:table-cell>
          <table:table-cell table:style-name="Tableau3.B8" office:value-type="string">
            <text:p text:style-name="P10"/>
            <text:p text:style-name="P10"/>
            <text:p text:style-name="P13"/>
            <text:p text:style-name="P141">Ajout d’un livre dans le réseau social </text:p>
            <text:p text:style-name="P146">(cas d’anomalie<text:span text:style-name="T179">)</text:span></text:p>
          </table:table-cell>
          <table:table-cell table:style-name="Tableau3.C8" office:value-type="string">
            <text:p text:style-name="P193"/>
            <text:p text:style-name="P193"/>
            <text:p text:style-name="P193"/>
            <text:p text:style-name="P193">0 erreur</text:p>
          </table:table-cell>
          <table:table-cell table:style-name="Tableau3.D8" office:value-type="string">
            <text:p text:style-name="P5"/>
            <text:p text:style-name="P5"/>
            <text:p text:style-name="P193"/>
            <text:p text:style-name="P193">Aucune</text:p>
          </table:table-cell>
        </table:table-row>
        <table:table-row table:style-name="Tableau3.7">
          <table:table-cell table:style-name="Tableau3.A8" office:value-type="string">
            <text:p text:style-name="P158">6</text:p>
          </table:table-cell>
          <table:table-cell table:style-name="Tableau3.B8" office:value-type="string">
            <text:p text:style-name="P5"/>
            <text:p text:style-name="P6"/>
            <text:p text:style-name="P138">Ajout d’un livre dans le réseau social</text:p>
            <text:p text:style-name="P146"><text:s/><text:span text:style-name="T179">(cas </text:span>de fonctionnement standard)</text:p>
          </table:table-cell>
          <table:table-cell table:style-name="Tableau3.C8" office:value-type="string">
            <text:p text:style-name="P193"/>
            <text:p text:style-name="P193"/>
            <text:p text:style-name="P193"/>
            <text:p text:style-name="P193">0 erreur</text:p>
          </table:table-cell>
          <table:table-cell table:style-name="Tableau3.D8" office:value-type="string">
            <text:p text:style-name="P5"/>
            <text:p text:style-name="P5"/>
            <text:p text:style-name="P193"/>
            <text:p text:style-name="P193">Aucune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 table:style-name="Tableau4.1">
          <table:table-cell table:style-name="Tableau4.A1" table:number-columns-spanned="4" office:value-type="string">
            <text:p text:style-name="P209">Synthèse des tests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9" office:value-type="string">
            <text:p text:style-name="P17">No</text:p>
          </table:table-cell>
          <table:table-cell table:style-name="Tableau4.B2" office:value-type="string">
            <text:p text:style-name="P17">Identification du test</text:p>
          </table:table-cell>
          <table:table-cell table:style-name="Tableau4.C2" office:value-type="string">
            <text:p text:style-name="P5"><text:span text:style-name="T12">Résultat</text:span><text:span text:style-name="T12"><text:note text:id="ftn4" text:note-class="footnote"><text:note-citation>4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au4.D9" office:value-type="string">
            <text:p text:style-name="Standard"><text:span text:style-name="T12">Gravité de l’anomalie </text:span><text:span text:style-name="T12"><text:note text:id="ftn5" text:note-class="footnote"><text:note-citation>5</text:note-citation><text:note-body><text:p text:style-name="Footnote"><text:s/>Majeure / mineure</text:p></text:note-body></text:note></text:span></text:p>
          </table:table-cell>
        </table:table-row>
        <table:table-row table:style-name="Tableau4.3">
          <table:table-cell table:style-name="Tableau4.A9" office:value-type="string">
            <text:p text:style-name="P164">7</text:p>
          </table:table-cell>
          <table:table-cell table:style-name="Tableau4.B9" office:value-type="string">
            <text:p text:style-name="P5"/>
            <text:p text:style-name="P142">Ajout d’une <text:span text:style-name="T244">évaluation</text:span> sur un film</text:p>
            <text:p text:style-name="P145">(cas d’anomali<text:span text:style-name="T176">e)</text:span></text:p>
            <text:p text:style-name="P4"/>
          </table:table-cell>
          <table:table-cell table:style-name="Tableau4.C9" office:value-type="string">
            <text:p text:style-name="P193"/>
            <text:p text:style-name="P193"/>
            <text:p text:style-name="P193">0 erreur</text:p>
          </table:table-cell>
          <table:table-cell table:style-name="Tableau4.D9" office:value-type="string">
            <text:p text:style-name="P5"/>
            <text:p text:style-name="P5"/>
            <text:p text:style-name="P193">Aucune</text:p>
          </table:table-cell>
        </table:table-row>
        <table:table-row table:style-name="Tableau4.4">
          <table:table-cell table:style-name="Tableau4.A9" office:value-type="string">
            <text:p text:style-name="P163">8</text:p>
          </table:table-cell>
          <table:table-cell table:style-name="Tableau4.B9" office:value-type="string">
            <text:p text:style-name="P5"/>
            <text:p text:style-name="P143">Ajout d’une <text:span text:style-name="T244">évaluation</text:span> sur un film</text:p>
            <text:p text:style-name="P151">(<text:span text:style-name="T178">cas de f</text:span>onctionnement standard)</text:p>
            <text:p text:style-name="P4"/>
          </table:table-cell>
          <table:table-cell table:style-name="Tableau4.C9" office:value-type="string">
            <text:p text:style-name="P193"/>
            <text:p text:style-name="P193"/>
            <text:p text:style-name="P193">0 erreur</text:p>
          </table:table-cell>
          <table:table-cell table:style-name="Tableau4.D9" office:value-type="string">
            <text:p text:style-name="P5"/>
            <text:p text:style-name="P5"/>
            <text:p text:style-name="P193">Aucune</text:p>
          </table:table-cell>
        </table:table-row>
        <table:table-row table:style-name="Tableau4.5">
          <table:table-cell table:style-name="Tableau4.A5" office:value-type="string">
            <text:p text:style-name="P162">9</text:p>
          </table:table-cell>
          <table:table-cell table:style-name="Tableau4.B9" office:value-type="string">
            <text:p text:style-name="P5"/>
            <text:p text:style-name="P143">Ajout d’une <text:span text:style-name="T244">évaluation</text:span> sur un livre</text:p>
            <text:p text:style-name="P144">(cas d’anomali<text:span text:style-name="T176">e)</text:span></text:p>
            <text:p text:style-name="P4"/>
          </table:table-cell>
          <table:table-cell table:style-name="Tableau4.C9" office:value-type="string">
            <text:p text:style-name="P193"/>
            <text:p text:style-name="P193"/>
            <text:p text:style-name="P193">0 erreur</text:p>
          </table:table-cell>
          <table:table-cell table:style-name="Tableau4.D9" office:value-type="string">
            <text:p text:style-name="P5"/>
            <text:p text:style-name="P5"/>
            <text:p text:style-name="P193">Aucune</text:p>
          </table:table-cell>
        </table:table-row>
        <table:table-row table:style-name="Tableau4.6">
          <table:table-cell table:style-name="Tableau4.A9" office:value-type="string">
            <text:p text:style-name="P161">10</text:p>
          </table:table-cell>
          <table:table-cell table:style-name="Tableau4.B9" office:value-type="string">
            <text:p text:style-name="P5"/>
            <text:p text:style-name="P143">Ajout d’une <text:span text:style-name="T244">évaluation</text:span> sur un livre</text:p>
            <text:p text:style-name="P144">(<text:span text:style-name="T177">cas de f</text:span>onctionnement standard)</text:p>
            <text:p text:style-name="P4"/>
          </table:table-cell>
          <table:table-cell table:style-name="Tableau4.C9" office:value-type="string">
            <text:p text:style-name="P193"/>
            <text:p text:style-name="P193"/>
            <text:p text:style-name="P193">0 erreur</text:p>
          </table:table-cell>
          <table:table-cell table:style-name="Tableau4.D9" office:value-type="string">
            <text:p text:style-name="P5"/>
            <text:p text:style-name="P5"/>
            <text:p text:style-name="P193">Aucune</text:p>
          </table:table-cell>
        </table:table-row>
        <table:table-row table:style-name="Tableau4.7">
          <table:table-cell table:style-name="Tableau4.A9" office:value-type="string">
            <text:p text:style-name="P165">11</text:p>
          </table:table-cell>
          <table:table-cell table:style-name="Tableau4.B9" office:value-type="string">
            <text:p text:style-name="P14"/>
            <text:p text:style-name="P166">Consultation d’un item</text:p>
            <text:p text:style-name="P149">(cas d’anomali<text:span text:style-name="T176">e)</text:span></text:p>
          </table:table-cell>
          <table:table-cell table:style-name="Tableau4.C9" office:value-type="string">
            <text:p text:style-name="P193"/>
            <text:p text:style-name="P193"/>
            <text:p text:style-name="P193">0 erreur</text:p>
          </table:table-cell>
          <table:table-cell table:style-name="Tableau4.D9" office:value-type="string">
            <text:p text:style-name="P5"/>
            <text:p text:style-name="P5"/>
            <text:p text:style-name="P193">Aucune</text:p>
          </table:table-cell>
        </table:table-row>
        <table:table-row table:style-name="Tableau4.8">
          <table:table-cell table:style-name="Tableau4.A9" office:value-type="string">
            <text:p text:style-name="P165">12</text:p>
          </table:table-cell>
          <table:table-cell table:style-name="Tableau4.B9" office:value-type="string">
            <text:p text:style-name="P166"/>
            <text:p text:style-name="P166">Consultation d’un item</text:p>
            <text:p text:style-name="P150">(<text:span text:style-name="T177">cas de f</text:span>onctionnement standard)</text:p>
          </table:table-cell>
          <table:table-cell table:style-name="Tableau4.C9" office:value-type="string">
            <text:p text:style-name="P193"/>
            <text:p text:style-name="P193"/>
            <text:p text:style-name="P193">0 erreur</text:p>
          </table:table-cell>
          <table:table-cell table:style-name="Tableau4.D9" office:value-type="string">
            <text:p text:style-name="P5"/>
            <text:p text:style-name="P5"/>
            <text:p text:style-name="P193">Aucune</text:p>
          </table:table-cell>
        </table:table-row>
        <table:table-row table:style-name="Tableau4.9">
          <table:table-cell table:style-name="Tableau4.A9" office:value-type="string">
            <text:p text:style-name="P161">1<text:span text:style-name="T182">3</text:span></text:p>
          </table:table-cell>
          <table:table-cell table:style-name="Tableau4.B9" office:value-type="string">
            <text:p text:style-name="P12"/>
            <text:p text:style-name="P143">Ajout d’une <text:span text:style-name="T244">évaluation</text:span> sur un opinion</text:p>
            <text:p text:style-name="P149">(cas d’anomali<text:span text:style-name="T176">e)</text:span></text:p>
          </table:table-cell>
          <table:table-cell table:style-name="Tableau4.C9" office:value-type="string">
            <text:p text:style-name="P193"/>
            <text:p text:style-name="P193"/>
            <text:p text:style-name="P193">0 erreur</text:p>
          </table:table-cell>
          <table:table-cell table:style-name="Tableau4.D9" office:value-type="string">
            <text:p text:style-name="P5"/>
            <text:p text:style-name="P5"/>
            <text:p text:style-name="P193">Aucune</text:p>
          </table:table-cell>
        </table:table-row>
        <table:table-row table:style-name="Tableau4.10">
          <table:table-cell table:style-name="Tableau4.A10" office:value-type="string">
            <text:p text:style-name="P161">1<text:span text:style-name="T182">4</text:span></text:p>
          </table:table-cell>
          <table:table-cell table:style-name="Tableau4.B10" office:value-type="string">
            <text:p text:style-name="P11"/>
            <text:p text:style-name="P143">Ajout d’une <text:span text:style-name="T244">évaluation</text:span> sur un opinion</text:p>
            <text:p text:style-name="P144">(<text:span text:style-name="T177">cas de f</text:span>onctionnement standard<text:span text:style-name="T181">)</text:span></text:p>
          </table:table-cell>
          <table:table-cell table:style-name="Tableau4.C10" office:value-type="string">
            <text:p text:style-name="P193"/>
            <text:p text:style-name="P193"/>
            <text:p text:style-name="P193">0 erreur</text:p>
          </table:table-cell>
          <table:table-cell table:style-name="Tableau4.D10" office:value-type="string">
            <text:p text:style-name="P5"/>
            <text:p text:style-name="P5"/>
            <text:p text:style-name="P193">Aucune</text:p>
          </table:table-cell>
        </table:table-row>
      </table:table>
      <text:p text:style-name="P4"/>
      <text:p text:style-name="P4"/>
      <text:p text:style-name="Title"/>
      <text:p text:style-name="P210">Fiche de test N° <text:span text:style-name="T174">1</text:span></text:p>
      <text:p text:style-name="Subtitle"/>
      <text:p text:style-name="P175">Objectif du test : éprouver la méthode addMember sur les cas d’anomalie</text:p>
      <text:p text:style-name="P175"/>
      <text:p text:style-name="P159"><text:span text:style-name="T221">Vérification de la levée de l’exception </text:span><text:span text:style-name="T229">BadEntryException </text:span><text:span text:style-name="T221">lors de l’utilisation de </text:span><text:span text:style-name="T229">addMember </text:span><text:span text:style-name="T221">« avec</text:span></text:p>
      <text:p text:style-name="P200">des paramètres d’entrées incorrects ».</text:p>
      <text:p text:style-name="P200"/>
      <text:p text:style-name="P159"><text:span text:style-name="T221">Pour rappel : Les 5 cas de levée de l’exception </text:span><text:span text:style-name="T229">BadEntryException </text:span><text:span text:style-name="T221">par la méthode </text:span><text:span text:style-name="T229">addMember</text:span></text:p>
      <text:p text:style-name="P200">prévus dans l’API sont :</text:p>
      <text:p text:style-name="P202"/>
      <text:p text:style-name="P159"><text:span text:style-name="T233"><text:tab/>• </text:span><text:span text:style-name="T221">si le </text:span><text:span text:style-name="T229">pseudo </text:span><text:span text:style-name="T221">n’est pas instancié ou a moins de 1 caractère autre que des espaces,</text:span></text:p>
      <text:p text:style-name="P159"><text:span text:style-name="T233"><text:tab/>• </text:span><text:span text:style-name="T221">si le </text:span><text:span text:style-name="T229">password </text:span><text:span text:style-name="T221">n’est pas instancié ou a moins de 4 caractères, autres que des « leading or</text:span></text:p>
      <text:p text:style-name="P200"><text:tab/>trailing blanks »,</text:p>
      <text:p text:style-name="P159"><text:span text:style-name="T233"><text:tab/>• </text:span><text:span text:style-name="T221">si le </text:span><text:span text:style-name="T229">profil </text:span><text:span text:style-name="T221">n’est pas instancié.</text:span></text:p>
      <text:p text:style-name="P175"/>
      <text:p text:style-name="P175">Description (scénario) :</text:p>
      <text:p text:style-name="P202"/>
      <text:p text:style-name="P159"><text:span text:style-name="T233"><text:tab/>• </text:span><text:span text:style-name="T221">Instanciation d’un </text:span><text:span text:style-name="T229">Social Network</text:span></text:p>
      <text:p text:style-name="P159"><text:span text:style-name="T233"><text:tab/>• </text:span><text:span text:style-name="T221">1.1 Utilisation de </text:span><text:span text:style-name="T229">addMember </text:span><text:span text:style-name="T221">avec en paramètre un </text:span><text:span text:style-name="T229">pseudo </text:span><text:span text:style-name="T221">non instancié.</text:span></text:p>
      <text:p text:style-name="P159"><text:span text:style-name="T233"><text:tab/>• </text:span><text:span text:style-name="T221">1.2 Utilisation de </text:span><text:span text:style-name="T229">addMember </text:span><text:span text:style-name="T221">avec en paramètre un </text:span><text:span text:style-name="T229">pseudo </text:span><text:span text:style-name="T221">ne contenant que des</text:span></text:p>
      <text:p text:style-name="P200"><text:tab/>espaces.</text:p>
      <text:p text:style-name="P159"><text:span text:style-name="T233"><text:tab/>• </text:span><text:span text:style-name="T221">1.3 Utilisation de </text:span><text:span text:style-name="T229">addMember </text:span><text:span text:style-name="T221">avec en paramètre un </text:span><text:span text:style-name="T229">password </text:span><text:span text:style-name="T221">non instancié.</text:span></text:p>
      <text:p text:style-name="P159"><text:span text:style-name="T233"><text:tab/>• </text:span><text:span text:style-name="T221">1.4 Utilisation de </text:span><text:span text:style-name="T229">addMember </text:span><text:span text:style-name="T221">avec en paramètre un </text:span><text:span text:style-name="T229">password </text:span><text:span text:style-name="T221">de moins de 4</text:span></text:p>
      <text:p text:style-name="P200"><text:tab/>caractères, autres que des « leading or trailing blanks ».</text:p>
      <text:p text:style-name="P159"><text:span text:style-name="T233"><text:tab/>• </text:span><text:span text:style-name="T221">1.5 Utilisation de </text:span><text:span text:style-name="T229">addMember </text:span><text:span text:style-name="T221">avec en paramètre un profil non instancié.</text:span></text:p>
      <text:p text:style-name="P175"/>
      <text:p text:style-name="P175">Résultats attendus :</text:p>
      <text:p text:style-name="P200"/>
      <text:p text:style-name="P159"><text:span text:style-name="T221">Dans les 5 utilisations de </text:span><text:span text:style-name="T229">addMember</text:span><text:span text:style-name="T221">, l'exception </text:span><text:span text:style-name="T229">BadEntryException </text:span><text:span text:style-name="T221">doit être levée.</text:span></text:p>
      <text:p text:style-name="P159"><text:span text:style-name="T221">De plus, après levée de l’exception </text:span><text:span text:style-name="T229">BadEntryException </text:span><text:span text:style-name="T221">lors de l’utilisation de </text:span><text:span text:style-name="T229">addMember</text:span><text:span text:style-name="T221">, le nombre</text:span></text:p>
      <text:p text:style-name="P159"><text:span text:style-name="T221">de membres doit rester identique au nombre de membres avant utilisation de </text:span><text:span text:style-name="T229">addMember</text:span><text:span text:style-name="T221">.</text:span></text:p>
      <text:p text:style-name="P175"/>
      <text:p text:style-name="P41">Résultats attendus :</text:p>
      <text:p text:style-name="P41"/>
      <text:p text:style-name="P63">L’ajout d’<text:span text:style-name="T235">un membre</text:span> « avec paramètres d’entrées corrects » ne doit pas lever d’exception, le nombre de <text:span text:style-name="T236">membres</text:span> après ces ajouts doit avoir augmenté en conséquence. </text:p>
      <text:p text:style-name="P63"/>
      <text:p text:style-name="P63">Dans les <text:span text:style-name="T237">5</text:span> cas d’utilisations suivantes de add<text:span text:style-name="T237">Member</text:span>, l’exception BadEntryException doit être levée. </text:p>
      <text:p text:style-name="P67"/>
      <text:p text:style-name="P68">De plus après levée de l’exception BadEntryException lors de l’utilisation de add<text:span text:style-name="T237">Member</text:span>, le nombre de <text:span text:style-name="T238">membres</text:span> doit rester identique au nombre de membres avant utilisation de add<text:span text:style-name="T237">Member</text:span>.</text:p>
      <text:p text:style-name="P41"/>
      <text:p text:style-name="P43">Résultats observés : </text:p>
      <text:p text:style-name="P242"/>
      <text:p text:style-name="P242">La bonne exception est levée. Par conséquent, aucun membre n’est rajouté dans le réseau social. <text:s/></text:p>
      <text:p text:style-name="P75"/>
      <text:p text:style-name="P22"><text:span text:style-name="T183">Conclusion</text:span>: <text:span text:style-name="T38">La méthode </text:span><text:span text:style-name="T41">add</text:span><text:span text:style-name="T42">Member</text:span><text:span text:style-name="T39"> </text:span><text:span text:style-name="T38">fonctionne correctement sur les cas d’</text:span><text:span text:style-name="T40">anomalie.</text:span><text:span text:style-name="T38"> Le test est concluant.</text:span></text:p>
      <text:p text:style-name="P214">Fiche de test N° 2</text:p>
      <text:p text:style-name="P203"/>
      <text:p text:style-name="P175">Objectif du test : éprouver la méthode addMember sur les cas de fonctionnement standard</text:p>
      <text:p text:style-name="P175"/>
      <text:p text:style-name="P159"><text:span text:style-name="T233"><text:tab/>• </text:span><text:span text:style-name="T221">But principal : vérification de l'ajout de membres après utilisation de </text:span><text:span text:style-name="T229">addMember </text:span><text:span text:style-name="T221">« avec des</text:span></text:p>
      <text:p text:style-name="P200"><text:tab/>paramètres d’entrées corrects »</text:p>
      <text:p text:style-name="P159"><text:span text:style-name="T233"><text:tab/>• </text:span><text:span text:style-name="T221">But secondaire : vérification de la levée de l’exception </text:span><text:span text:style-name="T229">MemberAlreadyExistsException <text:tab/></text:span><text:span text:style-name="T221">par la méthode </text:span><text:span text:style-name="T229">addMember </text:span><text:span text:style-name="T221">pour tous les cas prévus dans l’API.</text:span></text:p>
      <text:p text:style-name="P200"/>
      <text:p text:style-name="P159"><text:span text:style-name="T221">Pour rappel, le cas de levée de l’exception </text:span><text:span text:style-name="T229">MemberAlreadyExistsException </text:span><text:span text:style-name="T221">par la méthode</text:span></text:p>
      <text:p text:style-name="P159"><text:span text:style-name="T229">addMember </text:span><text:span text:style-name="T221">prévu dans l’API est :</text:span></text:p>
      <text:p text:style-name="P200"/>
      <text:p text:style-name="P159"><text:span text:style-name="T233"><text:tab/>• </text:span><text:span text:style-name="T221">si un membre de même </text:span><text:span text:style-name="T229">pseudo </text:span><text:span text:style-name="T221">est déjà présent dans le </text:span><text:span text:style-name="T229">SocialNetwork </text:span><text:span text:style-name="T221">(même </text:span><text:span text:style-name="T229">pseudo </text:span><text:span text:style-name="T221">:</text:span></text:p>
      <text:p text:style-name="P159"><text:span text:style-name="T221"><text:tab/>indifférent à la casse et aux </text:span><text:span text:style-name="T234">leading </text:span><text:span text:style-name="T221">et </text:span><text:span text:style-name="T234">trailing blanks</text:span><text:span text:style-name="T221">)</text:span></text:p>
      <text:p text:style-name="P200"/>
      <text:p text:style-name="P175">Description (scénario) :</text:p>
      <text:p text:style-name="P175"/>
      <text:p text:style-name="P159"><text:span text:style-name="T233"><text:tab/>• </text:span><text:span text:style-name="T221">Instanciation d’un </text:span><text:span text:style-name="T229">Social Network</text:span></text:p>
      <text:p text:style-name="P204"/>
      <text:p text:style-name="P159"><text:span text:style-name="T233"><text:tab/>• </text:span><text:span text:style-name="T221">2.1 Utilisations de </text:span><text:span text:style-name="T229">addMember </text:span><text:span text:style-name="T221">pour l'ajout de plusieurs membres « avec paramètres</text:span></text:p>
      <text:p text:style-name="P200"><text:tab/>d'entrées corrects »</text:p>
      <text:p text:style-name="P200"/>
      <text:p text:style-name="P159"><text:span text:style-name="T233"><text:tab/>• </text:span><text:span text:style-name="T221">2.2 Utilisation de </text:span><text:span text:style-name="T229">addMember </text:span><text:span text:style-name="T221">avec en paramètre un </text:span><text:span text:style-name="T229">pseudo </text:span><text:span text:style-name="T221">identique au pseudo du <text:tab/>premier<text:tab/>membre « correct » ajouté.</text:span></text:p>
      <text:p text:style-name="P200"/>
      <text:p text:style-name="P159"><text:span text:style-name="T233"><text:tab/>• </text:span><text:span text:style-name="T221">2.3 Utilisation de </text:span><text:span text:style-name="T229">addMember </text:span><text:span text:style-name="T221">avec en paramètre un </text:span><text:span text:style-name="T229">pseudo </text:span><text:span text:style-name="T221">identique au pseudo du dernier</text:span></text:p>
      <text:p text:style-name="P200"><text:tab/>membre « correct » ajouté.</text:p>
      <text:p text:style-name="P200"/>
      <text:p text:style-name="P159"><text:span text:style-name="T233"><text:tab/>• </text:span><text:span text:style-name="T221">2.4 Utilisation de </text:span><text:span text:style-name="T229">addMember </text:span><text:span text:style-name="T221">avec en paramètre le </text:span><text:span text:style-name="T229">pseudo </text:span><text:span text:style-name="T221">d’un membre existant (mais <text:tab/>avec casse différente).</text:span></text:p>
      <text:p text:style-name="P159"><text:span text:style-name="T233"><text:tab/>• </text:span><text:span text:style-name="T221">2.5 Utilisation de </text:span><text:span text:style-name="T229">addMember </text:span><text:span text:style-name="T221">avec en paramètre le </text:span><text:span text:style-name="T229">pseudo </text:span><text:span text:style-name="T221">d’un membre existant (mais <text:tab/>avec des leading/trailing blanks).</text:span></text:p>
      <text:p text:style-name="P200"/>
      <text:p text:style-name="P175">Résultats attendus :</text:p>
      <text:p text:style-name="P175"/>
      <text:p text:style-name="P200">L’ajout de membres « avec paramètres d’entrées corrects » ne doit pas lever d’exception, le nombre</text:p>
      <text:p text:style-name="P200">de membres après ces ajouts doit avoir augmenté en conséquence.</text:p>
      <text:p text:style-name="P159"><text:span text:style-name="T221">Dans les 4 utilisations suivantes de </text:span><text:span text:style-name="T229">addMember</text:span><text:span text:style-name="T221">, l’exception </text:span><text:span text:style-name="T229">MemberAlreadyExistsException </text:span><text:span text:style-name="T221">doit être levée.</text:span></text:p>
      <text:p text:style-name="P159"><text:span text:style-name="T221">De plus après levée de l’exception </text:span><text:span text:style-name="T229">MemberAlreadyExistsException </text:span><text:span text:style-name="T221">lors de l’utilisation de</text:span></text:p>
      <text:p text:style-name="P159"><text:span text:style-name="T229">addMember</text:span><text:span text:style-name="T221">, le nombre de membres doit rester identique au nombre de membres avant utilisation de</text:span></text:p>
      <text:p text:style-name="P159"><text:span text:style-name="T229">addMember</text:span><text:span text:style-name="T221">.</text:span></text:p>
      <text:p text:style-name="P200"/>
      <text:p text:style-name="P318">Résultats observés : </text:p>
      <text:p text:style-name="P319"/>
      <text:p text:style-name="P160"><text:span text:style-name="T224">Les </text:span><text:span text:style-name="T225">membres</text:span><text:span text:style-name="T224"> sont correctement ajoutés lors de l’exécution de </text:span><text:span text:style-name="T230">addMember</text:span><text:span text:style-name="T222"> <text:s/></text:span><text:span text:style-name="T223">« avec paramètres d’entrées corrects ». </text:span><text:span text:style-name="T224">Les exceptions sont correctement levées dans les cas attendus. Auxquels cas aucun </text:span><text:span text:style-name="T226">membre</text:span><text:span text:style-name="T224"> n’est ajouté.</text:span></text:p>
      <text:p text:style-name="P201"/>
      <text:p text:style-name="P46"><text:span text:style-name="T22">Conclusion : </text:span><text:span text:style-name="T227">La méthode </text:span><text:span text:style-name="T231">add</text:span><text:span text:style-name="T232">Member</text:span><text:span text:style-name="T228"> </text:span><text:span text:style-name="T227">fonctionne correctement </text:span><text:span text:style-name="T33">sur les cas de fonctionnement standard</text:span><text:span text:style-name="T227">. Le test est concluant.</text:span></text:p>
      <text:p text:style-name="P211">Fiche de test N° <text:span text:style-name="T184">3</text:span></text:p>
      <text:p text:style-name="P231"/>
      <text:p text:style-name="P18">Objectif du test: <text:span text:style-name="T22">éprouver la méthode add</text:span><text:span text:style-name="T23">ItemFilm</text:span><text:span text:style-name="T22"> sur les cas d’</text:span><text:span text:style-name="T24">anomalie. </text:span></text:p>
      <text:p text:style-name="P53"/>
      <text:p text:style-name="P48"><text:span text:style-name="T50">V</text:span><text:span text:style-name="T44">érification de la levée de l’exception </text:span><text:span text:style-name="T117">BadEntryException </text:span><text:span text:style-name="T122">l</text:span><text:span text:style-name="T44">ors de l’utilisation de </text:span><text:span text:style-name="T117">add</text:span><text:span text:style-name="T123">ItemFilm</text:span><text:span text:style-name="T117"> </text:span><text:span text:style-name="T44">« avec des paramètres d’entrées incorrects ».</text:span></text:p>
      <text:p text:style-name="P113"/>
      <text:list xml:id="list1258546258" text:style-name="L1">
        <text:list-item>
          <text:p text:style-name="P243"><text:span text:style-name="T51">si le pseudo </text:span><text:span text:style-name="T52">n’est pas instancié ou contient moins d’un caractère autre que des espaces.</text:span></text:p>
        </text:list-item>
        <text:list-item>
          <text:p text:style-name="P320">si le mot de pass<text:span text:style-name="T171">e</text:span> n’est pas instancié ou contient moins de 4 caractères. </text:p>
        </text:list-item>
        <text:list-item>
          <text:p text:style-name="P249"><text:span text:style-name="T44">si le titre n’est pas instancié ou contient moins d’un caractère </text:span><text:span text:style-name="T53">autre que des espaces</text:span><text:span text:style-name="T44">.</text:span></text:p>
        </text:list-item>
        <text:list-item>
          <text:p text:style-name="P325">si le type n’est pas instancié. </text:p>
        </text:list-item>
        <text:list-item>
          <text:p text:style-name="P325">si le scénariste n’est pas instancié. </text:p>
        </text:list-item>
        <text:list-item>
          <text:p text:style-name="P325">si la durée n’est pas distinctement positive. <text:s/></text:p>
        </text:list-item>
      </text:list>
      <text:p text:style-name="P102"><text:tab/></text:p>
      <text:p text:style-name="P18"/>
      <text:p text:style-name="P18">Description (scénario) :</text:p>
      <text:p text:style-name="P18"/>
      <text:list xml:id="list1117986317" text:style-name="L2">
        <text:list-item>
          <text:p text:style-name="P254"><text:span text:style-name="T44">Instanciation d’un </text:span><text:span text:style-name="T117">Social Network</text:span></text:p>
        </text:list-item>
        <text:list-item>
          <text:p text:style-name="P255"><text:span text:style-name="T54">I</text:span><text:span text:style-name="T44">nstanciation d’un </text:span><text:span text:style-name="T54">membre</text:span><text:span text:style-name="T44"> </text:span></text:p>
        </text:list-item>
        <text:list-item>
          <text:p text:style-name="P259"><text:span text:style-name="T245">2</text:span>.<text:span text:style-name="T172">1</text:span>. <text:s/>Utilisation de add<text:span text:style-name="T173">Item</text:span>Film avec <text:span text:style-name="T173">en paramètre un</text:span> <text:span text:style-name="T173">pseudo non instancié. </text:span></text:p>
        </text:list-item>
        <text:list-item>
          <text:p text:style-name="P265">2.2. <text:s/>Utilisation de addItemFilm avec en paramètre un pseudo contenant que des espaces. </text:p>
        </text:list-item>
        <text:list-item>
          <text:p text:style-name="P265">2.<text:span text:style-name="T172">3</text:span>. <text:s/>Utilisation de addItemFilm avec en paramètre un mot de passe non instancié. </text:p>
        </text:list-item>
        <text:list-item>
          <text:p text:style-name="P265">2.<text:span text:style-name="T172">4</text:span>. <text:s/>Utilisation de addItemFilm avec en paramètre un mot de passe de moins de 4 caractères.</text:p>
        </text:list-item>
        <text:list-item>
          <text:p text:style-name="P265">2.<text:span text:style-name="T172">5</text:span>. <text:s/>Utilisation de addItemFilm avec en paramètre un titre non instancié. </text:p>
        </text:list-item>
        <text:list-item>
          <text:p text:style-name="P271">2.6. <text:s/><text:span text:style-name="T173">Utilisation de addItemFilm avec en paramètre un </text:span>titre ne<text:span text:style-name="T173"> contenant que des espaces.</text:span></text:p>
        </text:list-item>
        <text:list-item>
          <text:p text:style-name="P265">2.<text:span text:style-name="T189">7</text:span>. <text:s/>Utilisation de addItemFilm avec en paramètre un type non instancié.</text:p>
        </text:list-item>
        <text:list-item>
          <text:p text:style-name="P265">2.<text:span text:style-name="T190">8</text:span>. <text:s/>Utilisation de addItemFilm avec en paramètre un directeur non instancié. </text:p>
        </text:list-item>
        <text:list-item>
          <text:p text:style-name="P265">2.<text:span text:style-name="T191">9</text:span>. <text:s/>Utilisation de addItemFilm avec en paramètre un scénariste non instancié. </text:p>
        </text:list-item>
        <text:list-item>
          <text:p text:style-name="P265">2.<text:span text:style-name="T245">10</text:span>. <text:s/>Utilisation de addItemFilm avec en paramètre une durée négative. </text:p>
          <text:p text:style-name="P359"/>
        </text:list-item>
      </text:list>
      <text:p text:style-name="P18">Résultats attendus :</text:p>
      <text:p text:style-name="P18"/>
      <text:p text:style-name="P42"><text:span text:style-name="T7">Dans les 10 cas d’utilisations de </text:span><text:span text:style-name="T138">addItemFilm</text:span><text:span text:style-name="T7">, l’exception </text:span><text:span text:style-name="T141">BadEntryException</text:span><text:span text:style-name="T7"> doit être levée. </text:span></text:p>
      <text:p text:style-name="P69"/>
      <text:p text:style-name="P98"><text:span text:style-name="T203">De plus après levée de l’exception </text:span><text:span text:style-name="T128">BadEntryException</text:span><text:span text:style-name="T203"> lors de l’utilisation de </text:span><text:span text:style-name="T119">addItemFilm</text:span><text:span text:style-name="T203">, le nombre de films doit rester identique au nombre de membres avant utilisation de <text:s/></text:span><text:span text:style-name="T119">addItemFilm</text:span><text:span text:style-name="T203">.</text:span></text:p>
      <text:p text:style-name="P18"/>
      <text:p text:style-name="P43">Résultats observés :</text:p>
      <text:p text:style-name="P43"/>
      <text:p text:style-name="P205"><text:span text:style-name="T4">L’exception <text:s/></text:span><text:span text:style-name="T141">BadEntryException </text:span><text:span text:style-name="T168">est correctement levée dans les cas attendus. </text:span><text:span text:style-name="T169">Auxquels cas a</text:span><text:span text:style-name="T168">ucun film n’est ajouté.</text:span></text:p>
      <text:p text:style-name="P128"/>
      <text:p text:style-name="P223"><text:span text:style-name="T12">Conclusion :</text:span> <text:span text:style-name="T213">La méthode </text:span><text:span text:style-name="T128">add</text:span><text:span text:style-name="T123">ItemFilm</text:span><text:span text:style-name="T173"> fonctionne correctement </text:span><text:span text:style-name="T35">sur les cas d’</text:span><text:span text:style-name="T36">anomalie.</text:span><text:span text:style-name="T213"> Le test est concluant.</text:span></text:p>
      <text:p text:style-name="P70"/>
      <text:p text:style-name="P70"/>
      <text:p text:style-name="P384">Fiche de test N° <text:span text:style-name="T185">4</text:span></text:p>
      <text:p text:style-name="P218"/>
      <text:p text:style-name="P176"><text:span text:style-name="T12">Objectif du test : </text:span><text:span text:style-name="T17">éprouver la méthode add</text:span><text:span text:style-name="T18">ItemFilm</text:span><text:span text:style-name="T17"> sur les cas de fonctionnement standard</text:span></text:p>
      <text:p text:style-name="P167"/>
      <text:list xml:id="list3463350775" text:style-name="L3">
        <text:list-item>
          <text:p text:style-name="P361"><text:span text:style-name="T93">But principal : vérification de l'ajout des films après utilisation de </text:span><text:span text:style-name="T138">addItemFilm </text:span><text:span text:style-name="T93">« avec des</text:span></text:p>
          <text:p text:style-name="P330">paramètres d’entrées corrects »</text:p>
        </text:list-item>
        <text:list-item>
          <text:p text:style-name="P330">But secondaire : </text:p>
          <text:list>
            <text:list-item>
              <text:p text:style-name="P363"><text:span text:style-name="T115">vérification de la levée de l’exception </text:span><text:span text:style-name="T152">ItemAlreadyExistsException </text:span><text:span text:style-name="T115">par</text:span></text:p>
            </text:list-item>
          </text:list>
          <text:p text:style-name="P368"><text:span text:style-name="T43">la méthode </text:span><text:span text:style-name="T116">addItemFilm </text:span><text:span text:style-name="T43">pour tous les cas prévus dans l’API.</text:span></text:p>
          <text:list text:continue-numbering="true">
            <text:list-item>
              <text:p text:style-name="P273"><text:span text:style-name="T47">vérification </text:span><text:span text:style-name="T48">de la levée d’exception </text:span><text:span text:style-name="T120">NotMemberException </text:span><text:span text:style-name="T166">par la méthode</text:span><text:span text:style-name="T161"> </text:span><text:span text:style-name="T117">addItemFilm </text:span><text:span text:style-name="T166">pour tous les cas prévus dans</text:span><text:span text:style-name="T120"> l’API.</text:span></text:p>
            </text:list-item>
          </text:list>
        </text:list-item>
      </text:list>
      <text:p text:style-name="P105"/>
      <text:p text:style-name="P105">Pour rappel :</text:p>
      <text:p text:style-name="P105"/>
      <text:p text:style-name="P176"><text:span text:style-name="T96">L</text:span><text:span text:style-name="T93">e cas de levée de l’exception </text:span><text:span text:style-name="T138">ItemAlreadyExistsException </text:span><text:span text:style-name="T93">par la méthode</text:span><text:span text:style-name="T138">addItemFilm </text:span><text:span text:style-name="T93">prévu dans l’API est :</text:span></text:p>
      <text:list xml:id="list160456021460190" text:continue-numbering="true" text:style-name="L3">
        <text:list-item>
          <text:p text:style-name="P361"><text:span text:style-name="T92">si un </text:span><text:span text:style-name="T94">film</text:span><text:span text:style-name="T92"> de même </text:span><text:span text:style-name="T167">titre </text:span><text:span text:style-name="T92">est déjà présent dans le </text:span><text:span text:style-name="T137">SocialNetwork </text:span><text:span text:style-name="T92">(même </text:span><text:span text:style-name="T137">pseudo </text:span><text:span text:style-name="T92">:</text:span></text:p>
          <text:p text:style-name="P278"><text:span text:style-name="T44">indifférent à la casse et aux </text:span><text:span text:style-name="T160">leading </text:span><text:span text:style-name="T44">et </text:span><text:span text:style-name="T160">trailing blanks</text:span><text:span text:style-name="T44">)</text:span></text:p>
        </text:list-item>
      </text:list>
      <text:p text:style-name="P109"/>
      <text:p text:style-name="P176"><text:span text:style-name="T96">L</text:span><text:span text:style-name="T95">e cas de levée de l</text:span><text:span text:style-name="T92">’exception </text:span><text:span text:style-name="T139">NotMemberException</text:span><text:span text:style-name="T137"> </text:span><text:span text:style-name="T92">par la méthode </text:span><text:span text:style-name="T138">addItemFilm</text:span><text:span text:style-name="T117"> </text:span><text:span text:style-name="T44">prévu dans l’API est :</text:span></text:p>
      <text:list xml:id="list2225814564" text:style-name="L4">
        <text:list-item>
          <text:p text:style-name="P370"><text:span text:style-name="T44">si le login ne correspond à aucun déjà présent dans le <text:s/></text:span><text:span text:style-name="T117">SocialNetwork</text:span></text:p>
        </text:list-item>
        <text:list-item>
          <text:p text:style-name="P280"><text:span text:style-name="T163">si le </text:span><text:span text:style-name="T165">le mot de passe</text:span><text:span text:style-name="T163"> ne correspond pas au </text:span><text:span text:style-name="T165">mot de passe</text:span><text:span text:style-name="T164"> du login</text:span></text:p>
        </text:list-item>
      </text:list>
      <text:p text:style-name="P25"/>
      <text:p text:style-name="P25">Description(scénario) :</text:p>
      <text:p text:style-name="P25"/>
      <text:list xml:id="list3914209176" text:style-name="L5">
        <text:list-item>
          <text:p text:style-name="P281"><text:span text:style-name="T44">Instanciation d’un </text:span><text:span text:style-name="T117">Social Network</text:span></text:p>
        </text:list-item>
        <text:list-item>
          <text:p text:style-name="P281"><text:span text:style-name="T54">I</text:span><text:span text:style-name="T44">nstanciation d’un </text:span><text:span text:style-name="T54">membre</text:span><text:span text:style-name="T44"> </text:span></text:p>
        </text:list-item>
        <text:list-item>
          <text:p text:style-name="P281"><text:span text:style-name="T44">2.1 <text:s text:c="2"/>Utilisations de </text:span><text:span text:style-name="T119">addItemFilm</text:span><text:span text:style-name="T117"> </text:span><text:span text:style-name="T44">pour l'ajout de plusieurs </text:span><text:span text:style-name="T45">films</text:span><text:span text:style-name="T44"> « avec paramètres</text:span></text:p>
          <text:p text:style-name="P336">d'entrées corrects »</text:p>
        </text:list-item>
        <text:list-item>
          <text:p text:style-name="P281"><text:span text:style-name="T44">2.2 <text:s text:c="2"/>Utilisation de </text:span><text:span text:style-name="T119">addItemFilm</text:span><text:span text:style-name="T117"> </text:span><text:span text:style-name="T44">avec en paramètre un </text:span><text:span text:style-name="T45">tit</text:span><text:span text:style-name="T49">r</text:span><text:span text:style-name="T45">e</text:span><text:span text:style-name="T118"> </text:span><text:span text:style-name="T44">identique au </text:span><text:span text:style-name="T45">tit</text:span><text:span text:style-name="T49">r</text:span><text:span text:style-name="T45">e</text:span><text:span text:style-name="T44"> du premier</text:span></text:p>
          <text:p text:style-name="P337">membre « correct » ajouté.</text:p>
        </text:list-item>
        <text:list-item>
          <text:p text:style-name="P282"><text:span text:style-name="T44">2.3 <text:s text:c="2"/>Utilisation de </text:span><text:span text:style-name="T119">addItemFilm</text:span><text:span text:style-name="T117"> </text:span><text:span text:style-name="T44">avec en paramètre un </text:span><text:span text:style-name="T45">tit</text:span><text:span text:style-name="T49">r</text:span><text:span text:style-name="T45">e</text:span><text:span text:style-name="T117"> </text:span><text:span text:style-name="T44">identique au </text:span><text:span text:style-name="T47">tit</text:span><text:span text:style-name="T49">r</text:span><text:span text:style-name="T47">e</text:span><text:span text:style-name="T44"> du dernier</text:span></text:p>
          <text:p text:style-name="P282"><text:span text:style-name="T45">film</text:span><text:span text:style-name="T44"> « correct » ajouté.</text:span></text:p>
        </text:list-item>
        <text:list-item>
          <text:p text:style-name="P282"><text:span text:style-name="T44">2.4 <text:s text:c="2"/>Utilisation de </text:span><text:span text:style-name="T119">addItemFilm</text:span><text:span text:style-name="T117"> </text:span><text:span text:style-name="T44">avec en paramètre le </text:span><text:span text:style-name="T45">tit</text:span><text:span text:style-name="T49">r</text:span><text:span text:style-name="T45">e</text:span><text:span text:style-name="T117"> </text:span><text:span text:style-name="T44">d’un </text:span><text:span text:style-name="T45">film</text:span><text:span text:style-name="T44"> existant (mais avec</text:span></text:p>
          <text:p text:style-name="P337">casse différente).</text:p>
        </text:list-item>
        <text:list-item>
          <text:p text:style-name="P282"><text:span text:style-name="T44">2.5 <text:s text:c="2"/>Utilisation de </text:span><text:span text:style-name="T119">addItemFilm</text:span><text:span text:style-name="T117"> </text:span><text:span text:style-name="T44">avec en paramètre le </text:span><text:span text:style-name="T45">tit</text:span><text:span text:style-name="T49">r</text:span><text:span text:style-name="T45">e</text:span><text:span text:style-name="T117"> </text:span><text:span text:style-name="T44">d’un </text:span><text:span text:style-name="T45">film</text:span><text:span text:style-name="T44"> existant (mais avec</text:span></text:p>
          <text:p text:style-name="P336">des leading/trailing blanks).</text:p>
        </text:list-item>
        <text:list-item>
          <text:p text:style-name="P285"><text:span text:style-name="T44">2.6 Utilisation de <text:s/></text:span><text:span text:style-name="T119">addItemFilm </text:span><text:span text:style-name="T46">avec en paramètre </text:span><text:span text:style-name="T44">un login inexistant</text:span></text:p>
        </text:list-item>
        <text:list-item>
          <text:p text:style-name="P285"><text:span text:style-name="T44">2.7 Utilisation de <text:s/></text:span><text:span text:style-name="T119">addItemFilm </text:span><text:span text:style-name="T46">avec en paramètre </text:span><text:span text:style-name="T44">un mot de passe qui ne correspond pas au mot de passe du login</text:span></text:p>
        </text:list-item>
      </text:list>
      <text:p text:style-name="P25"/>
      <text:p text:style-name="P25">Résultats attendus :</text:p>
      <text:p text:style-name="P25"/>
      <text:p text:style-name="P76"><text:span text:style-name="T44">L’ajout de </text:span><text:span text:style-name="T45">films</text:span><text:span text:style-name="T44"> « avec paramètres d’entrées corrects » ne doit pas lever d’exception, le nombre</text:span></text:p>
      <text:p text:style-name="P54"><text:span text:style-name="T44">de </text:span><text:span text:style-name="T45">films</text:span><text:span text:style-name="T44"> après ces ajouts doit avoir augmenté en conséquence.</text:span></text:p>
      <text:p text:style-name="P54"><text:span text:style-name="T44">Dans les 4 utilisations suivantes de </text:span><text:span text:style-name="T119">addItemFilm</text:span><text:span text:style-name="T44">, l’exception </text:span><text:span text:style-name="T119">ItemAlreadyExistsException</text:span><text:span text:style-name="T117"> </text:span><text:span text:style-name="T44">doit être levée. </text:span><text:span text:style-name="T49">Dans les 2 suivantes, l’exception </text:span><text:span text:style-name="T120">NotMemberException</text:span><text:span text:style-name="T121"> </text:span><text:span text:style-name="T49">doit être levée.</text:span></text:p>
      <text:p text:style-name="P54"><text:span text:style-name="T44">De plus après levée de</text:span><text:span text:style-name="T49">s</text:span><text:span text:style-name="T44"> exception</text:span><text:span text:style-name="T49">s</text:span><text:span text:style-name="T44"> </text:span><text:span text:style-name="T119">ItemAlreadyExistsException</text:span><text:span text:style-name="T117"> </text:span><text:span text:style-name="T49">et </text:span><text:span text:style-name="T120">NotMemberException </text:span><text:span text:style-name="T49">lo</text:span><text:span text:style-name="T44">rs de l’utilisation de </text:span><text:span text:style-name="T119">addItemFilm</text:span><text:span text:style-name="T44">, le nombre de </text:span><text:span text:style-name="T49">film</text:span><text:span text:style-name="T44">s doit rester identique au nombre de </text:span><text:span text:style-name="T49">film</text:span><text:span text:style-name="T44">s avant utilisation de </text:span><text:span text:style-name="T119">addItemFilm</text:span><text:span text:style-name="T44">.</text:span></text:p>
      <text:p text:style-name="P338"/>
      <text:p text:style-name="P19"><text:soft-page-break/>Résultats observés : </text:p>
      <text:p text:style-name="P19"/>
      <text:p text:style-name="P71">Aucun film n’est ajouté <text:span text:style-name="T183">dans le réseau social, </text:span>dans le cas de la levée d<text:span text:style-name="T186">es </text:span>exception<text:span text:style-name="T186">s </text:span><text:span text:style-name="T120">NotMemberException, </text:span><text:span text:style-name="T119">ItemAlreadyExistsException</text:span>.</text:p>
      <text:p text:style-name="P78">Seuls les films avec des paramètres correctes d’entrées et n’ayant pas été créé<text:span text:style-name="T245">s</text:span> auparavant ont été ajoutés dans le réseau social. </text:p>
      <text:p text:style-name="P78"/>
      <text:p text:style-name="P20"><text:span text:style-name="T183">Conclusion</text:span>: <text:span text:style-name="T4">La méthode </text:span><text:span text:style-name="T141">add</text:span><text:span text:style-name="T144">ItemFilm</text:span><text:span text:style-name="T3"> fonctionne correctement </text:span><text:span text:style-name="T31">sur les cas de fonctionnement standard</text:span><text:span text:style-name="T4">. Le test est concluant.</text:span></text:p>
      <text:p text:style-name="P71"/>
      <text:p text:style-name="P71"/>
      <text:p text:style-name="P212">Fiche de test N° <text:span text:style-name="T187">5</text:span></text:p>
      <text:p text:style-name="P232"/>
      <text:p text:style-name="P26">Objectif du test: <text:span text:style-name="T22">éprouver la méthode add</text:span><text:span text:style-name="T23">ItemBook</text:span><text:span text:style-name="T22"> sur les cas d’</text:span><text:span text:style-name="T24">anomalie. </text:span></text:p>
      <text:p text:style-name="P55"/>
      <text:p text:style-name="P49"><text:span text:style-name="T50">V</text:span><text:span text:style-name="T44">érification de la levée de l’exception </text:span><text:span text:style-name="T117">BadEntryException </text:span><text:span text:style-name="T122">l</text:span><text:span text:style-name="T44">ors de l’utilisation de </text:span><text:span text:style-name="T117">add</text:span><text:span text:style-name="T123">ItemBook</text:span><text:span text:style-name="T117"> </text:span><text:span text:style-name="T44">« avec des paramètres d’entrées incorrects ».</text:span></text:p>
      <text:p text:style-name="P114"/>
      <text:list xml:id="list160457084851352" text:continue-list="list1258546258" text:style-name="L1">
        <text:list-item>
          <text:p text:style-name="P244"><text:span text:style-name="T51">si le pseudo </text:span><text:span text:style-name="T52">n’est pas instancié ou contient moins d’un caractère autre que des espaces.</text:span></text:p>
        </text:list-item>
        <text:list-item>
          <text:p text:style-name="P321">si le mot de pass<text:span text:style-name="T171">e</text:span> n’est pas instancié ou contient moins de 4 caractères. </text:p>
        </text:list-item>
        <text:list-item>
          <text:p text:style-name="P250"><text:span text:style-name="T44">si le titre n’est pas instancié ou contient moins d’un caractère </text:span><text:span text:style-name="T53">autre que des espaces</text:span><text:span text:style-name="T44">.</text:span></text:p>
        </text:list-item>
        <text:list-item>
          <text:p text:style-name="P326">si le type n’est pas instancié. </text:p>
        </text:list-item>
        <text:list-item>
          <text:p text:style-name="P326">si le scénariste n’est pas instancié. </text:p>
        </text:list-item>
        <text:list-item>
          <text:p text:style-name="P326">si la durée n’est pas distinctement positive. <text:s/></text:p>
        </text:list-item>
      </text:list>
      <text:p text:style-name="P103"><text:tab/></text:p>
      <text:p text:style-name="P26"/>
      <text:p text:style-name="P26">Description (scénario) :</text:p>
      <text:p text:style-name="P26"/>
      <text:list xml:id="list1053168736" text:style-name="L6">
        <text:list-item>
          <text:p text:style-name="P287"><text:span text:style-name="T44">Instanciation d’un </text:span><text:span text:style-name="T117">Social Network</text:span></text:p>
        </text:list-item>
        <text:list-item>
          <text:p text:style-name="P256"><text:span text:style-name="T54">I</text:span><text:span text:style-name="T44">nstanciation d’un </text:span><text:span text:style-name="T54">membre</text:span><text:span text:style-name="T44"> </text:span></text:p>
        </text:list-item>
        <text:list-item>
          <text:p text:style-name="P260">1.<text:span text:style-name="T172">1</text:span>.<text:tab/>Utilisation de add<text:span text:style-name="T173">Item</text:span>Book avec <text:span text:style-name="T173">en paramètre un</text:span> <text:span text:style-name="T173">pseudo non instancié. </text:span></text:p>
        </text:list-item>
        <text:list-item>
          <text:p text:style-name="P266">1.2.<text:tab/>Utilisation de addItemBook avec en paramètre un pseudo contenant que des espaces. </text:p>
        </text:list-item>
        <text:list-item>
          <text:p text:style-name="P266">1.<text:span text:style-name="T172">3</text:span>.<text:tab/>Utilisation de addItemBook avec en paramètre un mot de passe non instancié. </text:p>
        </text:list-item>
        <text:list-item>
          <text:p text:style-name="P266">1.<text:span text:style-name="T172">4</text:span>.<text:tab/>Utilisation de addItemBook avec en paramètre un mot de passe de moins de 4 caractères.</text:p>
        </text:list-item>
        <text:list-item>
          <text:p text:style-name="P266">1.<text:span text:style-name="T172">5</text:span>.<text:tab/>Utilisation de addItemBook avec en paramètre un titre non instancié. </text:p>
        </text:list-item>
        <text:list-item>
          <text:p text:style-name="P267">1.<text:span text:style-name="T193">6</text:span>.<text:tab/>Utilisation de addItemBook avec en paramètre un <text:span text:style-name="T193">titre</text:span> <text:span text:style-name="T194">ne </text:span>contenant que des espaces. </text:p>
        </text:list-item>
        <text:list-item>
          <text:p text:style-name="P266">1.<text:span text:style-name="T192">7</text:span>.<text:tab/>Utilisation de addItemBook avec en paramètre un type non instancié.</text:p>
        </text:list-item>
        <text:list-item>
          <text:p text:style-name="P266">1.<text:span text:style-name="T193">8</text:span>.<text:tab/>Utilisation de addItemBook avec en paramètre un <text:span text:style-name="T188">auteur</text:span> non instancié. </text:p>
        </text:list-item>
        <text:list-item>
          <text:p text:style-name="P266">1.<text:span text:style-name="T192">9</text:span>.<text:tab/>Utilisation de addItemBook avec en paramètre une durée négative. </text:p>
        </text:list-item>
      </text:list>
      <text:p text:style-name="P26"/>
      <text:p text:style-name="P26">Résultats attendus :</text:p>
      <text:p text:style-name="P26"/>
      <text:p text:style-name="P60">L’ajout de <text:span text:style-name="T245">livres</text:span> « avec paramètres d’entrées corrects » ne doit pas lever d’exception, le nombre de <text:span text:style-name="T245">livre</text:span>s après ces ajouts doit avoir augmenté en conséquence. </text:p>
      <text:p text:style-name="P60"/>
      <text:p text:style-name="P60">Dans les 9 cas d’utilisations suivantes de addItemBook, l’exception BadEntryException doit être levée. </text:p>
      <text:p text:style-name="P64"/>
      <text:p text:style-name="P64">De plus après levée de l’exception BadEntryException lors de l’utilisation de addItemBook, le nombre de <text:span text:style-name="T245">livres</text:span> doit rester identique au nombre de membres avant utilisation de <text:s/>addItemBook.</text:p>
      <text:p text:style-name="P26"/>
      <text:p text:style-name="P26"/>
      <text:p text:style-name="P43">Résultats observés : </text:p>
      <text:p text:style-name="P288"/>
      <text:p text:style-name="P43"><text:span text:style-name="T4">L’exception <text:s/></text:span><text:span text:style-name="T141">BadEntryException </text:span><text:span text:style-name="T168">est correctement levée dans les cas attendus.</text:span><text:span text:style-name="T6"> Par conséquent, aucun livres n’est rajouté dans le réseau social. <text:s/></text:span><text:span text:style-name="T8"><text:s/></text:span></text:p>
      <text:p text:style-name="P72"/>
      <text:p text:style-name="P23"><text:span text:style-name="T183">Conclusion</text:span>: <text:span text:style-name="T4">La méthode </text:span><text:span text:style-name="T145">addItemBook</text:span><text:span text:style-name="T3"> </text:span><text:span text:style-name="T4">fonctionne correctement </text:span><text:span text:style-name="T31">sur les cas d’</text:span><text:span text:style-name="T32">anomalie.</text:span><text:span text:style-name="T4"> Le test est concluant.</text:span></text:p>
      <text:p text:style-name="P72"/>
      <text:p text:style-name="P72"/>
      <text:p text:style-name="P72"/>
      <text:p text:style-name="P72"/>
      <text:p text:style-name="P72"/>
      <text:p text:style-name="P72"><text:soft-page-break/></text:p>
      <text:p text:style-name="P233">Fiche de test N° <text:span text:style-name="T195">6</text:span></text:p>
      <text:p text:style-name="P220"/>
      <text:p text:style-name="P177"><text:span text:style-name="T12">Objectif du test : </text:span><text:span text:style-name="T17">éprouver la méthode add</text:span><text:span text:style-name="T18">ItemBook</text:span><text:span text:style-name="T17"> sur les cas de fonctionnement standard</text:span></text:p>
      <text:p text:style-name="P168"/>
      <text:list xml:id="list160457647607947" text:continue-list="list160456021460190" text:style-name="L3">
        <text:list-item>
          <text:p text:style-name="P362"><text:span text:style-name="T93">But principal : vérification de l'ajout des </text:span><text:span text:style-name="T109">livres</text:span><text:span text:style-name="T93"> après utilisation de </text:span><text:span text:style-name="T138">addItemBook </text:span><text:span text:style-name="T93">« avec des</text:span></text:p>
          <text:p text:style-name="P331">paramètres d’entrées corrects »</text:p>
        </text:list-item>
        <text:list-item>
          <text:p text:style-name="P331">But secondaire : </text:p>
          <text:list>
            <text:list-item>
              <text:p text:style-name="P364"><text:span text:style-name="T115">vérification de la levée de l’exception </text:span><text:span text:style-name="T152">ItemAlreadyExistsException </text:span><text:span text:style-name="T115">par</text:span></text:p>
            </text:list-item>
          </text:list>
          <text:p text:style-name="P369"><text:span text:style-name="T43">la méthode </text:span><text:span text:style-name="T116">addItemBook </text:span><text:span text:style-name="T43">pour tous les cas prévus dans l’API.</text:span></text:p>
          <text:list text:continue-numbering="true">
            <text:list-item>
              <text:p text:style-name="P274"><text:span text:style-name="T47">vérification </text:span><text:span text:style-name="T48">de la levée d’exception </text:span><text:span text:style-name="T120">NotMemberException </text:span><text:span text:style-name="T166">par la méthode</text:span><text:span text:style-name="T161"> </text:span><text:span text:style-name="T117">addItemBook </text:span><text:span text:style-name="T166">pour tous les cas prévus dans</text:span><text:span text:style-name="T120"> l’API.</text:span></text:p>
            </text:list-item>
          </text:list>
        </text:list-item>
      </text:list>
      <text:p text:style-name="P106"/>
      <text:p text:style-name="P106">Pour rappel :</text:p>
      <text:p text:style-name="P106"/>
      <text:p text:style-name="P177"><text:span text:style-name="T96">L</text:span><text:span text:style-name="T93">e cas de levée de l’exception </text:span><text:span text:style-name="T138">ItemAlreadyExistsException </text:span><text:span text:style-name="T93">par la méthode</text:span><text:span text:style-name="T138">addItemBook </text:span><text:span text:style-name="T93">prévu dans l’API est :</text:span></text:p>
      <text:list xml:id="list160457981905107" text:continue-numbering="true" text:style-name="L3">
        <text:list-item>
          <text:p text:style-name="P362"><text:span text:style-name="T92">si un </text:span><text:span text:style-name="T94">book</text:span><text:span text:style-name="T92"> de même </text:span><text:span text:style-name="T167">titre </text:span><text:span text:style-name="T92">est déjà présent dans le </text:span><text:span text:style-name="T137">SocialNetwork </text:span><text:span text:style-name="T92">(même </text:span><text:span text:style-name="T137">pseudo </text:span><text:span text:style-name="T92">:</text:span></text:p>
          <text:p text:style-name="P279"><text:span text:style-name="T44">indifférent à la casse et aux </text:span><text:span text:style-name="T160">leading </text:span><text:span text:style-name="T44">et </text:span><text:span text:style-name="T160">trailing blanks</text:span><text:span text:style-name="T44">)</text:span></text:p>
        </text:list-item>
      </text:list>
      <text:p text:style-name="P110"/>
      <text:p text:style-name="P177"><text:span text:style-name="T96">L</text:span><text:span text:style-name="T95">e cas de levée de l</text:span><text:span text:style-name="T92">’exception </text:span><text:span text:style-name="T139">NotMemberException</text:span><text:span text:style-name="T137"> </text:span><text:span text:style-name="T92">par la méthode </text:span><text:span text:style-name="T138">addItemBook</text:span><text:span text:style-name="T117"> </text:span><text:span text:style-name="T44">prévu dans l’API est :</text:span></text:p>
      <text:list xml:id="list1895568807" text:style-name="L7">
        <text:list-item>
          <text:p text:style-name="P371"><text:span text:style-name="T44">si le login ne correspond à aucun déjà présent dans le <text:s/></text:span><text:span text:style-name="T117">SocialNetwork</text:span></text:p>
        </text:list-item>
        <text:list-item>
          <text:p text:style-name="P289"><text:span text:style-name="T163">si le </text:span><text:span text:style-name="T165">le mot de passe</text:span><text:span text:style-name="T163"> ne correspond pas au </text:span><text:span text:style-name="T165">mot de passe</text:span><text:span text:style-name="T164"> du login</text:span></text:p>
        </text:list-item>
      </text:list>
      <text:p text:style-name="P27"/>
      <text:p text:style-name="P27">Description(scénario) :</text:p>
      <text:p text:style-name="P27"/>
      <text:list xml:id="list2740855023" text:style-name="L8">
        <text:list-item>
          <text:p text:style-name="P290"><text:span text:style-name="T44">Instanciation d’un </text:span><text:span text:style-name="T117">Social Network</text:span></text:p>
        </text:list-item>
        <text:list-item>
          <text:p text:style-name="P290"><text:span text:style-name="T54">I</text:span><text:span text:style-name="T44">nstanciation d’un </text:span><text:span text:style-name="T54">membre</text:span><text:span text:style-name="T44"> </text:span></text:p>
        </text:list-item>
        <text:list-item>
          <text:p text:style-name="P290"><text:span text:style-name="T44">2.1 <text:s text:c="2"/>Utilisations de </text:span><text:span text:style-name="T119">addItemBook</text:span><text:span text:style-name="T117"> </text:span><text:span text:style-name="T44">pour l'ajout de plusieurs </text:span><text:span text:style-name="T45">books</text:span><text:span text:style-name="T44"> « avec paramètres</text:span></text:p>
          <text:p text:style-name="P340">d'entrées corrects »</text:p>
        </text:list-item>
        <text:list-item>
          <text:p text:style-name="P290"><text:span text:style-name="T44">2.2 <text:s text:c="2"/>Utilisation de </text:span><text:span text:style-name="T119">addItemBook</text:span><text:span text:style-name="T117"> </text:span><text:span text:style-name="T44">avec en paramètre un </text:span><text:span text:style-name="T45">tit</text:span><text:span text:style-name="T49">r</text:span><text:span text:style-name="T45">e</text:span><text:span text:style-name="T118"> </text:span><text:span text:style-name="T44">identique au </text:span><text:span text:style-name="T45">tit</text:span><text:span text:style-name="T49">r</text:span><text:span text:style-name="T45">e</text:span><text:span text:style-name="T44"> du premier</text:span></text:p>
          <text:p text:style-name="P339">membre « correct » ajouté.</text:p>
        </text:list-item>
        <text:list-item>
          <text:p text:style-name="P283"><text:span text:style-name="T44">2.3 <text:s text:c="2"/>Utilisation de </text:span><text:span text:style-name="T119">addItemBook</text:span><text:span text:style-name="T117"> </text:span><text:span text:style-name="T44">avec en paramètre un </text:span><text:span text:style-name="T45">tit</text:span><text:span text:style-name="T49">r</text:span><text:span text:style-name="T45">e</text:span><text:span text:style-name="T117"> </text:span><text:span text:style-name="T44">identique au </text:span><text:span text:style-name="T47">tit</text:span><text:span text:style-name="T49">r</text:span><text:span text:style-name="T47">e</text:span><text:span text:style-name="T44"> du dernier</text:span></text:p>
          <text:p text:style-name="P283"><text:span text:style-name="T45">book</text:span><text:span text:style-name="T44"> « correct » ajouté.</text:span></text:p>
        </text:list-item>
        <text:list-item>
          <text:p text:style-name="P283"><text:span text:style-name="T44">2.4 <text:s text:c="2"/>Utilisation de </text:span><text:span text:style-name="T119">addItemBook</text:span><text:span text:style-name="T117"> </text:span><text:span text:style-name="T44">avec en paramètre le </text:span><text:span text:style-name="T45">tit</text:span><text:span text:style-name="T49">r</text:span><text:span text:style-name="T45">e</text:span><text:span text:style-name="T117"> </text:span><text:span text:style-name="T44">d’un </text:span><text:span text:style-name="T45">book</text:span><text:span text:style-name="T44"> existant (mais avec</text:span></text:p>
          <text:p text:style-name="P339">casse différente).</text:p>
        </text:list-item>
        <text:list-item>
          <text:p text:style-name="P283"><text:span text:style-name="T44">2.5 <text:s text:c="2"/>Utilisation de </text:span><text:span text:style-name="T119">addItemBook</text:span><text:span text:style-name="T117"> </text:span><text:span text:style-name="T44">avec en paramètre le </text:span><text:span text:style-name="T45">tit</text:span><text:span text:style-name="T49">r</text:span><text:span text:style-name="T45">e</text:span><text:span text:style-name="T117"> </text:span><text:span text:style-name="T44">d’un </text:span><text:span text:style-name="T45">book</text:span><text:span text:style-name="T44"> existant (mais avec</text:span></text:p>
          <text:p text:style-name="P340">des leading/trailing blanks).</text:p>
        </text:list-item>
        <text:list-item>
          <text:p text:style-name="P286"><text:span text:style-name="T44">2.6 Utilisation de <text:s/></text:span><text:span text:style-name="T119">addItemBook </text:span><text:span text:style-name="T46">avec en paramètre </text:span><text:span text:style-name="T44">un login inexistant</text:span></text:p>
        </text:list-item>
        <text:list-item>
          <text:p text:style-name="P286"><text:span text:style-name="T44">2.7 Utilisation de <text:s/></text:span><text:span text:style-name="T119">addItemBook </text:span><text:span text:style-name="T46">avec en paramètre </text:span><text:span text:style-name="T44">un mot de passe qui ne correspond pas au mot de passe du login</text:span></text:p>
        </text:list-item>
      </text:list>
      <text:p text:style-name="P27"/>
      <text:p text:style-name="P27"/>
      <text:p text:style-name="P27">Résultats attendus :</text:p>
      <text:p text:style-name="P27"/>
      <text:p text:style-name="P77"><text:span text:style-name="T44">L’ajout de </text:span><text:span text:style-name="T45">books</text:span><text:span text:style-name="T44"> « avec paramètres d’entrées corrects » ne doit pas lever d’exception, le nombre</text:span></text:p>
      <text:p text:style-name="P56"><text:span text:style-name="T44">de </text:span><text:span text:style-name="T45">books</text:span><text:span text:style-name="T44"> après ces ajouts doit avoir augmenté en conséquence.</text:span></text:p>
      <text:p text:style-name="P56"><text:span text:style-name="T44">Dans les 4 utilisations suivantes de </text:span><text:span text:style-name="T119">addItemBook</text:span><text:span text:style-name="T44">, l’exception </text:span><text:span text:style-name="T119">ItemAlreadyExistsException</text:span><text:span text:style-name="T117"> </text:span><text:span text:style-name="T44">doit être levée. </text:span><text:span text:style-name="T49">Dans les 2 suivantes, l’exception </text:span><text:span text:style-name="T120">NotMemberException</text:span><text:span text:style-name="T121"> </text:span><text:span text:style-name="T49">doit être levée.</text:span></text:p>
      <text:p text:style-name="P56"><text:soft-page-break/><text:span text:style-name="T44">De plus après levée de</text:span><text:span text:style-name="T49">s</text:span><text:span text:style-name="T44"> exception</text:span><text:span text:style-name="T49">s</text:span><text:span text:style-name="T44"> </text:span><text:span text:style-name="T119">ItemAlreadyExistsException</text:span><text:span text:style-name="T117"> </text:span><text:span text:style-name="T49">et </text:span><text:span text:style-name="T120">NotMemberException </text:span><text:span text:style-name="T49">lo</text:span><text:span text:style-name="T44">rs de l’utilisation de </text:span><text:span text:style-name="T119">addItemBook</text:span><text:span text:style-name="T44">, le nombre de </text:span><text:span text:style-name="T49">book</text:span><text:span text:style-name="T44">s doit rester identique au nombre de </text:span><text:span text:style-name="T49">book</text:span><text:span text:style-name="T44">s avant utilisation de </text:span><text:span text:style-name="T119">addItemBook</text:span><text:span text:style-name="T44">.</text:span></text:p>
      <text:p text:style-name="P27"/>
      <text:p text:style-name="P27"/>
      <text:p text:style-name="P24">Résultats observés : </text:p>
      <text:p text:style-name="P24"/>
      <text:p text:style-name="P24"><text:span text:style-name="T2">Aucun </text:span><text:span text:style-name="T11">livres</text:span><text:span text:style-name="T2"> n’est ajouté </text:span><text:span text:style-name="T9">dans le réseau social, </text:span><text:span text:style-name="T2">dans le cas de la levée d</text:span><text:span text:style-name="T10">es </text:span><text:span text:style-name="T2">exception</text:span><text:span text:style-name="T10">s </text:span><text:span text:style-name="T139">NotMemberException, </text:span><text:span text:style-name="T138">ItemAlreadyExistsException</text:span><text:span text:style-name="T2">. </text:span><text:span text:style-name="T10">Seuls les </text:span><text:span text:style-name="T11">livres</text:span><text:span text:style-name="T10"> avec des paramètres correctes d’entrées et n’ayant pas été créé auparavant ont été ajoutés dans le réseau social. </text:span></text:p>
      <text:p text:style-name="P79"/>
      <text:p text:style-name="P21"><text:span text:style-name="T183">Conclusion</text:span>: <text:span text:style-name="T4">La méthode </text:span><text:span text:style-name="T141">add</text:span><text:span text:style-name="T144">Item</text:span><text:span text:style-name="T146">Book</text:span><text:span text:style-name="T3"> fonctionne correctement </text:span><text:span text:style-name="T31">sur les cas de fonctionnement standard</text:span><text:span text:style-name="T4">. Le test est concluant. </text:span><text:span text:style-name="T2"><text:s/></text:span></text:p>
      <text:p text:style-name="P73"/>
      <text:p text:style-name="P73"/>
      <text:p text:style-name="P73"/>
      <text:p text:style-name="P178"/>
      <text:p text:style-name="P215"/>
      <text:p text:style-name="P215"/>
      <text:p text:style-name="P215"/>
      <text:p text:style-name="P215"/>
      <text:p text:style-name="P385">Fiche de test N° <text:span text:style-name="T214">7</text:span></text:p>
      <text:p text:style-name="P238"/>
      <text:p text:style-name="P37">Objectif du test : <text:span text:style-name="T22">éprouver la méthode </text:span><text:span text:style-name="T28">review</text:span><text:span text:style-name="T23">ItemFilm</text:span><text:span text:style-name="T22"> sur les cas d’</text:span><text:span text:style-name="T24">anomalie.</text:span></text:p>
      <text:p text:style-name="P173"/>
      <text:p text:style-name="P51"><text:span text:style-name="T50">V</text:span><text:span text:style-name="T44">érification de la levée de l’exception </text:span><text:span text:style-name="T117">BadEntryException </text:span><text:span text:style-name="T122">l</text:span><text:span text:style-name="T44">ors de l’utilisation de </text:span><text:span text:style-name="T129">reviewItemFilm</text:span><text:span text:style-name="T117"> </text:span><text:span text:style-name="T44">« avec des paramètres d’entrées incorrects ».</text:span></text:p>
      <text:p text:style-name="P117"/>
      <text:list xml:id="list1020385017" text:style-name="L9">
        <text:list-item>
          <text:p text:style-name="P247"><text:span text:style-name="T51">si le pseudo </text:span><text:span text:style-name="T52">n’est pas instancié ou contient moins d’un caractère autre que des espaces.</text:span></text:p>
        </text:list-item>
        <text:list-item>
          <text:p text:style-name="P323">si le mot de pass<text:span text:style-name="T171">e</text:span> n’est pas instancié ou contient moins de 4 caractères. </text:p>
        </text:list-item>
        <text:list-item>
          <text:p text:style-name="P252"><text:span text:style-name="T44">si le titre n’est pas instancié ou contient moins d’un caractère </text:span><text:span text:style-name="T53">autre que des espaces</text:span><text:span text:style-name="T44">.</text:span></text:p>
        </text:list-item>
        <text:list-item>
          <text:p text:style-name="P328">si l<text:span text:style-name="T214">a note</text:span> <text:span text:style-name="T215">instanciée n’est pas entre 0,0 et 5, inclus</text:span>. </text:p>
        </text:list-item>
        <text:list-item>
          <text:p text:style-name="P328">si le <text:span text:style-name="T215">commentaire</text:span> n’est pas instanci<text:span text:style-name="T215">é.</text:span><text:span text:style-name="T37"> </text:span></text:p>
        </text:list-item>
      </text:list>
      <text:p text:style-name="P185"/>
      <text:p text:style-name="P188"/>
      <text:p text:style-name="P120"/>
      <text:p text:style-name="P37">Description(scénario) :</text:p>
      <text:p text:style-name="P37"/>
      <text:list xml:id="list4234545224" text:style-name="L10">
        <text:list-item>
          <text:p text:style-name="P257">Instanciation d’un Social Network</text:p>
        </text:list-item>
        <text:list-item>
          <text:p text:style-name="P257"><text:span text:style-name="T54">I</text:span><text:span text:style-name="T44">nstanciation d’un </text:span><text:span text:style-name="T54">membre</text:span></text:p>
        </text:list-item>
        <text:list-item>
          <text:p text:style-name="P296"><text:span text:style-name="T54">I</text:span><text:span text:style-name="T44">nstanciation d’un film</text:span></text:p>
        </text:list-item>
        <text:list-item>
          <text:p text:style-name="P261"><text:span text:style-name="T215">7</text:span>.<text:span text:style-name="T172">1</text:span>. <text:s/>Utilisation de <text:span text:style-name="T129">reviewItemFilm</text:span> avec <text:span text:style-name="T173">en paramètre un</text:span> <text:span text:style-name="T173">pseudo non instancié. </text:span></text:p>
        </text:list-item>
        <text:list-item>
          <text:p text:style-name="P268"><text:span text:style-name="T215">7</text:span>.2. <text:s/>Utilisation de <text:span text:style-name="T129">reviewItemFilm</text:span> avec en paramètre un pseudo contenant que des espaces. </text:p>
        </text:list-item>
        <text:list-item>
          <text:p text:style-name="P268"><text:span text:style-name="T215">7</text:span>.<text:span text:style-name="T172">3</text:span>. <text:s/>Utilisation de <text:span text:style-name="T129">reviewItemFilm</text:span> avec en paramètre un mot de passe non instancié. </text:p>
        </text:list-item>
        <text:list-item>
          <text:p text:style-name="P268"><text:span text:style-name="T215">7</text:span>.<text:span text:style-name="T172">4</text:span>. <text:s/>Utilisation de <text:span text:style-name="T129">reviewItemFilm</text:span> avec en paramètre un mot de passe de moins de 4 caractères.</text:p>
        </text:list-item>
        <text:list-item>
          <text:p text:style-name="P268"><text:span text:style-name="T215">7</text:span>.<text:span text:style-name="T172">5</text:span>. <text:s/>Utilisation de <text:span text:style-name="T129">reviewItemFilm</text:span> avec en paramètre un titre non instancié. </text:p>
        </text:list-item>
        <text:list-item>
          <text:p text:style-name="P298">7.6 <text:s/><text:span text:style-name="T173">Utilisation de </text:span><text:span text:style-name="T129">reviewItemFilm</text:span><text:span text:style-name="T173"> avec en paramètre un </text:span>titre<text:span text:style-name="T173"> contenant que des espaces.</text:span></text:p>
        </text:list-item>
        <text:list-item>
          <text:p text:style-name="P268"><text:span text:style-name="T215">7</text:span>.<text:span text:style-name="T216">7</text:span>. <text:s/>Utilisation de <text:span text:style-name="T129">reviewItemFilm</text:span> avec en paramètre un<text:span text:style-name="T216">e note négative</text:span>.</text:p>
        </text:list-item>
        <text:list-item>
          <text:p text:style-name="P268"><text:span text:style-name="T215">7</text:span>.<text:span text:style-name="T216">8</text:span>. <text:s/>Utilisation de <text:span text:style-name="T129">reviewItemFilm</text:span> avec en paramètre un<text:span text:style-name="T216">e note supérieure à 5</text:span>. </text:p>
        </text:list-item>
        <text:list-item>
          <text:p text:style-name="P268"><text:span text:style-name="T215">7</text:span>.<text:span text:style-name="T217">9</text:span>. <text:s/>Utilisation de <text:span text:style-name="T129">reviewItemFilm</text:span> avec en paramètre un <text:span text:style-name="T216">commentaire</text:span> non instancié. </text:p>
          <text:p text:style-name="P268"/>
          <text:p text:style-name="P374"><text:s/></text:p>
        </text:list-item>
      </text:list>
      <text:p text:style-name="P37">Résultats attendus :</text:p>
      <text:p text:style-name="P37"/>
      <text:p text:style-name="P61">Dans les 9 cas d’utilisations de <text:span text:style-name="T129">reviewItemFilm</text:span>, l’exception <text:span text:style-name="T128">BadEntryException</text:span> doit être levée. </text:p>
      <text:p text:style-name="P65"/>
      <text:p text:style-name="P92"><text:span text:style-name="T203">De plus après levée de l’exception </text:span><text:span text:style-name="T128">BadEntryException</text:span><text:span text:style-name="T203"> lors de l’utilisation de </text:span><text:span text:style-name="T129">reviewItemFilm</text:span><text:span text:style-name="T203">, le nombre de films doit rester identique au nombre de films avant utilisation de <text:s/></text:span><text:span text:style-name="T129">reviewItemFilm</text:span></text:p>
      <text:p text:style-name="P37"/>
      <text:p text:style-name="P43">Résultats observés :<text:span text:style-name="T5"> </text:span></text:p>
      <text:p text:style-name="P300"/>
      <text:p text:style-name="P43"><text:span text:style-name="T4">L’exception </text:span><text:span text:style-name="T141">BadEntryException </text:span><text:span text:style-name="T168">est correctement levée dans les cas attendus. </text:span><text:span text:style-name="T169">Auxquels cas a</text:span><text:span text:style-name="T168">ucun</text:span><text:span text:style-name="T169">e évaluation</text:span><text:span text:style-name="T168"> n’est ajouté</text:span><text:span text:style-name="T169">e</text:span><text:span text:style-name="T168">.</text:span></text:p>
      <text:p text:style-name="P126"/>
      <text:p text:style-name="P126"/>
      <text:p text:style-name="P227">Conclusion : <text:span text:style-name="T4">La méthode </text:span><text:span text:style-name="T142">reviewItemFilm</text:span><text:span text:style-name="T3"> </text:span><text:span text:style-name="T4">fonctionne correctement </text:span><text:span text:style-name="T31">sur les cas d’</text:span><text:span text:style-name="T32">anomalie.</text:span><text:span text:style-name="T4"> Le test est concluant.</text:span></text:p>
      <text:p text:style-name="P215"/>
      <text:p text:style-name="P386">Fiche de test N° <text:span text:style-name="T207">8</text:span></text:p>
      <text:p text:style-name="P239"/>
      <text:p text:style-name="P38">Objectif du test : <text:span text:style-name="T22">éprouver la méthode </text:span><text:span text:style-name="T28">review</text:span><text:span text:style-name="T23">ItemFilm</text:span><text:span text:style-name="T22"> sur les cas de fonctionnement standard</text:span></text:p>
      <text:p text:style-name="P170"/>
      <text:list xml:id="list4217235981" text:style-name="L11">
        <text:list-item>
          <text:p text:style-name="P376"><text:span text:style-name="T93">But principal : vérification de l'ajout des </text:span><text:span text:style-name="T101">review</text:span><text:span text:style-name="T93">s après utilisation de </text:span><text:span text:style-name="T142">reviewItemFilm</text:span><text:span text:style-name="T138"> </text:span><text:span text:style-name="T93">« avec des paramètres d’entrées corrects »</text:span></text:p>
        </text:list-item>
        <text:list-item>
          <text:p text:style-name="P332">But secondaire : </text:p>
          <text:list>
            <text:list-item>
              <text:p text:style-name="P341">vérification de la valeur retournée par <text:span text:style-name="T129">reviewItemFilm</text:span></text:p>
            </text:list-item>
            <text:list-item>
              <text:p text:style-name="P365"><text:span text:style-name="T115">vérification de la levée de l’exception </text:span><text:span text:style-name="T153">NotItemE</text:span><text:span text:style-name="T152">xception </text:span><text:span text:style-name="T115">par la méthode </text:span><text:span text:style-name="T142">reviewItemFilm</text:span><text:span text:style-name="T152"> </text:span><text:span text:style-name="T115">pour tous les cas prévus dans </text:span><text:span text:style-name="T139">l’API.</text:span></text:p>
            </text:list-item>
            <text:list-item>
              <text:p text:style-name="P275"><text:span text:style-name="T47">vérification </text:span><text:span text:style-name="T48">de la levée d’exception </text:span><text:span text:style-name="T120">NotMemberException </text:span><text:span text:style-name="T166">par la méthode</text:span><text:span text:style-name="T162"> </text:span><text:span text:style-name="T129">reviewItemFilm</text:span><text:span text:style-name="T117"> </text:span><text:span text:style-name="T166">pour tous les cas prévus dans</text:span><text:span text:style-name="T120"> l’API.</text:span></text:p>
            </text:list-item>
          </text:list>
        </text:list-item>
      </text:list>
      <text:p text:style-name="P107"/>
      <text:p text:style-name="P107">Pour rappel :</text:p>
      <text:p text:style-name="P107"/>
      <text:p text:style-name="P182"><text:span text:style-name="T96">L</text:span><text:span text:style-name="T93">e cas de levée de l’exception </text:span><text:span text:style-name="T158">NotItemE</text:span><text:span text:style-name="T159">xception</text:span><text:span text:style-name="T151"> </text:span><text:span text:style-name="T93">par la méthode </text:span><text:span text:style-name="T142">reviewItemFilm</text:span><text:span text:style-name="T138"> </text:span><text:span text:style-name="T93">prévu dans l’API est :</text:span></text:p>
      <text:list xml:id="list160456446758706" text:continue-numbering="true" text:style-name="L11">
        <text:list-item>
          <text:p text:style-name="P376"><text:span text:style-name="T92">si </text:span><text:span text:style-name="T106">aucun film </text:span><text:span text:style-name="T92">présent dans le </text:span><text:span text:style-name="T137">SocialNetwork </text:span><text:span text:style-name="T92">n</text:span><text:span text:style-name="T106">e correspond au titre entré en paramètre</text:span></text:p>
        </text:list-item>
      </text:list>
      <text:p text:style-name="P111"/>
      <text:p text:style-name="P182"><text:span text:style-name="T96">L</text:span><text:span text:style-name="T95">e cas de levée de l</text:span><text:span text:style-name="T92">’exception </text:span><text:span text:style-name="T139">NotMemberException</text:span><text:span text:style-name="T137"> </text:span><text:span text:style-name="T92">par la méthode </text:span><text:span text:style-name="T142">reviewItemFilm</text:span><text:span text:style-name="T117"> </text:span><text:span text:style-name="T44">prévu dans l’API est :</text:span></text:p>
      <text:list xml:id="list2110238205" text:style-name="L12">
        <text:list-item>
          <text:p text:style-name="P372"><text:span text:style-name="T44">si le login ne correspond à aucun déjà présent dans le <text:s/></text:span><text:span text:style-name="T117">SocialNetwork</text:span></text:p>
        </text:list-item>
        <text:list-item>
          <text:p text:style-name="P301"><text:span text:style-name="T163">si le </text:span><text:span text:style-name="T165">le mot de passe</text:span><text:span text:style-name="T163"> ne correspond pas au </text:span><text:span text:style-name="T165">mot de passe</text:span><text:span text:style-name="T164"> du login</text:span></text:p>
        </text:list-item>
      </text:list>
      <text:p text:style-name="P38"/>
      <text:p text:style-name="P38"/>
      <text:p text:style-name="P38">Description(scénario)  :</text:p>
      <text:p text:style-name="P38"/>
      <text:p text:style-name="P38"/>
      <text:list xml:id="list198022620" text:style-name="L13">
        <text:list-item>
          <text:p text:style-name="P302"><text:span text:style-name="T44">Instanciation d’un </text:span><text:span text:style-name="T117">Social Network</text:span></text:p>
        </text:list-item>
        <text:list-item>
          <text:p text:style-name="P302"><text:span text:style-name="T54">I</text:span><text:span text:style-name="T44">nstanciation d’un </text:span><text:span text:style-name="T54">membre</text:span></text:p>
        </text:list-item>
        <text:list-item>
          <text:p text:style-name="P303"><text:span text:style-name="T54">I</text:span><text:span text:style-name="T44">nstanciation d’un film</text:span></text:p>
        </text:list-item>
        <text:list-item>
          <text:p text:style-name="P302"><text:span text:style-name="T82">8</text:span><text:span text:style-name="T44">.1 <text:s text:c="2"/>Utilisation de </text:span><text:span text:style-name="T129">reviewItemFilm</text:span><text:span text:style-name="T117"> </text:span><text:span text:style-name="T44">pour l'ajout de plusieurs </text:span><text:span text:style-name="T82">reviews</text:span><text:span text:style-name="T44"> « avec paramètres</text:span></text:p>
          <text:p text:style-name="P344">d'entrées corrects »</text:p>
        </text:list-item>
        <text:list-item>
          <text:p text:style-name="P346">8.2 <text:s/>Utilisation de <text:s/><text:span text:style-name="T129">reviewItemFilm </text:span><text:span text:style-name="T170">avec en paramètre un titre inexistant</text:span></text:p>
        </text:list-item>
        <text:list-item>
          <text:p text:style-name="P344">8.<text:span text:style-name="T218">3</text:span> <text:s/>Utilisation de <text:s/><text:span text:style-name="T129">reviewItemFilm </text:span><text:span text:style-name="T117">avec en </text:span><text:span text:style-name="T16">paramètre un login inexistant</text:span></text:p>
        </text:list-item>
        <text:list-item>
          <text:p text:style-name="P302"><text:span text:style-name="T86">8.4 </text:span><text:span text:style-name="T49">Utilisation de <text:s/></text:span><text:span text:style-name="T129">reviewItemFilm</text:span><text:span text:style-name="T119"> </text:span><text:span text:style-name="T46">avec en paramètre un mot de passe qui ne correspond pas au mot de passe du login</text:span></text:p>
        </text:list-item>
      </text:list>
      <text:p text:style-name="P38"/>
      <text:p text:style-name="P38"/>
      <text:p text:style-name="P38"/>
      <text:p text:style-name="P38">Résultats attendus :</text:p>
      <text:p text:style-name="P93"><text:span text:style-name="T44">L’ajout d</text:span><text:span text:style-name="T84">’évaluations</text:span><text:span text:style-name="T44"> « avec paramètres d’entrées corrects » ne doit pas lever d’exception, le nombre</text:span></text:p>
      <text:p text:style-name="P57"><text:span text:style-name="T44">d’</text:span><text:span text:style-name="T84">évaluations après ces ajout</text:span><text:span text:style-name="T44">s doit avoir augmenté en conséquence </text:span><text:span text:style-name="T84">et la nouvelle moyenne du film doit être renvoyée.</text:span></text:p>
      <text:p text:style-name="P84"><text:span text:style-name="T49">L’</text:span><text:span text:style-name="T44">utilisation 8.2 doit lever l’exception <text:s/></text:span><text:span text:style-name="T155">NotItemE</text:span><text:span text:style-name="T156">xceptio</text:span><text:span text:style-name="T154">n.</text:span></text:p>
      <text:p text:style-name="P84"><text:span text:style-name="T55">Les deux dernières utilisations doivent lever l’exception <text:s/></text:span><text:span text:style-name="T132">NotMemberException.</text:span></text:p>
      <text:p text:style-name="P84"><text:span text:style-name="T56">De plus après levée de</text:span><text:span text:style-name="T57">s</text:span><text:span text:style-name="T56"> exception</text:span><text:span text:style-name="T57">s</text:span><text:span text:style-name="T56"> </text:span><text:span text:style-name="T155">NotItemE</text:span><text:span text:style-name="T156">xceptio</text:span><text:span text:style-name="T154">n</text:span><text:span text:style-name="T132"> </text:span><text:span text:style-name="T57">et </text:span><text:span text:style-name="T132">NotMemberException </text:span><text:span text:style-name="T57">lo</text:span><text:span text:style-name="T56">rs de l’utilisation de </text:span><text:span text:style-name="T130">reviewItemFilm</text:span><text:span text:style-name="T56">, le nombre d’</text:span><text:span text:style-name="T55">évaluations</text:span><text:span text:style-name="T56"> doit rester identique au nombre d’</text:span><text:span text:style-name="T55">évaluations</text:span><text:span text:style-name="T56"> avant utilisation de </text:span><text:span text:style-name="T130">reviewItemFilm</text:span><text:span text:style-name="T56">.</text:span></text:p>
      <text:p text:style-name="P38"/>
      <text:p text:style-name="P182"><text:span text:style-name="T12">Résultats observés : </text:span><text:span text:style-name="T5">Les évaluations sont correctement ajoutées lors de l’exécution de </text:span><text:span text:style-name="T142">reviewItemFilm</text:span><text:span text:style-name="T12"> <text:s/></text:span><text:span text:style-name="T92">« avec paramètres d’entrées corrects » </text:span><text:span text:style-name="T103">et la nouvelle moyenne est correctement </text:span><text:soft-page-break/><text:span text:style-name="T103">retournée</text:span><text:span text:style-name="T92">. </text:span><text:span text:style-name="T5">Les exceptions sont correctement levées dans les cas attendus. Auxquels cas aucune évaluation n’est ajoutée.</text:span></text:p>
      <text:p text:style-name="P89"/>
      <text:p text:style-name="P228">Conclusion : <text:span text:style-name="T4">La méthode </text:span><text:span text:style-name="T148">reviewItemFilm</text:span><text:span text:style-name="T3"> </text:span><text:span text:style-name="T4">fonctionne correctement </text:span><text:span text:style-name="T31">sur les cas de fonctionnement standard</text:span><text:span text:style-name="T4">. Le test est concluant.</text:span></text:p>
      <text:p text:style-name="P388">Fiche de test N° <text:span text:style-name="T219">9</text:span> <text:s text:c="2"/></text:p>
      <text:p text:style-name="P240"/>
      <text:p text:style-name="P39">Objectif du test : <text:span text:style-name="T22">éprouver la méthode </text:span><text:span text:style-name="T28">review</text:span><text:span text:style-name="T23">Item</text:span><text:span text:style-name="T30">Book</text:span><text:span text:style-name="T22"> sur les cas d’</text:span><text:span text:style-name="T24">anomalie.</text:span></text:p>
      <text:p text:style-name="P174"/>
      <text:p text:style-name="P52"><text:span text:style-name="T50">V</text:span><text:span text:style-name="T44">érification de la levée de l’exception </text:span><text:span text:style-name="T117">BadEntryException </text:span><text:span text:style-name="T122">l</text:span><text:span text:style-name="T44">ors de l’utilisation de </text:span><text:span text:style-name="T129">reviewItem</text:span><text:span text:style-name="T136">Book</text:span><text:span text:style-name="T117"> </text:span><text:span text:style-name="T44">« avec des paramètres d’entrées incorrects ».</text:span></text:p>
      <text:p text:style-name="P118"/>
      <text:list xml:id="list160456462503073" text:continue-list="list1020385017" text:style-name="L9">
        <text:list-item>
          <text:p text:style-name="P248"><text:span text:style-name="T51">si le pseudo </text:span><text:span text:style-name="T52">n’est pas instancié ou contient moins d’un caractère autre que des espaces.</text:span></text:p>
        </text:list-item>
        <text:list-item>
          <text:p text:style-name="P324">si le mot de pass<text:span text:style-name="T171">e</text:span> n’est pas instancié ou contient moins de 4 caractères. </text:p>
        </text:list-item>
        <text:list-item>
          <text:p text:style-name="P253"><text:span text:style-name="T44">si le titre n’est pas instancié ou contient moins d’un caractère </text:span><text:span text:style-name="T53">autre que des espaces</text:span><text:span text:style-name="T44">.</text:span></text:p>
        </text:list-item>
        <text:list-item>
          <text:p text:style-name="P329">si l<text:span text:style-name="T214">a note</text:span> <text:span text:style-name="T215">instanciée n’est pas entre 0,0 et 5, inclus</text:span>. </text:p>
        </text:list-item>
        <text:list-item>
          <text:p text:style-name="P329">si le <text:span text:style-name="T215">commentaire</text:span> n’est pas instanci<text:span text:style-name="T215">é.</text:span><text:span text:style-name="T37"> </text:span></text:p>
        </text:list-item>
      </text:list>
      <text:p text:style-name="P186"/>
      <text:p text:style-name="P189"/>
      <text:p text:style-name="P121"/>
      <text:p text:style-name="P39">Description(scénario) :</text:p>
      <text:p text:style-name="P39"/>
      <text:list xml:id="list3815654271" text:style-name="L14">
        <text:list-item>
          <text:p text:style-name="P258">Instanciation d’un Social Network</text:p>
        </text:list-item>
        <text:list-item>
          <text:p text:style-name="P258"><text:span text:style-name="T54">I</text:span><text:span text:style-name="T44">nstanciation d’un </text:span><text:span text:style-name="T54">membre</text:span></text:p>
        </text:list-item>
        <text:list-item>
          <text:p text:style-name="P297"><text:span text:style-name="T54">I</text:span><text:span text:style-name="T44">nstanciation d’un </text:span><text:span text:style-name="T87">livre</text:span></text:p>
        </text:list-item>
        <text:list-item>
          <text:p text:style-name="P262"><text:span text:style-name="T220">9</text:span>.<text:span text:style-name="T172">1</text:span>. <text:s/>Utilisation de <text:span text:style-name="T129">reviewItem</text:span><text:span text:style-name="T136">Book</text:span> avec <text:span text:style-name="T173">en paramètre un</text:span> <text:span text:style-name="T173">pseudo non instancié. </text:span></text:p>
        </text:list-item>
        <text:list-item>
          <text:p text:style-name="P269"><text:span text:style-name="T220">9</text:span>.2. <text:s/>Utilisation de <text:span text:style-name="T129">reviewItem</text:span><text:span text:style-name="T136">Book</text:span> avec en paramètre un pseudo contenant que des espaces. </text:p>
        </text:list-item>
        <text:list-item>
          <text:p text:style-name="P269"><text:span text:style-name="T220">9</text:span>.<text:span text:style-name="T172">3</text:span>. <text:s/>Utilisation de <text:span text:style-name="T129">reviewItem</text:span><text:span text:style-name="T136">Book</text:span> avec en paramètre un mot de passe non instancié. </text:p>
        </text:list-item>
        <text:list-item>
          <text:p text:style-name="P269"><text:span text:style-name="T220">9</text:span>.<text:span text:style-name="T172">4</text:span>. <text:s/>Utilisation de <text:span text:style-name="T129">reviewItem</text:span><text:span text:style-name="T136">Book</text:span> avec en paramètre un mot de passe de moins de 4 caractères.</text:p>
        </text:list-item>
        <text:list-item>
          <text:p text:style-name="P269"><text:span text:style-name="T220">9</text:span>.<text:span text:style-name="T172">5</text:span>. <text:s/>Utilisation de <text:span text:style-name="T129">reviewItem</text:span><text:span text:style-name="T136">Book</text:span> avec en paramètre un titre non instancié. </text:p>
        </text:list-item>
        <text:list-item>
          <text:p text:style-name="P299"><text:span text:style-name="T220">9</text:span>.6 <text:s/><text:span text:style-name="T173">Utilisation de </text:span><text:span text:style-name="T129">reviewItem</text:span><text:span text:style-name="T136">Book</text:span><text:span text:style-name="T173"> avec en paramètre un </text:span>titre<text:span text:style-name="T173"> contenant que des espaces.</text:span></text:p>
        </text:list-item>
        <text:list-item>
          <text:p text:style-name="P269"><text:span text:style-name="T220">9</text:span>.<text:span text:style-name="T216">7</text:span>. <text:s/>Utilisation de <text:span text:style-name="T129">reviewItem</text:span><text:span text:style-name="T136">Book</text:span> avec en paramètre un<text:span text:style-name="T216">e note négative</text:span>.</text:p>
        </text:list-item>
        <text:list-item>
          <text:p text:style-name="P269"><text:span text:style-name="T220">9</text:span>.<text:span text:style-name="T216">8</text:span>. <text:s/>Utilisation de <text:span text:style-name="T129">reviewItem</text:span><text:span text:style-name="T136">Book</text:span> avec en paramètre un<text:span text:style-name="T216">e note supérieure à 5</text:span>. </text:p>
        </text:list-item>
        <text:list-item>
          <text:p text:style-name="P269"><text:span text:style-name="T220">9</text:span>.<text:span text:style-name="T217">9</text:span>. <text:s/>Utilisation de <text:span text:style-name="T129">reviewItem</text:span><text:span text:style-name="T136">Book</text:span> avec en paramètre un <text:span text:style-name="T216">commentaire</text:span> non instancié. </text:p>
          <text:p text:style-name="P269"/>
          <text:p text:style-name="P375"><text:s/></text:p>
        </text:list-item>
      </text:list>
      <text:p text:style-name="P39">Résultats attendus :</text:p>
      <text:p text:style-name="P62">Dans les 9 cas d’utilisations de <text:span text:style-name="T129">reviewItem</text:span><text:span text:style-name="T136">Book</text:span>, l’exception <text:span text:style-name="T128">BadEntryException</text:span> doit être levée. </text:p>
      <text:p text:style-name="P66"/>
      <text:p text:style-name="P94"><text:span text:style-name="T203">De plus après levée de l’exception </text:span><text:span text:style-name="T128">BadEntryException</text:span><text:span text:style-name="T203"> lors de l’utilisation de </text:span><text:span text:style-name="T129">reviewItem</text:span><text:span text:style-name="T136">Book</text:span><text:span text:style-name="T203">, le nombre d’évaluations doit rester identique au nombre d’évaluations avant utilisation de </text:span><text:span text:style-name="T129">reviewItem</text:span><text:span text:style-name="T136">Book</text:span></text:p>
      <text:p text:style-name="P39"/>
      <text:p text:style-name="P39">Résultats observés :<text:span text:style-name="T5"> </text:span><text:span text:style-name="T4">L’exception </text:span><text:span text:style-name="T141">BadEntryException </text:span><text:span text:style-name="T168">est correctement levée dans les cas attendus. </text:span><text:span text:style-name="T169">Auxquels cas a</text:span><text:span text:style-name="T168">ucun</text:span><text:span text:style-name="T169">e évaluation</text:span><text:span text:style-name="T168"> n’est ajouté</text:span><text:span text:style-name="T169">e</text:span><text:span text:style-name="T168">.</text:span></text:p>
      <text:p text:style-name="P127"/>
      <text:p text:style-name="P127"/>
      <text:p text:style-name="P229"><text:span text:style-name="T4">Conclusion : La méthode </text:span><text:span text:style-name="T142">reviewItem</text:span><text:span text:style-name="T143">Book</text:span><text:span text:style-name="T3"> </text:span><text:span text:style-name="T4">fonctionne correctement </text:span><text:span text:style-name="T31">sur les cas d’</text:span><text:span text:style-name="T32">anomalie.</text:span><text:span text:style-name="T4"> Le test est concluant.</text:span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389">Fiche de test N° <text:span text:style-name="T219">10</text:span> <text:s text:c="2"/></text:p>
      <text:p text:style-name="P222"/>
      <text:p text:style-name="P40">Objectif du test : <text:span text:style-name="T22">éprouver la méthode </text:span><text:span text:style-name="T28">review</text:span><text:span text:style-name="T23">Item</text:span><text:span text:style-name="T30">Book</text:span><text:span text:style-name="T22"> sur les cas de fonctionnement standard</text:span></text:p>
      <text:p text:style-name="P171"/>
      <text:list xml:id="list160457286091591" text:continue-list="list160456446758706" text:style-name="L11">
        <text:list-item>
          <text:p text:style-name="P377"><text:span text:style-name="T93">But principal : vérification de l'ajout des </text:span><text:span text:style-name="T107">évaluations</text:span><text:span text:style-name="T93"> après utilisation de </text:span><text:span text:style-name="T142">reviewItem</text:span><text:span text:style-name="T143">Book</text:span><text:span text:style-name="T138"> </text:span><text:span text:style-name="T93">« avec des paramètres d’entrées corrects »</text:span></text:p>
        </text:list-item>
        <text:list-item>
          <text:p text:style-name="P333">But secondaire : </text:p>
          <text:list>
            <text:list-item>
              <text:p text:style-name="P342">vérification de la valeur retournée par <text:span text:style-name="T129"><text:s/>reviewItem</text:span><text:span text:style-name="T136">Book</text:span></text:p>
            </text:list-item>
            <text:list-item>
              <text:p text:style-name="P366"><text:span text:style-name="T115">vérification de la levée de l’exception </text:span><text:span text:style-name="T153">NotItemE</text:span><text:span text:style-name="T152">xception </text:span><text:span text:style-name="T115">par la méthode </text:span><text:span text:style-name="T142">reviewItem</text:span><text:span text:style-name="T143">Book</text:span><text:span text:style-name="T152"> </text:span><text:span text:style-name="T115">pour tous les cas prévus dans </text:span><text:span text:style-name="T139">l’API.</text:span></text:p>
            </text:list-item>
            <text:list-item>
              <text:p text:style-name="P276"><text:span text:style-name="T47">vérification </text:span><text:span text:style-name="T48">de la levée d’exception </text:span><text:span text:style-name="T120">NotMemberException </text:span><text:span text:style-name="T166">par la méthode</text:span><text:span text:style-name="T162"> </text:span><text:span text:style-name="T130">reviewItem</text:span><text:span text:style-name="T133">Book</text:span><text:span text:style-name="T117"> </text:span><text:span text:style-name="T166">pour tous les cas prévus dans</text:span><text:span text:style-name="T120"> l’API.</text:span></text:p>
            </text:list-item>
          </text:list>
        </text:list-item>
      </text:list>
      <text:p text:style-name="P108"/>
      <text:p text:style-name="P108">Pour rappel :</text:p>
      <text:p text:style-name="P108"/>
      <text:p text:style-name="P183"><text:span text:style-name="T96">L</text:span><text:span text:style-name="T93">e cas de levée de l’exception </text:span><text:span text:style-name="T158">NotItemE</text:span><text:span text:style-name="T159">xception</text:span><text:span text:style-name="T151"> </text:span><text:span text:style-name="T93">par la méthode </text:span><text:span text:style-name="T142">reviewItem</text:span><text:span text:style-name="T143">Book</text:span><text:span text:style-name="T138"> </text:span><text:span text:style-name="T93">prévu dans l’API est :</text:span></text:p>
      <text:list xml:id="list160458176457300" text:continue-numbering="true" text:style-name="L11">
        <text:list-item>
          <text:p text:style-name="P377"><text:span text:style-name="T92">si </text:span><text:span text:style-name="T106">aucun </text:span><text:span text:style-name="T108">livre </text:span><text:span text:style-name="T92">présent dans le </text:span><text:span text:style-name="T137">SocialNetwork </text:span><text:span text:style-name="T92">n</text:span><text:span text:style-name="T106">e correspond au titre entré en paramètre</text:span></text:p>
        </text:list-item>
      </text:list>
      <text:p text:style-name="P112"/>
      <text:p text:style-name="P183"><text:span text:style-name="T96">L</text:span><text:span text:style-name="T95">e cas de levée de l</text:span><text:span text:style-name="T92">’exception </text:span><text:span text:style-name="T139">NotMemberException</text:span><text:span text:style-name="T137"> </text:span><text:span text:style-name="T92">par la méthode </text:span><text:span text:style-name="T142">reviewItem</text:span><text:span text:style-name="T143">Book</text:span><text:span text:style-name="T117"> </text:span><text:span text:style-name="T44">prévu dans l’API est :</text:span></text:p>
      <text:list xml:id="list3212312308" text:style-name="L15">
        <text:list-item>
          <text:p text:style-name="P373"><text:span text:style-name="T44">si le login ne correspond à aucun déjà présent dans le <text:s/></text:span><text:span text:style-name="T117">SocialNetwork</text:span></text:p>
        </text:list-item>
        <text:list-item>
          <text:p text:style-name="P305"><text:span text:style-name="T163">si le </text:span><text:span text:style-name="T165">le mot de passe</text:span><text:span text:style-name="T163"> ne correspond pas au </text:span><text:span text:style-name="T165">mot de passe</text:span><text:span text:style-name="T164"> du login</text:span></text:p>
        </text:list-item>
      </text:list>
      <text:p text:style-name="P40"/>
      <text:p text:style-name="P40"/>
      <text:p text:style-name="P40">Description(scénario)  :</text:p>
      <text:p text:style-name="P40"/>
      <text:p text:style-name="P40"/>
      <text:list xml:id="list2965357689" text:style-name="L16">
        <text:list-item>
          <text:p text:style-name="P306"><text:span text:style-name="T44">Instanciation d’un </text:span><text:span text:style-name="T117">Social Network</text:span></text:p>
        </text:list-item>
        <text:list-item>
          <text:p text:style-name="P306"><text:span text:style-name="T54">I</text:span><text:span text:style-name="T44">nstanciation d’un </text:span><text:span text:style-name="T54">membre</text:span></text:p>
        </text:list-item>
        <text:list-item>
          <text:p text:style-name="P304"><text:span text:style-name="T54">I</text:span><text:span text:style-name="T44">nstanciation d’un film</text:span></text:p>
        </text:list-item>
        <text:list-item>
          <text:p text:style-name="P306"><text:span text:style-name="T88">10</text:span><text:span text:style-name="T44">.1 <text:s text:c="2"/>Utilisation de </text:span><text:span text:style-name="T129">reviewItem</text:span><text:span text:style-name="T136">Book</text:span><text:span text:style-name="T117"> </text:span><text:span text:style-name="T44">pour l'ajout de plusieurs </text:span><text:span text:style-name="T89">évaluations</text:span><text:span text:style-name="T44"> « avec paramètres</text:span></text:p>
          <text:p text:style-name="P345">d'entrées corrects »</text:p>
        </text:list-item>
        <text:list-item>
          <text:p text:style-name="P347"><text:span text:style-name="T220">10</text:span>.2 <text:s/>Utilisation de <text:s/><text:span text:style-name="T129">reviewItem</text:span><text:span text:style-name="T136">Book</text:span><text:span text:style-name="T129"> </text:span><text:span text:style-name="T170">avec en paramètre un titre inexistant</text:span></text:p>
        </text:list-item>
        <text:list-item>
          <text:p text:style-name="P345"><text:span text:style-name="T220">10</text:span>.<text:span text:style-name="T218">3</text:span> <text:s/>Utilisation de <text:s/><text:span text:style-name="T129">reviewItem</text:span><text:span text:style-name="T136">Book</text:span><text:span text:style-name="T129"> </text:span><text:span text:style-name="T117">avec en </text:span><text:span text:style-name="T16">paramètre un login inexistant</text:span></text:p>
        </text:list-item>
        <text:list-item>
          <text:p text:style-name="P306"><text:span text:style-name="T88">10</text:span><text:span text:style-name="T86">.4 </text:span><text:span text:style-name="T49">Utilisation de <text:s/></text:span><text:span text:style-name="T129">reviewItem</text:span><text:span text:style-name="T136">Book</text:span><text:span text:style-name="T119"> </text:span><text:span text:style-name="T46">avec en paramètre un mot de passe qui ne correspond pas au mot de passe du login</text:span></text:p>
        </text:list-item>
      </text:list>
      <text:p text:style-name="P40"/>
      <text:p text:style-name="P40"/>
      <text:p text:style-name="P40"/>
      <text:p text:style-name="P40">Résultats attendus :</text:p>
      <text:p text:style-name="P95"><text:span text:style-name="T44">L’ajout d</text:span><text:span text:style-name="T84">’évaluations</text:span><text:span text:style-name="T44"> « avec paramètres d’entrées corrects » ne doit pas lever d’exception, le nombre</text:span></text:p>
      <text:p text:style-name="P58"><text:span text:style-name="T44">d’</text:span><text:span text:style-name="T84">évaluations après ces ajout</text:span><text:span text:style-name="T44">s doit avoir augmenté en conséquence </text:span><text:span text:style-name="T84">et la nouvelle moyenne du film doit être renvoyée.</text:span></text:p>
      <text:p text:style-name="P85"><text:span text:style-name="T49">L’</text:span><text:span text:style-name="T44">utilisation </text:span><text:span text:style-name="T88">10</text:span><text:span text:style-name="T44">.2 doit lever l’exception <text:s/></text:span><text:span text:style-name="T155">NotItemE</text:span><text:span text:style-name="T156">xceptio</text:span><text:span text:style-name="T154">n.</text:span></text:p>
      <text:p text:style-name="P85"><text:span text:style-name="T55">Les deux dernières utilisations doivent lever l’exception <text:s/></text:span><text:span text:style-name="T132">NotMemberException.</text:span></text:p>
      <text:p text:style-name="P85"><text:span text:style-name="T56">De plus après levée de</text:span><text:span text:style-name="T57">s</text:span><text:span text:style-name="T56"> exception</text:span><text:span text:style-name="T57">s</text:span><text:span text:style-name="T56"> </text:span><text:span text:style-name="T155">NotItemE</text:span><text:span text:style-name="T156">xceptio</text:span><text:span text:style-name="T154">n</text:span><text:span text:style-name="T132"> </text:span><text:span text:style-name="T57">et </text:span><text:span text:style-name="T132">NotMemberException </text:span><text:span text:style-name="T57">lo</text:span><text:span text:style-name="T56">rs de l’utilisation de </text:span><text:span text:style-name="T130">reviewItem</text:span><text:span text:style-name="T133">Book</text:span><text:span text:style-name="T56">, le nombre d’</text:span><text:span text:style-name="T55">évaluations</text:span><text:span text:style-name="T56"> doit rester identique au nombre d’</text:span><text:span text:style-name="T55">évaluations</text:span><text:span text:style-name="T56"> avant utilisation de </text:span><text:span text:style-name="T130">reviewItem</text:span><text:span text:style-name="T133">Book</text:span><text:span text:style-name="T56">.</text:span></text:p>
      <text:p text:style-name="P40"/>
      <text:p text:style-name="P183"><text:span text:style-name="T12">Résultats observés : </text:span><text:span text:style-name="T5">Les évaluations sont correctement ajoutées lors de l’exécution de </text:span><text:span text:style-name="T142">reviewItem</text:span><text:span text:style-name="T143">Book</text:span><text:span text:style-name="T12"> <text:s/></text:span><text:span text:style-name="T92">« avec paramètres d’entrées corrects » </text:span><text:span text:style-name="T103">et la nouvelle moyenne est correctement </text:span><text:soft-page-break/><text:span text:style-name="T103">retournée</text:span><text:span text:style-name="T92">. </text:span><text:span text:style-name="T5">Les exceptions sont correctement levées dans les cas attendus. Auxquels cas aucune évaluation n’est ajoutée.</text:span></text:p>
      <text:p text:style-name="P90"/>
      <text:p text:style-name="P230"><text:span text:style-name="T4">Conclusion : La méthode </text:span><text:span text:style-name="T148">reviewItem</text:span><text:span text:style-name="T149">Book</text:span><text:span text:style-name="T3"> </text:span><text:span text:style-name="T4">fonctionne correctement </text:span><text:span text:style-name="T31">sur les cas de fonctionnement standard</text:span><text:span text:style-name="T4">. Le test est concluant.</text:span></text:p>
      <text:p text:style-name="P213">Fiche de test N°<text:span text:style-name="T196">11</text:span></text:p>
      <text:p text:style-name="P221"/>
      <text:p text:style-name="P29">Objectif du test : <text:s/><text:span text:style-name="T22">éprouver la méthode </text:span><text:span text:style-name="T26">c</text:span><text:span text:style-name="T25">onsu</text:span><text:span text:style-name="T27">l</text:span><text:span text:style-name="T25">tItem</text:span><text:span text:style-name="T22"> sur les cas de fonctionnement standard</text:span></text:p>
      <text:p text:style-name="P28"/>
      <text:p text:style-name="P50"><text:span text:style-name="T50">V</text:span><text:span text:style-name="T44">érification de la levée de l’exception </text:span><text:span text:style-name="T117">BadEntryException </text:span><text:span text:style-name="T122">l</text:span><text:span text:style-name="T44">ors de l’utilisation de </text:span><text:span text:style-name="T124">ConsultItem</text:span><text:span text:style-name="T117"> </text:span><text:span text:style-name="T44">« avec des paramètres d’entrées incorrects ».</text:span></text:p>
      <text:p text:style-name="P115"/>
      <text:list xml:id="list160456464876321" text:continue-list="list160457084851352" text:style-name="L1">
        <text:list-item>
          <text:p text:style-name="P245"><text:span text:style-name="T51">si le </text:span><text:span text:style-name="T62">titre </text:span><text:span text:style-name="T52">n’est pas instancié ou contient moins d’un caractère autre que des espaces.</text:span></text:p>
        </text:list-item>
        <text:list-item>
          <text:p text:style-name="P307"><text:span text:style-name="T44">si le titre </text:span><text:span text:style-name="T63">ne contient</text:span><text:span text:style-name="T64"> en paramètre u</text:span><text:span text:style-name="T65">n titre</text:span><text:span text:style-name="T64"> contenant </text:span><text:span text:style-name="T65">aucun caractère autre </text:span><text:span text:style-name="T64">que des espaces. </text:span></text:p>
        </text:list-item>
      </text:list>
      <text:p text:style-name="P104"/>
      <text:p text:style-name="P28">Description(scénario)  :</text:p>
      <text:p text:style-name="P28"/>
      <text:list xml:id="list160457330341335" text:continue-list="list2740855023" text:style-name="L8">
        <text:list-item>
          <text:p text:style-name="P291"><text:span text:style-name="T44">Instanciation d’un </text:span><text:span text:style-name="T117">Social Network</text:span></text:p>
        </text:list-item>
        <text:list-item>
          <text:p text:style-name="P292"><text:span text:style-name="T54">I</text:span><text:span text:style-name="T44">nstanciation </text:span><text:span text:style-name="T69">et ajout </text:span><text:span text:style-name="T44">d’un </text:span><text:span text:style-name="T54">membre</text:span><text:span text:style-name="T69"> dans le réseau social.</text:span></text:p>
        </text:list-item>
        <text:list-item>
          <text:p text:style-name="P292"><text:span text:style-name="T70">Instanciation et ajout d’un film dans le réseau social. </text:span><text:span text:style-name="T44"><text:s/></text:span></text:p>
        </text:list-item>
        <text:list-item>
          <text:p text:style-name="P348">Instanciation et ajout d’un book dans le réseau social. </text:p>
          <text:p text:style-name="P348"/>
        </text:list-item>
        <text:list-item>
          <text:p text:style-name="P291"><text:span text:style-name="T66">1.</text:span><text:span text:style-name="T44">1 <text:s text:c="2"/>Utilisation de </text:span><text:span text:style-name="T125">ConsultItem</text:span><text:span text:style-name="T117"> </text:span><text:span text:style-name="T67">avec en paramètre un titre non instancié. </text:span></text:p>
        </text:list-item>
        <text:list-item>
          <text:p text:style-name="P291"><text:span text:style-name="T68">1</text:span><text:span text:style-name="T44">.2 <text:s text:c="2"/>Utilisation de </text:span><text:span text:style-name="T119">addItemBook</text:span><text:span text:style-name="T117"> </text:span><text:span text:style-name="T44">avec en paramètre </text:span><text:span text:style-name="T71">un titre ne contenant que des espaces</text:span></text:p>
        </text:list-item>
      </text:list>
      <text:p text:style-name="P28"/>
      <text:p text:style-name="P28">Résultats attendus :</text:p>
      <text:p text:style-name="P28"/>
      <text:p text:style-name="P82"><text:span text:style-name="T199">Dans les 2 cas d’utilisation de </text:span><text:span text:style-name="T124">ConsultItem</text:span><text:span text:style-name="T199">, l’exception BadEntryException doit être levée.</text:span></text:p>
      <text:p text:style-name="P99"><text:span text:style-name="T206">Retour d’une</text:span> liste vide <text:span text:style-name="T198">par</text:span> la méthode <text:span text:style-name="T124">ConsultItem</text:span>. </text:p>
      <text:p text:style-name="P30"/>
      <text:p text:style-name="P28">Résultats observés :</text:p>
      <text:p text:style-name="P28"/>
      <text:p text:style-name="P44"><text:span text:style-name="T4">L’exception </text:span><text:span text:style-name="T141">BadEntryException </text:span><text:span text:style-name="T168">est correctement levée dans les cas attendus.</text:span></text:p>
      <text:p text:style-name="P130"/>
      <text:p text:style-name="P224"><text:span text:style-name="T12">Conclusion </text:span>: <text:span text:style-name="T213">La méthode </text:span><text:span text:style-name="T124">ConsultItem</text:span><text:span text:style-name="T213"> fonctionne correctement </text:span><text:span text:style-name="T35">sur les cas d’</text:span><text:span text:style-name="T36">anomalie.</text:span><text:span text:style-name="T213"> Le test est concluant.</text:span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387">Fiche de test N°<text:span text:style-name="T197">12</text:span></text:p>
      <text:p text:style-name="P235"/>
      <text:p text:style-name="P31">Objectif du test :</text:p>
      <text:p text:style-name="P31"/>
      <text:list xml:id="list612654012" text:style-name="L17">
        <text:list-item>
          <text:p text:style-name="P378"><text:span text:style-name="T93">But principal : vérification de </text:span><text:span text:style-name="T97">la récupération de l’ensemble des items à consulter</text:span><text:span text:style-name="T93"> après utilisation de </text:span><text:span text:style-name="T147">ConsultItem</text:span><text:span text:style-name="T138"> </text:span><text:span text:style-name="T93">« avec des paramètres d’entrées corrects »</text:span></text:p>
        </text:list-item>
        <text:list-item>
          <text:p text:style-name="P335">But secondaire : </text:p>
          <text:list>
            <text:list-item>
              <text:p text:style-name="P379"><text:span text:style-name="T110">vérification de la </text:span><text:span text:style-name="T111">récupération d’une liste d’item en fournissant un titre avec une case différente. </text:span></text:p>
            </text:list-item>
            <text:list-item>
              <text:p text:style-name="P380"><text:span text:style-name="T110">vérification de la </text:span><text:span text:style-name="T111">récupération d’une liste d’item</text:span><text:span text:style-name="T112"> de type book et film</text:span><text:span text:style-name="T111"> en fournissant un </text:span><text:span text:style-name="T112">même titre pour les items</text:span><text:span text:style-name="T111">. </text:span></text:p>
            </text:list-item>
          </text:list>
        </text:list-item>
      </text:list>
      <text:p text:style-name="P32"/>
      <text:p text:style-name="P31">Description(scénario)  :</text:p>
      <text:p text:style-name="P31"/>
      <text:list xml:id="list160457839631124" text:continue-list="list160457330341335" text:style-name="L8">
        <text:list-item>
          <text:p text:style-name="P293"><text:span text:style-name="T44">Instanciation d’un </text:span><text:span text:style-name="T117">Social Network</text:span></text:p>
        </text:list-item>
        <text:list-item>
          <text:p text:style-name="P293"><text:span text:style-name="T54">I</text:span><text:span text:style-name="T44">nstanciation </text:span><text:span text:style-name="T69">et ajout </text:span><text:span text:style-name="T44">d’un </text:span><text:span text:style-name="T54">membre</text:span><text:span text:style-name="T69"> dans le réseau social.</text:span></text:p>
        </text:list-item>
        <text:list-item>
          <text:p text:style-name="P293"><text:span text:style-name="T70">Instanciation et ajout d’un film dans le réseau social </text:span><text:span text:style-name="T72">avec un titre</text:span><text:span text:style-name="T70">. </text:span><text:span text:style-name="T44"><text:s/></text:span></text:p>
        </text:list-item>
        <text:list-item>
          <text:p text:style-name="P308"><text:span text:style-name="T44">Instanciation et ajout d’un </text:span><text:span text:style-name="T90">livre</text:span><text:span text:style-name="T44"> dans le réseau social </text:span><text:span text:style-name="T72">avec le </text:span><text:span text:style-name="T113">même titre que le film</text:span><text:span text:style-name="T44">. </text:span></text:p>
        </text:list-item>
      </text:list>
      <text:p text:style-name="P31"/>
      <text:p text:style-name="P31"/>
      <text:list xml:id="list160457648762102" text:continue-numbering="true" text:style-name="L8">
        <text:list-item>
          <text:p text:style-name="P293"><text:span text:style-name="T44">2.1 <text:s text:c="2"/>Utilisations de </text:span><text:span text:style-name="T126">consultItem</text:span><text:span text:style-name="T117"> </text:span><text:span text:style-name="T72">pour récupérer une liste </text:span><text:span text:style-name="T73">d’</text:span><text:span text:style-name="T72">item</text:span><text:span text:style-name="T73">(</text:span><text:span text:style-name="T72">s</text:span><text:span text:style-name="T73">)</text:span><text:span text:style-name="T72">.</text:span></text:p>
        </text:list-item>
      </text:list>
      <text:p text:style-name="P31"/>
      <text:p text:style-name="P31"/>
      <text:p text:style-name="P31">Résultats attendus :</text:p>
      <text:p text:style-name="P179"/>
      <text:p text:style-name="P80"><text:span text:style-name="T205">L</text:span>a liste contiendra à la fois le titre de l’item et la note du film ainsi que celle du book.</text:p>
      <text:p text:style-name="P80"><text:s/></text:p>
      <text:p text:style-name="P31">Résultats observés :</text:p>
      <text:p text:style-name="P96"/>
      <text:p text:style-name="P96">La liste est bien retournée avec les éléments attendus. </text:p>
      <text:p text:style-name="P129"/>
      <text:p text:style-name="P226">Conclusion :</text:p>
      <text:p text:style-name="P74"/>
      <text:p text:style-name="P97">Le test est concluant.</text:p>
      <text:p text:style-name="P217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34"/>
      <text:p text:style-name="P236"/>
      <text:p text:style-name="P236"><text:soft-page-break/>Fiche de test N°<text:span text:style-name="T200">13</text:span></text:p>
      <text:p text:style-name="P219"/>
      <text:p text:style-name="P180"><text:span text:style-name="T12">Objectif du test : </text:span><text:span text:style-name="T17">éprouver la méthode </text:span><text:span text:style-name="T19">reviewOpinion</text:span><text:span text:style-name="T17"> sur les cas </text:span><text:span text:style-name="T21">d’</text:span><text:span text:style-name="T20">anomalie. </text:span></text:p>
      <text:p text:style-name="P172"/>
      <text:p text:style-name="P181"><text:span text:style-name="T99">V</text:span><text:span text:style-name="T93">érification d</text:span><text:span text:style-name="T98">e la levée d</text:span><text:span text:style-name="T100">e l’</text:span><text:span text:style-name="T98">exception </text:span><text:span text:style-name="T141">BadEntryException</text:span><text:span text:style-name="T93"> utilisation de </text:span><text:span text:style-name="T140">reviewOpinion</text:span><text:span text:style-name="T138"> </text:span><text:span text:style-name="T93">« avec des </text:span><text:span text:style-name="T98">p</text:span><text:span text:style-name="T93">aramètres d’entrées </text:span><text:span text:style-name="T98">in</text:span><text:span text:style-name="T93">corrects »</text:span></text:p>
      <text:p text:style-name="P116"/>
      <text:list xml:id="list160457160120920" text:continue-list="list160456464876321" text:style-name="L1">
        <text:list-item>
          <text:p text:style-name="P246"><text:span text:style-name="T51">si le pseudo </text:span><text:span text:style-name="T52">n’est pas instancié ou contient moins d’un caractère autre que des espaces.</text:span></text:p>
        </text:list-item>
        <text:list-item>
          <text:p text:style-name="P322">si le mot de pass<text:span text:style-name="T171">e</text:span> n’est pas instancié ou contient moins de 4 caractères. </text:p>
        </text:list-item>
        <text:list-item>
          <text:p text:style-name="P251"><text:span text:style-name="T44">si le titre n’est pas instancié ou contient moins d’un caractère </text:span><text:span text:style-name="T53">autre que des espaces</text:span><text:span text:style-name="T44">.</text:span></text:p>
        </text:list-item>
        <text:list-item>
          <text:p text:style-name="P327">si le type n’est pas instancié. </text:p>
        </text:list-item>
        <text:list-item>
          <text:p text:style-name="P349">si le pseudo de l’auteur de l’opinion n’est pas instancié ou contient moins d’un caractère autre que des espaces.</text:p>
        </text:list-item>
        <text:list-item>
          <text:p text:style-name="P327">si l<text:span text:style-name="T201">a note est n’est pas comprise entre 0 et 5 inclus. <text:s/></text:span></text:p>
        </text:list-item>
        <text:list-item>
          <text:p text:style-name="P284"><text:span text:style-name="T76">si l</text:span><text:span text:style-name="T80">e commentaire n’est pas instancié. </text:span><text:span text:style-name="T76"><text:s/></text:span></text:p>
        </text:list-item>
      </text:list>
      <text:p text:style-name="P33"/>
      <text:p text:style-name="P33">Description(scénario)  :</text:p>
      <text:p text:style-name="P33"/>
      <text:list xml:id="list160456693171683" text:continue-list="list160457648762102" text:style-name="L8">
        <text:list-item>
          <text:p text:style-name="P294"><text:span text:style-name="T44">Instanciation d’un </text:span><text:span text:style-name="T117">Social Network</text:span></text:p>
        </text:list-item>
        <text:list-item>
          <text:p text:style-name="P294"><text:span text:style-name="T54">I</text:span><text:span text:style-name="T44">nstanciation </text:span><text:span text:style-name="T69">et ajout </text:span><text:span text:style-name="T44">d</text:span><text:span text:style-name="T74">e deux</text:span><text:span text:style-name="T44"> </text:span><text:span text:style-name="T54">membre</text:span><text:span text:style-name="T74">s</text:span><text:span text:style-name="T69"> dans le réseau social.</text:span></text:p>
        </text:list-item>
        <text:list-item>
          <text:p text:style-name="P309"><text:span text:style-name="T69">I</text:span><text:span text:style-name="T44">nstanciation et ajout d’un film</text:span></text:p>
        </text:list-item>
        <text:list-item>
          <text:p text:style-name="P309"><text:span text:style-name="T44">Instanciation et ajout d’une </text:span><text:span text:style-name="T75">opinion</text:span><text:span text:style-name="T44"> sur le film </text:span><text:span text:style-name="T75">par le 1</text:span><text:span text:style-name="T15">er</text:span><text:span text:style-name="T75"> membre.</text:span><text:span text:style-name="T44"> </text:span></text:p>
        </text:list-item>
        <text:list-item>
          <text:p text:style-name="P310"><text:span text:style-name="T69">I</text:span><text:span text:style-name="T44">nstanciation et ajout d’un </text:span><text:span text:style-name="T91">livre</text:span></text:p>
        </text:list-item>
        <text:list-item>
          <text:p text:style-name="P314">Instanciation et ajout d’une opinion sur le <text:span text:style-name="T246">livre</text:span> par le 1er membre.</text:p>
          <text:p text:style-name="P350"/>
        </text:list-item>
        <text:list-item>
          <text:p text:style-name="P311"><text:span text:style-name="T66">13.</text:span><text:span text:style-name="T44">1 <text:s text:c="2"/>Utilisation de </text:span><text:span text:style-name="T127">reviewOpinion </text:span><text:span text:style-name="T67">avec en paramètre un titre non instancié.</text:span><text:span text:style-name="T44"> </text:span></text:p>
        </text:list-item>
        <text:list-item>
          <text:p text:style-name="P263">13.<text:span text:style-name="T246">2</text:span>. <text:s/>Utilisation de <text:span text:style-name="T127">reviewOpinion</text:span> avec <text:span text:style-name="T173">en paramètre un</text:span> <text:span text:style-name="T173">pseudo non instancié. </text:span></text:p>
        </text:list-item>
        <text:list-item>
          <text:p text:style-name="P270">13.<text:span text:style-name="T246">3</text:span>. <text:s/>Utilisation de <text:span text:style-name="T127">reviewOpinion</text:span> avec en paramètre un pseudo contenant que des espaces. </text:p>
        </text:list-item>
        <text:list-item>
          <text:p text:style-name="P270">13.<text:span text:style-name="T246">4</text:span>. <text:s/>Utilisation de <text:span text:style-name="T127">reviewOpinion</text:span> avec en paramètre un mot de passe non instancié. </text:p>
        </text:list-item>
        <text:list-item>
          <text:p text:style-name="P270">13.<text:span text:style-name="T246">5</text:span>. <text:s/>Utilisation de <text:span text:style-name="T127">reviewOpinion</text:span> avec en paramètre un mot de passe de moins de 4 caractères.</text:p>
        </text:list-item>
        <text:list-item>
          <text:p text:style-name="P270">13.<text:span text:style-name="T246">6</text:span>. <text:s/>Utilisation de <text:span text:style-name="T127">reviewOpinion</text:span> avec en paramètre un titre non instancié. </text:p>
        </text:list-item>
        <text:list-item>
          <text:p text:style-name="P272">13.<text:span text:style-name="T246">7</text:span>. <text:s/><text:span text:style-name="T173">Utilisation de </text:span><text:span text:style-name="T127">reviewOpinion</text:span><text:span text:style-name="T173"> avec en paramètre un </text:span>titre ne<text:span text:style-name="T173"> contenant que des espaces.</text:span></text:p>
        </text:list-item>
        <text:list-item>
          <text:p text:style-name="P264"><text:span text:style-name="T202">13.8. <text:s/></text:span>Utilisation de <text:span text:style-name="T127">reviewOpinion</text:span> avec <text:span text:style-name="T173">en paramètre un </text:span><text:span text:style-name="T51">pseudo d’auteur de l’opinion </text:span><text:span text:style-name="T173">non instancié.</text:span></text:p>
        </text:list-item>
        <text:list-item>
          <text:p text:style-name="P315">13.<text:span text:style-name="T246">9</text:span>. <text:s/>Utilisation <text:span text:style-name="T74">de </text:span><text:span text:style-name="T127">reviewOpinion </text:span><text:span text:style-name="T67">avec en paramètre </text:span><text:span text:style-name="T64">un </text:span><text:span text:style-name="T51">pseudo d’auteur de l’opinion </text:span><text:span text:style-name="T64">contenant que des espaces.</text:span></text:p>
        </text:list-item>
        <text:list-item>
          <text:p text:style-name="P316"><text:span text:style-name="T77">13.</text:span><text:span text:style-name="T91">10</text:span><text:span text:style-name="T77"> <text:s/></text:span><text:span text:style-name="T64">Utilisation </text:span><text:span text:style-name="T74">de </text:span><text:span text:style-name="T127">reviewOpinion </text:span><text:span text:style-name="T67">avec en paramètre </text:span><text:span text:style-name="T64">u</text:span><text:span text:style-name="T78">ne note négative. </text:span></text:p>
        </text:list-item>
        <text:list-item>
          <text:p text:style-name="P317"><text:span text:style-name="T78">13.</text:span><text:span text:style-name="T44">1</text:span><text:span text:style-name="T91">1</text:span><text:span text:style-name="T44">. </text:span><text:span text:style-name="T64">Utilisation de </text:span><text:span text:style-name="T127">reviewOpinion</text:span><text:span text:style-name="T64"> avec en paramètre </text:span><text:span text:style-name="T44">un commentaire non </text:span><text:span text:style-name="T79">instancié.</text:span><text:span text:style-name="T44"> </text:span></text:p>
        </text:list-item>
      </text:list>
      <text:p text:style-name="P33"/>
      <text:p text:style-name="P33">Résultats attendus :</text:p>
      <text:p text:style-name="P33"/>
      <text:p text:style-name="P81">Dans les 1<text:span text:style-name="T246">1</text:span> <text:span text:style-name="T204">cas </text:span>d’utilisation de <text:span text:style-name="T127">reviewOpinion</text:span>, l’exception BadEntryException doit être levée. </text:p>
      <text:p text:style-name="P81"/>
      <text:p text:style-name="P83"><text:span text:style-name="T203">De plus après levée de l’exception </text:span><text:span text:style-name="T128">BadEntryException</text:span><text:span text:style-name="T203"> lors de l’utilisation de </text:span><text:span text:style-name="T127">reviewOpinion</text:span><text:span text:style-name="T203">, aucune évaluation ne doit être ajoutée au commentaire et aucun compteurs ne doit être incrémenté. </text:span></text:p>
      <text:p text:style-name="P33"/>
      <text:p text:style-name="P33">Résultats observés :</text:p>
      <text:p text:style-name="P45"><text:span text:style-name="T4">L’exception </text:span><text:span text:style-name="T141">BadEntryException </text:span><text:span text:style-name="T168">est correctement levée dans les cas attendus. </text:span><text:span text:style-name="T169">Auxquels cas a</text:span><text:span text:style-name="T168">ucun</text:span><text:span text:style-name="T169">e évaluation</text:span><text:span text:style-name="T168"> n’est ajouté</text:span><text:span text:style-name="T169">e</text:span><text:span text:style-name="T168">.</text:span></text:p>
      <text:p text:style-name="P381"/>
      <text:p text:style-name="P45">Conclusion : <text:span text:style-name="T4">La méthode </text:span><text:span text:style-name="T140">reviewOpinion</text:span><text:span text:style-name="T3"> </text:span><text:span text:style-name="T4">fonctionne correctement </text:span><text:span text:style-name="T31">sur les cas d’</text:span><text:span text:style-name="T32">anomalie.</text:span><text:span text:style-name="T4"> Le test est concluant.</text:span></text:p>
      <text:p text:style-name="P237"><text:soft-page-break/>Fiche de test N° <text:span text:style-name="T208">14</text:span></text:p>
      <text:p text:style-name="P237"/>
      <text:p text:style-name="P34">Objectif du test : <text:span text:style-name="T22">éprouver la méthode </text:span><text:span text:style-name="T28">review</text:span><text:span text:style-name="T29">Opinion</text:span><text:span text:style-name="T22"> sur les cas de fonctionnement standard</text:span></text:p>
      <text:p text:style-name="P169"/>
      <text:list xml:id="list160456813782579" text:continue-list="list160458176457300" text:style-name="L11">
        <text:list-item>
          <text:p text:style-name="P382"><text:span text:style-name="T93">But principal : vérification de l'ajout des </text:span><text:span text:style-name="T102">r</text:span><text:span text:style-name="T101">eview</text:span><text:span text:style-name="T93">s </text:span><text:span text:style-name="T102">sur un opinion </text:span><text:span text:style-name="T93">après utilisation de </text:span><text:span text:style-name="T140">reviewOpinion</text:span><text:span text:style-name="T138"> </text:span><text:span text:style-name="T93">« avec des paramètres d’entrées corrects »</text:span></text:p>
        </text:list-item>
        <text:list-item>
          <text:p text:style-name="P334">But secondaire : </text:p>
          <text:list>
            <text:list-item>
              <text:p text:style-name="P343">vérification de la valeur retournée par <text:span text:style-name="T129"><text:s/></text:span><text:span text:style-name="T127">reviewOpinion</text:span></text:p>
            </text:list-item>
            <text:list-item>
              <text:p text:style-name="P367"><text:span text:style-name="T115">vérification de la levée de l’exception </text:span><text:span text:style-name="T153">NotItemE</text:span><text:span text:style-name="T152">xception </text:span><text:span text:style-name="T115">par la méthode </text:span><text:span text:style-name="T140">reviewOpinion</text:span><text:span text:style-name="T152"> </text:span><text:span text:style-name="T115">pour tous les cas prévus dans </text:span><text:span text:style-name="T139">l’API.</text:span></text:p>
            </text:list-item>
            <text:list-item>
              <text:p text:style-name="P277"><text:span text:style-name="T47">vérification </text:span><text:span text:style-name="T48">de la levée d’exception </text:span><text:span text:style-name="T120">NotMemberException </text:span><text:span text:style-name="T166">par la méthode</text:span><text:span text:style-name="T162"> </text:span><text:span text:style-name="T131">reviewOpinion</text:span><text:span text:style-name="T117"> </text:span><text:span text:style-name="T166">pour tous les cas prévus dans</text:span><text:span text:style-name="T120"> l’API.</text:span></text:p>
            </text:list-item>
            <text:list-item>
              <text:p text:style-name="P277"><text:span text:style-name="T47">vérification </text:span><text:span text:style-name="T48">de la levée d’exception </text:span><text:span text:style-name="T120">Not</text:span><text:span text:style-name="T135">Review</text:span><text:span text:style-name="T120">Exception </text:span><text:span text:style-name="T166">par la méthode</text:span><text:span text:style-name="T162"> </text:span><text:span text:style-name="T131">reviewOpinion</text:span><text:span text:style-name="T120"> </text:span><text:span text:style-name="T166">pour tous les cas prévus dans</text:span><text:span text:style-name="T120"> l’API.</text:span></text:p>
            </text:list-item>
          </text:list>
        </text:list-item>
      </text:list>
      <text:p text:style-name="P187"/>
      <text:p text:style-name="P35">Description(scénario)  :</text:p>
      <text:p text:style-name="P36"/>
      <text:list xml:id="list160458078070361" text:continue-list="list160456693171683" text:style-name="L8">
        <text:list-item>
          <text:p text:style-name="P295"><text:span text:style-name="T44">Instanciation d’un </text:span><text:span text:style-name="T117">Social Network</text:span></text:p>
        </text:list-item>
        <text:list-item>
          <text:p text:style-name="P295"><text:span text:style-name="T54">I</text:span><text:span text:style-name="T44">nstanciation </text:span><text:span text:style-name="T69">et ajout </text:span><text:span text:style-name="T44">d</text:span><text:span text:style-name="T74">e deux</text:span><text:span text:style-name="T44"> </text:span><text:span text:style-name="T54">membre</text:span><text:span text:style-name="T74">s</text:span><text:span text:style-name="T69"> dans le réseau social.</text:span></text:p>
        </text:list-item>
        <text:list-item>
          <text:p text:style-name="P312"><text:span text:style-name="T69">I</text:span><text:span text:style-name="T44">nstanciation et ajout d’un film</text:span></text:p>
        </text:list-item>
        <text:list-item>
          <text:p text:style-name="P312"><text:span text:style-name="T44">Instanciation et ajout d’une </text:span><text:span text:style-name="T75">opinion</text:span><text:span text:style-name="T44"> sur le film </text:span><text:span text:style-name="T75">par le 1</text:span><text:span text:style-name="T15">er</text:span><text:span text:style-name="T75"> membre.</text:span><text:span text:style-name="T44"> </text:span></text:p>
        </text:list-item>
        <text:list-item>
          <text:p text:style-name="P312"><text:span text:style-name="T69">I</text:span><text:span text:style-name="T44">nstanciation et ajout d’un </text:span><text:span text:style-name="T91">livre</text:span></text:p>
        </text:list-item>
        <text:list-item>
          <text:p text:style-name="P351">Instanciation et ajout d’une opinion sur le <text:span text:style-name="T246">livre</text:span> par le 1er membre.</text:p>
          <text:p text:style-name="P351"/>
        </text:list-item>
        <text:list-item>
          <text:p text:style-name="P313"><text:span text:style-name="T66">14.</text:span><text:span text:style-name="T48">1 <text:s text:c="2"/>Utilisation de </text:span><text:span text:style-name="T127">reviewOpinion </text:span><text:span text:style-name="T81">pour </text:span><text:span text:style-name="T83">l</text:span><text:span text:style-name="T81">'ajout de plusieurs </text:span><text:span text:style-name="T82">reviews</text:span><text:span text:style-name="T81"> « avec paramètres</text:span></text:p>
          <text:p text:style-name="P352">d'entrées corrects »</text:p>
        </text:list-item>
        <text:list-item>
          <text:p text:style-name="P353"><text:span text:style-name="T209">14</text:span>.2 <text:s/><text:span text:style-name="T209">Utilisation de </text:span><text:span text:style-name="T127">reviewOpinion </text:span>avec en <text:span text:style-name="T210">paramètre un login non existant. </text:span></text:p>
        </text:list-item>
        <text:list-item>
          <text:p text:style-name="P354"><text:span text:style-name="T209">14</text:span>.<text:span text:style-name="T211">3</text:span> <text:s/><text:span text:style-name="T209">Utilisation de </text:span><text:span text:style-name="T127">reviewOpinion </text:span>avec en <text:span text:style-name="T210">paramètre un mot de passe incorrect. </text:span></text:p>
        </text:list-item>
        <text:list-item>
          <text:p text:style-name="P355">14.4 <text:span text:style-name="T209"><text:s/>Utilisation de </text:span><text:span text:style-name="T127">reviewOpinion </text:span><text:span text:style-name="T209">avec en paramètre un login </text:span>d’auteur d’opinion <text:span text:style-name="T209">non existant.</text:span></text:p>
        </text:list-item>
        <text:list-item>
          <text:p text:style-name="P356">14.<text:span text:style-name="T212">5 <text:s/>Utilisation de </text:span><text:span text:style-name="T127">reviewOpinion </text:span><text:span text:style-name="T209">avec en paramètre un titre d’item non existant. </text:span></text:p>
        </text:list-item>
        <text:list-item>
          <text:p text:style-name="P357">14.6 <text:s/><text:span text:style-name="T212">Utilisation de </text:span><text:span text:style-name="T127">reviewOpinion </text:span><text:span text:style-name="T209">avec en paramètre </text:span>un film où un auteur d’opinion n’a pas de commentaire existant. </text:p>
        </text:list-item>
        <text:list-item>
          <text:p text:style-name="P358">14.7 <text:s/><text:span text:style-name="T212">Utilisation de </text:span><text:span text:style-name="T127">reviewOpinion </text:span><text:span text:style-name="T209">avec </text:span>un pseudo d’utilisateur et un pseudo d’auteur d’opinion identiques. </text:p>
        </text:list-item>
      </text:list>
      <text:p text:style-name="P119"/>
      <text:p text:style-name="P125">Résultats attendus :</text:p>
      <text:p text:style-name="P59"><text:span text:style-name="T44">L’ajo</text:span><text:span text:style-name="T85">ut de reviews sur un opinion, dans le cas d’entrées correctes, ne doit pas renvoyer d’exception. </text:span></text:p>
      <text:p text:style-name="P122"/>
      <text:p text:style-name="P100"><text:span text:style-name="T56">L</text:span><text:span text:style-name="T55">evée d’exception « NotMemberException » pour les utilisations 14.2, 14.3, 14.4</text:span></text:p>
      <text:p text:style-name="P100"><text:span text:style-name="T56">Levée d’exception « No</text:span><text:span text:style-name="T55">tItem</text:span><text:span text:style-name="T56">Exception » pour l’utilisation 14.</text:span><text:span text:style-name="T59">5</text:span></text:p>
      <text:p text:style-name="P101"><text:span text:style-name="T59">L</text:span><text:span text:style-name="T55">evée d’exception « NotReviewException » pour l’utilisation 14.7</text:span></text:p>
      <text:p text:style-name="P123"/>
      <text:p text:style-name="P86"><text:span text:style-name="T56">De plus après levée de</text:span><text:span text:style-name="T57">s</text:span><text:span text:style-name="T56"> exception</text:span><text:span text:style-name="T57">s</text:span><text:span text:style-name="T56"> </text:span><text:span text:style-name="T155">NotItemE</text:span><text:span text:style-name="T156">xceptio</text:span><text:span text:style-name="T157">n, </text:span><text:span text:style-name="T132">NotMemberException, </text:span><text:span text:style-name="T134">NotReviewException</text:span><text:span text:style-name="T132"> </text:span><text:span text:style-name="T57">lo</text:span><text:span text:style-name="T56">rs de l’utilisation de </text:span><text:span text:style-name="T131">reviewOpinion</text:span><text:span text:style-name="T56">, le nombre d’</text:span><text:span text:style-name="T58">évaluations</text:span><text:span text:style-name="T56"> doit rester identique au nombre d’</text:span><text:span text:style-name="T58">évaluations</text:span><text:span text:style-name="T56"> avant utilisation de </text:span><text:span text:style-name="T131">reviewOpinion</text:span><text:span text:style-name="T56">.</text:span></text:p>
      <text:p text:style-name="P124"/>
      <text:p text:style-name="P184"><text:span text:style-name="T12">Résultats observés : </text:span><text:span text:style-name="T5">Les évaluations sont correctement ajoutées lors de l’exécution de </text:span><text:span text:style-name="T150">reviewOpinion</text:span><text:span text:style-name="T12"> <text:s/></text:span><text:span text:style-name="T92">« avec paramètres d’entrées corrects ». </text:span><text:span text:style-name="T104">Le karma de l’auteur de l’opinion est bien </text:span><text:span text:style-name="T105">modifié</text:span><text:span text:style-name="T104">, et la moyenne des items où </text:span><text:span text:style-name="T105">celui-ci a donné son avis est bien remis à jour en conséquence</text:span><text:span text:style-name="T92">.</text:span></text:p>
      <text:p text:style-name="P91">Les exceptions sont correctement levées dans les cas attendus. </text:p>
      <text:p text:style-name="P88"/>
      <text:p text:style-name="P225"><text:span text:style-name="T114">Conclusion :</text:span><text:span text:style-name="T60"> </text:span><text:span text:style-name="T55">La méthode </text:span><text:span text:style-name="T131">reviewOpinion</text:span><text:span text:style-name="T61"> </text:span><text:span text:style-name="T55">fonctionne correctement </text:span><text:span text:style-name="T34">sur les cas de fonctionnement standard</text:span><text:span text:style-name="T55">. Le test est conclua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sans1" svg:font-family="Lucidasans"/>
    <style:font-face style:name="Times" svg:font-family="Times" style:font-adornments="Normal" style:font-family-generic="roman"/>
    <style:font-face style:name="Arial1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Mono" svg:font-family="LiberationMono" style:font-adornments="Normal" style:font-family-generic="swiss" style:font-pitch="variable"/>
    <style:font-face style:name="LiberationSans" svg:font-family="LiberationSans" style:font-adornments="Normal" style:font-family-generic="swiss" style:font-pitch="variable"/>
    <style:font-face style:name="LiberationSans-Bold" svg:font-family="LiberationSans-Bold" style:font-adornments="Normal" style:font-family-generic="swiss" style:font-pitch="variable"/>
    <style:font-face style:name="LiberationSans-Italic" svg:font-family="LiberationSans-Italic" style:font-adornments="Normal" style:font-family-generic="swiss" style:font-pitch="variable"/>
    <style:font-face style:name="OpenSymbol1" svg:font-family="OpenSymbol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1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Aria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iberation Sans" fo:font-family="'Liberation Sans'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Subtitle" style:class="chapter">
      <style:paragraph-properties fo:margin-top="0.499cm" fo:margin-bottom="0cm" loext:contextual-spacing="false" fo:text-align="center" style:justify-single-word="false"/>
      <style:text-properties fo:font-size="16pt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ied_20_de_20_page_20__28_Premier_29_" style:display-name="Pied de page (Premier)" style:family="paragraph" style:parent-style-name="Footer">
      <style:paragraph-properties fo:margin-top="0.423cm" fo:margin-bottom="0cm" loext:contextual-spacing="false" fo:padding-left="0cm" fo:padding-right="0cm" fo:padding-top="0.035cm" fo:padding-bottom="0cm" fo:border-left="none" fo:border-right="none" fo:border-top="0.06pt solid #000000" fo:border-bottom="none"/>
      <style:text-properties style:font-name="Times" fo:font-family="Times" style:font-style-name="Normal" style:font-family-generic="roman" fo:font-size="10pt" fo:font-weight="normal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En-tête_20__28_Pair_29_" style:display-name="En-tête (Pair)" style:family="paragraph" style:parent-style-name="Header">
      <style:paragraph-properties fo:padding-left="0cm" fo:padding-right="0cm" fo:padding-top="0cm" fo:padding-bottom="0.035cm" fo:border-left="none" fo:border-right="none" fo:border-top="none" fo:border-bottom="0.06pt solid #000000"/>
      <style:text-properties style:font-name="Liberation Sans" fo:font-family="'Liberation Sans'" style:font-style-name="Normal" style:font-family-generic="swiss" style:font-pitch="variable" fo:font-size="1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  <style:text-properties style:font-name="Liberation Sans1"/>
    </style:style>
    <style:style style:name="MP3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MT1" style:family="text">
      <style:text-properties fo:font-weight="normal" style:font-weight-asian="normal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21</text:page-count></text:p>
      </style:footer>
    </style:master-page>
    <style:master-page style:name="Conversion_20_1" style:display-name="Conversion 1" style:page-layout-name="Mpm2">
      <style:footer>
        <text:p text:style-name="MP2">Télécom Bretagne<text:tab/><text:page-number text:select-page="current">6</text:page-number>/<text:page-count>21</text:page-count><text:tab/>Département<text:span text:style-name="MT1"> Informatique</text:span></text:p>
      </style:footer>
    </style:master-page>
    <style:master-page style:name="Conversion_20_2" style:display-name="Conversion 2" style:page-layout-name="Mpm1">
      <style:footer>
        <text:p text:style-name="MP3"><text:span text:style-name="MT2">Télécom Bretagne</text:span><text:tab/><text:span text:style-name="MT1"><text:page-number text:select-page="current">11</text:page-number></text:span><text:span text:style-name="MT1">/</text:span><text:span text:style-name="MT1"><text:page-count>21</text:page-count></text:span><text:span text:style-name="MT1"><text:tab/>Département Informatique</text:span></text:p>
      </style:footer>
    </style:master-page>
    <style:master-page style:name="Conversion_20_3" style:display-name="Conversion 3" style:page-layout-name="Mpm1">
      <style:footer>
        <text:p text:style-name="MP3"><text:span text:style-name="MT2">Télécom Bretagne</text:span><text:tab/><text:span text:style-name="MT1"><text:page-number text:select-page="current">12</text:page-number></text:span><text:span text:style-name="MT1">/</text:span><text:span text:style-name="MT1"><text:page-count>21</text:page-count></text:span><text:span text:style-name="MT1"><text:tab/>Département Informatique</text:span></text:p>
      </style:footer>
    </style:master-page>
    <style:master-page style:name="Conversion_20_4" style:display-name="Conversion 4" style:page-layout-name="Mpm1">
      <style:footer>
        <text:p text:style-name="MP3"><text:span text:style-name="MT2">Télécom Bretagne</text:span><text:tab/><text:span text:style-name="MT1"><text:page-number text:select-page="current">0</text:page-number></text:span><text:span text:style-name="MT1">/</text:span><text:span text:style-name="MT1"><text:page-count>21</text:page-count></text:span><text:span text:style-name="MT1"><text:tab/>Département Informatique</text:span></text:p>
      </style:footer>
    </style:master-page>
    <style:master-page style:name="Conversion_20_5" style:display-name="Conversion 5" style:page-layout-name="Mpm1">
      <style:footer>
        <text:p text:style-name="MP3"><text:span text:style-name="MT2">Télécom Bretagne</text:span><text:tab/><text:span text:style-name="MT1"><text:page-number text:select-page="current">15</text:page-number></text:span><text:span text:style-name="MT1">/</text:span><text:span text:style-name="MT1"><text:page-count>21</text:page-count></text:span><text:span text:style-name="MT1"><text:tab/>Département Informatique</text:span></text:p>
      </style:footer>
    </style:master-page>
    <style:master-page style:name="Conversion_20_6" style:display-name="Conversion 6" style:page-layout-name="Mpm1">
      <style:footer>
        <text:p text:style-name="MP3"><text:span text:style-name="MT2">Télécom Bretagne</text:span><text:tab/><text:span text:style-name="MT1"><text:page-number text:select-page="current">18</text:page-number></text:span><text:span text:style-name="MT1">/</text:span><text:span text:style-name="MT1"><text:page-count>21</text:page-count></text:span><text:span text:style-name="MT1"><text:tab/>Département Informatique</text:span></text:p>
      </style:footer>
    </style:master-page>
    <style:master-page style:name="Conversion_20_7" style:display-name="Conversion 7" style:page-layout-name="Mpm3">
      <style:footer>
        <text:p text:style-name="MP3"><text:span text:style-name="MT2">Télécom Bretagne</text:span><text:tab/><text:span text:style-name="MT1"><text:page-number text:select-page="current">21</text:page-number></text:span><text:span text:style-name="MT1">/</text:span><text:span text:style-name="MT1"><text:page-count>21</text:page-count></text:span><text:span text:style-name="MT1"><text:tab/>Département Informatique</text:span></text:p>
      </style:footer>
    </style:master-page>
    <style:master-page style:name="Conversion_20_8" style:display-name="Conversion 8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Windows_X86_64 LibreOffice_project/c838ef25c16710f8838b1faec480ebba495259d0</meta:generator>
    <dc:title>Fiche de Remarques</dc:title>
    <meta:initial-creator>WISCHNEWSKI</meta:initial-creator>
    <meta:creation-date>2005-01-28T16:31:00</meta:creation-date>
    <dc:date>2020-06-07T16:04:55.417000000</dc:date>
    <meta:print-date>2004-03-31T15:12:00</meta:print-date>
    <dc:language>fr-FR</dc:language>
    <meta:editing-cycles>260</meta:editing-cycles>
    <meta:editing-duration>PT7H49M53S</meta:editing-duration>
    <meta:document-statistic meta:table-count="4" meta:image-count="0" meta:object-count="0" meta:page-count="21" meta:paragraph-count="558" meta:word-count="5288" meta:character-count="33546" meta:non-whitespace-character-count="28733"/>
    <meta:user-defined meta:name="Info 1"/>
    <meta:user-defined meta:name="Info 2"/>
    <meta:user-defined meta:name="Info 3"/>
    <meta:user-defined meta:name="Info 4"/>
  </office:meta>
</office:document-meta>
</file>